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1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office:value-type="float" office:value="0.325582772493362" calcext:value-type="float">
            <text:p>0.325582772493362</text:p>
          </table:table-cell>
          <table:table-cell office:value-type="float" office:value="0.651407361030579" calcext:value-type="float">
            <text:p>0.651407361030579</text:p>
          </table:table-cell>
          <table:table-cell table:style-name="ce2" table:formula="of:=([.E1]-[.A1])/[.A1]%" office:value-type="float" office:value="7.79852995882341" calcext:value-type="float">
            <text:p>7.79852995882341</text:p>
          </table:table-cell>
          <table:table-cell table:style-name="ce2" table:formula="of:=([.F1]-[.B1])/[.B1]%" office:value-type="float" office:value="82.8780751420117" calcext:value-type="float">
            <text:p>82.8780751420117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2" table:formula="of:=([.I1]-[.E1])/[.E1]%" office:value-type="float" office:value="-99.9375301181587" calcext:value-type="float">
            <text:p>-99.9375301181587</text:p>
          </table:table-cell>
          <table:table-cell table:style-name="ce2" table:formula="of:=([.J1]-[.F1])/[.F1]%" office:value-type="float" office:value="-100.240015210353" calcext:value-type="float">
            <text:p>-100.240015210353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3" table:formula="of:=([.M1]-[.I1])/[.I1]%" office:value-type="float" office:value="0" calcext:value-type="float">
            <text:p>0</text:p>
          </table:table-cell>
          <table:table-cell table:style-name="ce3" table:formula="of:=([.N1]-[.J1])/[.J1]%" office:value-type="float" office:value="0" calcext:value-type="float">
            <text:p>0</text:p>
          </table:table-cell>
          <table:table-cell table:formula="of:=([.O1] +[.O26]+[.O51]+[.O76]+[.O101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]-[.A1]; 2)" office:value-type="float" office:value="0.000554782364248211" calcext:value-type="float">
            <text:p>0.000554782364248</text:p>
          </table:table-cell>
          <table:table-cell table:formula="of:=POWER([.I1]-[.E1];2)" office:value-type="float" office:value="0.105871741788244" calcext:value-type="float">
            <text:p>0.105871741788244</text:p>
          </table:table-cell>
          <table:table-cell table:formula="of:=POWER([.M1]-[.I1];2)" office:value-type="float" office:value="0" calcext:value-type="float">
            <text:p>0</text:p>
          </table:table-cell>
          <table:table-cell/>
          <table:table-cell table:formula="of:=POWER([.F1]-[.B1];2)" office:value-type="float" office:value="0.0871487880118817" calcext:value-type="float">
            <text:p>0.087148788011882</text:p>
          </table:table-cell>
          <table:table-cell table:formula="of:=POWER([.J1]-[.F1];2)" office:value-type="float" office:value="0.426370914989041" calcext:value-type="float">
            <text:p>0.426370914989041</text:p>
          </table:table-cell>
          <table:table-cell table:formula="of:=POWER([.N1]-[.J1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 office:value-type="float" office:value="-1.67612552642822" calcext:value-type="float">
            <text:p>-1.67612552642822</text:p>
          </table:table-cell>
          <table:table-cell office:value-type="float" office:value="-1.45078456401825" calcext:value-type="float">
            <text:p>-1.45078456401825</text:p>
          </table:table-cell>
          <table:table-cell office:value-type="float" office:value="-0.929185330867767" calcext:value-type="float">
            <text:p>-0.929185330867767</text:p>
          </table:table-cell>
          <table:table-cell office:value-type="float" office:value="-0.788343906402588" calcext:value-type="float">
            <text:p>-0.788343906402588</text:p>
          </table:table-cell>
          <table:table-cell table:style-name="ce2" table:formula="of:=([.E2]-[.A2])/[.A2]%" office:value-type="float" office:value="41.6533168416424" calcext:value-type="float">
            <text:p>41.6533168416424</text:p>
          </table:table-cell>
          <table:table-cell table:style-name="ce2" table:formula="of:=([.F2]-[.B2])/[.B2]%" office:value-type="float" office:value="27.7807115528455" calcext:value-type="float">
            <text:p>27.7807115528455</text:p>
          </table:table-cell>
          <table:table-cell office:value-type="float" office:value="-1.66973376274109" calcext:value-type="float">
            <text:p>-1.66973376274109</text:p>
          </table:table-cell>
          <table:table-cell office:value-type="float" office:value="-1.41514015197754" calcext:value-type="float">
            <text:p>-1.41514015197754</text:p>
          </table:table-cell>
          <table:table-cell table:style-name="ce2" table:formula="of:=([.I2]-[.E2])/[.E2]%" office:value-type="float" office:value="79.6986787535404" calcext:value-type="float">
            <text:p>79.6986787535404</text:p>
          </table:table-cell>
          <table:table-cell table:style-name="ce2" table:formula="of:=([.J2]-[.F2])/[.F2]%" office:value-type="float" office:value="79.5079711385328" calcext:value-type="float">
            <text:p>79.5079711385328</text:p>
          </table:table-cell>
          <table:table-cell office:value-type="float" office:value="-1.66565299034119" calcext:value-type="float">
            <text:p>-1.66565299034119</text:p>
          </table:table-cell>
          <table:table-cell office:value-type="float" office:value="-1.46592819690704" calcext:value-type="float">
            <text:p>-1.46592819690704</text:p>
          </table:table-cell>
          <table:table-cell table:style-name="ce3" table:formula="of:=([.M2]-[.I2])/[.I2]%" office:value-type="float" office:value="-0.24439659129853" calcext:value-type="float">
            <text:p>-0.24439659129853</text:p>
          </table:table-cell>
          <table:table-cell table:style-name="ce3" table:formula="of:=([.N2]-[.J2])/[.J2]%" office:value-type="float" office:value="3.58890565422286" calcext:value-type="float">
            <text:p>3.58890565422286</text:p>
          </table:table-cell>
          <table:table-cell table:formula="of:=([.O2] +[.O27]+[.O52]+[.O77]+[.O102])" office:value-type="float" office:value="-183.601757475609" calcext:value-type="float">
            <text:p>-183.601757475609</text:p>
          </table:table-cell>
          <table:table-cell/>
          <table:table-cell office:value-type="float" office:value="-0.244396591298742" calcext:value-type="float">
            <text:p>-0.244396591298742</text:p>
          </table:table-cell>
          <table:table-cell office:value-type="float" office:value="-7.20886335519953" calcext:value-type="float">
            <text:p>-7.20886335519953</text:p>
          </table:table-cell>
          <table:table-cell office:value-type="float" office:value="-3.60988619952288" calcext:value-type="float">
            <text:p>-3.60988619952288</text:p>
          </table:table-cell>
          <table:table-cell office:value-type="float" office:value="-172.148271899587" calcext:value-type="float">
            <text:p>-172.148271899587</text:p>
          </table:table-cell>
          <table:table-cell office:value-type="float" office:value="-0.390339430001777" calcext:value-type="float">
            <text:p>-0.390339430001777</text:p>
          </table:table-cell>
          <table:table-cell/>
          <table:table-cell table:formula="of:=POWER([.E2]-[.A2]; 2)" office:value-type="float" office:value="0.0746535343410845" calcext:value-type="float">
            <text:p>0.074653534341085</text:p>
          </table:table-cell>
          <table:table-cell table:formula="of:=POWER([.I2]-[.E2];2)" office:value-type="float" office:value="0.548411979950038" calcext:value-type="float">
            <text:p>0.548411979950038</text:p>
          </table:table-cell>
          <table:table-cell table:formula="of:=POWER([.M2]-[.I2];2)" office:value-type="float" office:value="0.0000166527033797848" calcext:value-type="float">
            <text:p>1.66527033797848E-05</text:p>
          </table:table-cell>
          <table:table-cell/>
          <table:table-cell table:formula="of:=POWER([.F2]-[.B2];2)" office:value-type="float" office:value="0.0293756548046672" calcext:value-type="float">
            <text:p>0.029375654804667</text:p>
          </table:table-cell>
          <table:table-cell table:formula="of:=POWER([.J2]-[.F2];2)" office:value-type="float" office:value="0.392873533466855" calcext:value-type="float">
            <text:p>0.392873533466855</text:p>
          </table:table-cell>
          <table:table-cell table:formula="of:=POWER([.N2]-[.J2];2)" office:value-type="float" office:value="0.00257942550776091" calcext:value-type="float">
            <text:p>0.002579425507761</text:p>
          </table:table-cell>
          <table:table-cell table:number-columns-repeated="993"/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 office:value-type="float" office:value="3.61313939094543" calcext:value-type="float">
            <text:p>3.61313939094543</text:p>
          </table:table-cell>
          <table:table-cell office:value-type="float" office:value="-5.5357837677002" calcext:value-type="float">
            <text:p>-5.5357837677002</text:p>
          </table:table-cell>
          <table:table-cell office:value-type="float" office:value="0.548940300941467" calcext:value-type="float">
            <text:p>0.548940300941467</text:p>
          </table:table-cell>
          <table:table-cell office:value-type="float" office:value="-0.84202641248703" calcext:value-type="float">
            <text:p>-0.84202641248703</text:p>
          </table:table-cell>
          <table:table-cell table:style-name="ce2" table:formula="of:=([.E3]-[.A3])/[.A3]%" office:value-type="float" office:value="-242.109461452591" calcext:value-type="float">
            <text:p>-242.109461452591</text:p>
          </table:table-cell>
          <table:table-cell table:style-name="ce2" table:formula="of:=([.F3]-[.B3])/[.B3]%" office:value-type="float" office:value="-309.57570398898" calcext:value-type="float">
            <text:p>-309.57570398898</text:p>
          </table:table-cell>
          <table:table-cell office:value-type="float" office:value="2.39549422264099" calcext:value-type="float">
            <text:p>2.39549422264099</text:p>
          </table:table-cell>
          <table:table-cell office:value-type="float" office:value="-3.68405032157898" calcext:value-type="float">
            <text:p>-3.68405032157898</text:p>
          </table:table-cell>
          <table:table-cell table:style-name="ce2" table:formula="of:=([.I3]-[.E3])/[.E3]%" office:value-type="float" office:value="336.385198633179" calcext:value-type="float">
            <text:p>336.385198633179</text:p>
          </table:table-cell>
          <table:table-cell table:style-name="ce2" table:formula="of:=([.J3]-[.F3])/[.F3]%" office:value-type="float" office:value="337.52194312975" calcext:value-type="float">
            <text:p>337.52194312975</text:p>
          </table:table-cell>
          <table:table-cell office:value-type="float" office:value="3.98817896842957" calcext:value-type="float">
            <text:p>3.98817896842957</text:p>
          </table:table-cell>
          <table:table-cell office:value-type="float" office:value="-6.19731330871582" calcext:value-type="float">
            <text:p>-6.19731330871582</text:p>
          </table:table-cell>
          <table:table-cell table:style-name="ce3" table:formula="of:=([.M3]-[.I3])/[.I3]%" office:value-type="float" office:value="66.4866869949147" calcext:value-type="float">
            <text:p>66.4866869949147</text:p>
          </table:table-cell>
          <table:table-cell table:style-name="ce3" table:formula="of:=([.N3]-[.J3])/[.J3]%" office:value-type="float" office:value="68.2201047150642" calcext:value-type="float">
            <text:p>68.2201047150642</text:p>
          </table:table-cell>
          <table:table-cell table:formula="of:=([.O3] +[.O28]+[.O53]+[.O78]+[.O103])" office:value-type="float" office:value="284.931344395993" calcext:value-type="float">
            <text:p>284.931344395993</text:p>
          </table:table-cell>
          <table:table-cell/>
          <table:table-cell office:value-type="float" office:value="66.4866869949145" calcext:value-type="float">
            <text:p>66.4866869949145</text:p>
          </table:table-cell>
          <table:table-cell office:value-type="float" office:value="208.112444325519" calcext:value-type="float">
            <text:p>208.112444325519</text:p>
          </table:table-cell>
          <table:table-cell office:value-type="float" office:value="3.98178338066397" calcext:value-type="float">
            <text:p>3.98178338066397</text:p>
          </table:table-cell>
          <table:table-cell office:value-type="float" office:value="35.3055507135325" calcext:value-type="float">
            <text:p>35.3055507135325</text:p>
          </table:table-cell>
          <table:table-cell office:value-type="float" office:value="-28.955121018637" calcext:value-type="float">
            <text:p>-28.955121018637</text:p>
          </table:table-cell>
          <table:table-cell/>
          <table:table-cell table:formula="of:=POWER([.E3]-[.A3]; 2)" office:value-type="float" office:value="0.874636844455068" calcext:value-type="float">
            <text:p>0.874636844455068</text:p>
          </table:table-cell>
          <table:table-cell table:formula="of:=POWER([.I3]-[.E3];2)" office:value-type="float" office:value="3.40976138574389" calcext:value-type="float">
            <text:p>3.40976138574389</text:p>
          </table:table-cell>
          <table:table-cell table:formula="of:=POWER([.M3]-[.I3];2)" office:value-type="float" office:value="2.53664469946763" calcext:value-type="float">
            <text:p>2.53664469946763</text:p>
          </table:table-cell>
          <table:table-cell/>
          <table:table-cell table:formula="of:=POWER([.F3]-[.B3];2)" office:value-type="float" office:value="1.54704625978367" calcext:value-type="float">
            <text:p>1.54704625978367</text:p>
          </table:table-cell>
          <table:table-cell table:formula="of:=POWER([.J3]-[.F3];2)" office:value-type="float" office:value="8.07709989985029" calcext:value-type="float">
            <text:p>8.07709989985029</text:p>
          </table:table-cell>
          <table:table-cell table:formula="of:=POWER([.N3]-[.J3];2)" office:value-type="float" office:value="6.31649084251199" calcext:value-type="float">
            <text:p>6.31649084251199</text:p>
          </table:table-cell>
          <table:table-cell table:number-columns-repeated="993"/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 office:value-type="float" office:value="-2.75243330001831" calcext:value-type="float">
            <text:p>-2.75243330001831</text:p>
          </table:table-cell>
          <table:table-cell office:value-type="float" office:value="1.45525670051575" calcext:value-type="float">
            <text:p>1.45525670051575</text:p>
          </table:table-cell>
          <table:table-cell office:value-type="float" office:value="-1.06096410751343" calcext:value-type="float">
            <text:p>-1.06096410751343</text:p>
          </table:table-cell>
          <table:table-cell office:value-type="float" office:value="0.785271227359772" calcext:value-type="float">
            <text:p>0.785271227359772</text:p>
          </table:table-cell>
          <table:table-cell table:style-name="ce2" table:formula="of:=([.E4]-[.A4])/[.A4]%" office:value-type="float" office:value="124.327447056274" calcext:value-type="float">
            <text:p>124.327447056274</text:p>
          </table:table-cell>
          <table:table-cell table:style-name="ce2" table:formula="of:=([.F4]-[.B4])/[.B4]%" office:value-type="float" office:value="82.5436830866865" calcext:value-type="float">
            <text:p>82.5436830866865</text:p>
          </table:table-cell>
          <table:table-cell office:value-type="float" office:value="-2.68264746665955" calcext:value-type="float">
            <text:p>-2.68264746665955</text:p>
          </table:table-cell>
          <table:table-cell office:value-type="float" office:value="1.44922089576721" calcext:value-type="float">
            <text:p>1.44922089576721</text:p>
          </table:table-cell>
          <table:table-cell table:style-name="ce2" table:formula="of:=([.I4]-[.E4])/[.E4]%" office:value-type="float" office:value="152.849973685429" calcext:value-type="float">
            <text:p>152.849973685429</text:p>
          </table:table-cell>
          <table:table-cell table:style-name="ce2" table:formula="of:=([.J4]-[.F4])/[.F4]%" office:value-type="float" office:value="84.5503623811305" calcext:value-type="float">
            <text:p>84.5503623811305</text:p>
          </table:table-cell>
          <table:table-cell office:value-type="float" office:value="-2.73654460906982" calcext:value-type="float">
            <text:p>-2.73654460906982</text:p>
          </table:table-cell>
          <table:table-cell office:value-type="float" office:value="1.46615397930145" calcext:value-type="float">
            <text:p>1.46615397930145</text:p>
          </table:table-cell>
          <table:table-cell table:style-name="ce3" table:formula="of:=([.M4]-[.I4])/[.I4]%" office:value-type="float" office:value="2.00910268979112" calcext:value-type="float">
            <text:p>2.00910268979112</text:p>
          </table:table-cell>
          <table:table-cell table:style-name="ce3" table:formula="of:=([.N4]-[.J4])/[.J4]%" office:value-type="float" office:value="1.16842667558114" calcext:value-type="float">
            <text:p>1.16842667558114</text:p>
          </table:table-cell>
          <table:table-cell table:formula="of:=([.O4] +[.O29]+[.O54]+[.O79]+[.O104])" office:value-type="float" office:value="115.069766568619" calcext:value-type="float">
            <text:p>115.069766568619</text:p>
          </table:table-cell>
          <table:table-cell/>
          <table:table-cell office:value-type="float" office:value="2.00910268979127" calcext:value-type="float">
            <text:p>2.00910268979127</text:p>
          </table:table-cell>
          <table:table-cell office:value-type="float" office:value="1.3596243744431" calcext:value-type="float">
            <text:p>1.3596243744431</text:p>
          </table:table-cell>
          <table:table-cell office:value-type="float" office:value="121.034440510579" calcext:value-type="float">
            <text:p>121.034440510579</text:p>
          </table:table-cell>
          <table:table-cell office:value-type="float" office:value="-12.3998082655855" calcext:value-type="float">
            <text:p>-12.3998082655855</text:p>
          </table:table-cell>
          <table:table-cell office:value-type="float" office:value="3.06640725939138" calcext:value-type="float">
            <text:p>3.06640725939138</text:p>
          </table:table-cell>
          <table:table-cell/>
          <table:table-cell table:formula="of:=POWER([.E4]-[.A4]; 2)" office:value-type="float" office:value="0.34575668676189" calcext:value-type="float">
            <text:p>0.34575668676189</text:p>
          </table:table-cell>
          <table:table-cell table:formula="of:=POWER([.I4]-[.E4];2)" office:value-type="float" office:value="2.62985691733144" calcext:value-type="float">
            <text:p>2.62985691733144</text:p>
          </table:table-cell>
          <table:table-cell table:formula="of:=POWER([.M4]-[.I4];2)" office:value-type="float" office:value="0.00290490195999296" calcext:value-type="float">
            <text:p>0.002904901959993</text:p>
          </table:table-cell>
          <table:table-cell/>
          <table:table-cell table:formula="of:=POWER([.F4]-[.B4];2)" office:value-type="float" office:value="0.12608790786716" calcext:value-type="float">
            <text:p>0.12608790786716</text:p>
          </table:table-cell>
          <table:table-cell table:formula="of:=POWER([.J4]-[.F4];2)" office:value-type="float" office:value="0.440829162178347" calcext:value-type="float">
            <text:p>0.440829162178347</text:p>
          </table:table-cell>
          <table:table-cell table:formula="of:=POWER([.N4]-[.J4];2)" office:value-type="float" office:value="0.000286729317977552" calcext:value-type="float">
            <text:p>0.000286729317978</text:p>
          </table:table-cell>
          <table:table-cell table:number-columns-repeated="993"/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office:value-type="float" office:value="0.265550822019577" calcext:value-type="float">
            <text:p>0.265550822019577</text:p>
          </table:table-cell>
          <table:table-cell office:value-type="float" office:value="0.447215914726257" calcext:value-type="float">
            <text:p>0.447215914726257</text:p>
          </table:table-cell>
          <table:table-cell table:style-name="ce2" table:formula="of:=([.E5]-[.A5])/[.A5]%" office:value-type="float" office:value="-12.6976411607802" calcext:value-type="float">
            <text:p>-12.6976411607802</text:p>
          </table:table-cell>
          <table:table-cell table:style-name="ce2" table:formula="of:=([.F5]-[.B5])/[.B5]%" office:value-type="float" office:value="23.5866872297532" calcext:value-type="float">
            <text:p>23.5866872297532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2" table:formula="of:=([.I5]-[.E5])/[.E5]%" office:value-type="float" office:value="-99.526082210316" calcext:value-type="float">
            <text:p>-99.526082210316</text:p>
          </table:table-cell>
          <table:table-cell table:style-name="ce2" table:formula="of:=([.J5]-[.F5])/[.F5]%" office:value-type="float" office:value="-100.328676056994" calcext:value-type="float">
            <text:p>-100.328676056994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3" table:formula="of:=([.M5]-[.I5])/[.I5]%" office:value-type="float" office:value="0" calcext:value-type="float">
            <text:p>0</text:p>
          </table:table-cell>
          <table:table-cell table:style-name="ce3" table:formula="of:=([.N5]-[.J5])/[.J5]%" office:value-type="float" office:value="0" calcext:value-type="float">
            <text:p>0</text:p>
          </table:table-cell>
          <table:table-cell table:formula="of:=([.O5] +[.O30]+[.O55]+[.O80]+[.O10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5]-[.A5]; 2)" office:value-type="float" office:value="0.0014917273185242" calcext:value-type="float">
            <text:p>0.001491727318524</text:p>
          </table:table-cell>
          <table:table-cell table:formula="of:=POWER([.I5]-[.E5];2)" office:value-type="float" office:value="0.0698504353973192" calcext:value-type="float">
            <text:p>0.069850435397319</text:p>
          </table:table-cell>
          <table:table-cell table:formula="of:=POWER([.M5]-[.I5];2)" office:value-type="float" office:value="0" calcext:value-type="float">
            <text:p>0</text:p>
          </table:table-cell>
          <table:table-cell/>
          <table:table-cell table:formula="of:=POWER([.F5]-[.B5];2)" office:value-type="float" office:value="0.00728492381520947" calcext:value-type="float">
            <text:p>0.007284923815209</text:p>
          </table:table-cell>
          <table:table-cell table:formula="of:=POWER([.J5]-[.F5];2)" office:value-type="float" office:value="0.201318952829845" calcext:value-type="float">
            <text:p>0.201318952829845</text:p>
          </table:table-cell>
          <table:table-cell table:formula="of:=POWER([.N5]-[.J5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E6]-[.A6])/[.A6]%" office:value-type="float" office:value="-84.5074107969461" calcext:value-type="float">
            <text:p>-84.5074107969461</text:p>
          </table:table-cell>
          <table:table-cell table:style-name="ce2" table:formula="of:=([.F6]-[.B6])/[.B6]%" office:value-type="float" office:value="-137.638534810717" calcext:value-type="float">
            <text:p>-137.63853481071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I6]-[.E6])/[.E6]%" office:value-type="float" office:value="0" calcext:value-type="float">
            <text:p>0</text:p>
          </table:table-cell>
          <table:table-cell table:style-name="ce2" table:formula="of:=([.J6]-[.F6])/[.F6]%" office:value-type="float" office:value="0" calcext:value-type="float">
            <text:p>0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3" table:formula="of:=([.M6]-[.I6])/[.I6]%" office:value-type="float" office:value="0" calcext:value-type="float">
            <text:p>0</text:p>
          </table:table-cell>
          <table:table-cell table:style-name="ce3" table:formula="of:=([.N6]-[.J6])/[.J6]%" office:value-type="float" office:value="0" calcext:value-type="float">
            <text:p>0</text:p>
          </table:table-cell>
          <table:table-cell table:formula="of:=([.O6] +[.O31]+[.O56]+[.O81]+[.O106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6]-[.A6]; 2)" office:value-type="float" office:value="0.126515049224949" calcext:value-type="float">
            <text:p>0.126515049224949</text:p>
          </table:table-cell>
          <table:table-cell table:formula="of:=POWER([.I6]-[.E6];2)" office:value-type="float" office:value="0" calcext:value-type="float">
            <text:p>0</text:p>
          </table:table-cell>
          <table:table-cell table:formula="of:=POWER([.M6]-[.I6];2)" office:value-type="float" office:value="0" calcext:value-type="float">
            <text:p>0</text:p>
          </table:table-cell>
          <table:table-cell/>
          <table:table-cell table:formula="of:=POWER([.F6]-[.B6];2)" office:value-type="float" office:value="0.140947754140967" calcext:value-type="float">
            <text:p>0.140947754140967</text:p>
          </table:table-cell>
          <table:table-cell table:formula="of:=POWER([.J6]-[.F6];2)" office:value-type="float" office:value="0" calcext:value-type="float">
            <text:p>0</text:p>
          </table:table-cell>
          <table:table-cell table:formula="of:=POWER([.N6]-[.J6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E7]-[.A7])/[.A7]%" office:value-type="float" office:value="-99.8135874146716" calcext:value-type="float">
            <text:p>-99.8135874146716</text:p>
          </table:table-cell>
          <table:table-cell table:style-name="ce2" table:formula="of:=([.F7]-[.B7])/[.B7]%" office:value-type="float" office:value="-131.292517022376" calcext:value-type="float">
            <text:p>-131.292517022376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I7]-[.E7])/[.E7]%" office:value-type="float" office:value="0" calcext:value-type="float">
            <text:p>0</text:p>
          </table:table-cell>
          <table:table-cell table:style-name="ce2" table:formula="of:=([.J7]-[.F7])/[.F7]%" office:value-type="float" office:value="0" calcext:value-type="float">
            <text:p>0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3" table:formula="of:=([.M7]-[.I7])/[.I7]%" office:value-type="float" office:value="0" calcext:value-type="float">
            <text:p>0</text:p>
          </table:table-cell>
          <table:table-cell table:style-name="ce3" table:formula="of:=([.N7]-[.J7])/[.J7]%" office:value-type="float" office:value="0" calcext:value-type="float">
            <text:p>0</text:p>
          </table:table-cell>
          <table:table-cell table:formula="of:=([.O7] +[.O32]+[.O57]+[.O82]+[.O10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7]-[.A7]; 2)" office:value-type="float" office:value="0.139376613019439" calcext:value-type="float">
            <text:p>0.139376613019439</text:p>
          </table:table-cell>
          <table:table-cell table:formula="of:=POWER([.I7]-[.E7];2)" office:value-type="float" office:value="0" calcext:value-type="float">
            <text:p>0</text:p>
          </table:table-cell>
          <table:table-cell table:formula="of:=POWER([.M7]-[.I7];2)" office:value-type="float" office:value="0" calcext:value-type="float">
            <text:p>0</text:p>
          </table:table-cell>
          <table:table-cell/>
          <table:table-cell table:formula="of:=POWER([.F7]-[.B7];2)" office:value-type="float" office:value="0.182584346535374" calcext:value-type="float">
            <text:p>0.182584346535374</text:p>
          </table:table-cell>
          <table:table-cell table:formula="of:=POWER([.J7]-[.F7];2)" office:value-type="float" office:value="0" calcext:value-type="float">
            <text:p>0</text:p>
          </table:table-cell>
          <table:table-cell table:formula="of:=POWER([.N7]-[.J7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office:value-type="float" office:value="0.473738223314285" calcext:value-type="float">
            <text:p>0.473738223314285</text:p>
          </table:table-cell>
          <table:table-cell office:value-type="float" office:value="0.601533830165863" calcext:value-type="float">
            <text:p>0.601533830165863</text:p>
          </table:table-cell>
          <table:table-cell table:style-name="ce2" table:formula="of:=([.E8]-[.A8])/[.A8]%" office:value-type="float" office:value="55.1725326168489" calcext:value-type="float">
            <text:p>55.1725326168489</text:p>
          </table:table-cell>
          <table:table-cell table:style-name="ce2" table:formula="of:=([.F8]-[.B8])/[.B8]%" office:value-type="float" office:value="67.492195114908" calcext:value-type="float">
            <text:p>67.492195114908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2" table:formula="of:=([.I8]-[.E8])/[.E8]%" office:value-type="float" office:value="-99.9919663605888" calcext:value-type="float">
            <text:p>-99.9919663605888</text:p>
          </table:table-cell>
          <table:table-cell table:style-name="ce2" table:formula="of:=([.J8]-[.F8])/[.F8]%" office:value-type="float" office:value="-100.020824666153" calcext:value-type="float">
            <text:p>-100.020824666153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3" table:formula="of:=([.M8]-[.I8])/[.I8]%" office:value-type="float" office:value="0" calcext:value-type="float">
            <text:p>0</text:p>
          </table:table-cell>
          <table:table-cell table:style-name="ce3" table:formula="of:=([.N8]-[.J8])/[.J8]%" office:value-type="float" office:value="0" calcext:value-type="float">
            <text:p>0</text:p>
          </table:table-cell>
          <table:table-cell table:formula="of:=([.O8] +[.O33]+[.O58]+[.O83]+[.O10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8]-[.A8]; 2)" office:value-type="float" office:value="0.028372198995208" calcext:value-type="float">
            <text:p>0.028372198995208</text:p>
          </table:table-cell>
          <table:table-cell table:formula="of:=POWER([.I8]-[.E8];2)" office:value-type="float" office:value="0.224391846220291" calcext:value-type="float">
            <text:p>0.224391846220291</text:p>
          </table:table-cell>
          <table:table-cell table:formula="of:=POWER([.M8]-[.I8];2)" office:value-type="float" office:value="0" calcext:value-type="float">
            <text:p>0</text:p>
          </table:table-cell>
          <table:table-cell/>
          <table:table-cell table:formula="of:=POWER([.F8]-[.B8];2)" office:value-type="float" office:value="0.0587540856461289" calcext:value-type="float">
            <text:p>0.058754085646129</text:p>
          </table:table-cell>
          <table:table-cell table:formula="of:=POWER([.J8]-[.F8];2)" office:value-type="float" office:value="0.361993669698126" calcext:value-type="float">
            <text:p>0.361993669698126</text:p>
          </table:table-cell>
          <table:table-cell table:formula="of:=POWER([.N8]-[.J8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 office:value-type="float" office:value="1.49992525577545" calcext:value-type="float">
            <text:p>1.49992525577545</text:p>
          </table:table-cell>
          <table:table-cell office:value-type="float" office:value="-1.94608736038208" calcext:value-type="float">
            <text:p>-1.94608736038208</text:p>
          </table:table-cell>
          <table:table-cell office:value-type="float" office:value="0.879890441894531" calcext:value-type="float">
            <text:p>0.879890441894531</text:p>
          </table:table-cell>
          <table:table-cell office:value-type="float" office:value="-1.11827266216278" calcext:value-type="float">
            <text:p>-1.11827266216278</text:p>
          </table:table-cell>
          <table:table-cell table:style-name="ce2" table:formula="of:=([.E9]-[.A9])/[.A9]%" office:value-type="float" office:value="93.2057075480404" calcext:value-type="float">
            <text:p>93.2057075480404</text:p>
          </table:table-cell>
          <table:table-cell table:style-name="ce2" table:formula="of:=([.F9]-[.B9])/[.B9]%" office:value-type="float" office:value="62.4839380251346" calcext:value-type="float">
            <text:p>62.4839380251346</text:p>
          </table:table-cell>
          <table:table-cell office:value-type="float" office:value="1.43319034576416" calcext:value-type="float">
            <text:p>1.43319034576416</text:p>
          </table:table-cell>
          <table:table-cell office:value-type="float" office:value="-1.9321300983429" calcext:value-type="float">
            <text:p>-1.9321300983429</text:p>
          </table:table-cell>
          <table:table-cell table:style-name="ce2" table:formula="of:=([.I9]-[.E9])/[.E9]%" office:value-type="float" office:value="62.8828178515378" calcext:value-type="float">
            <text:p>62.8828178515378</text:p>
          </table:table-cell>
          <table:table-cell table:style-name="ce2" table:formula="of:=([.J9]-[.F9])/[.F9]%" office:value-type="float" office:value="72.778085677789" calcext:value-type="float">
            <text:p>72.778085677789</text:p>
          </table:table-cell>
          <table:table-cell office:value-type="float" office:value="1.48921227455139" calcext:value-type="float">
            <text:p>1.48921227455139</text:p>
          </table:table-cell>
          <table:table-cell office:value-type="float" office:value="-1.96495246887207" calcext:value-type="float">
            <text:p>-1.96495246887207</text:p>
          </table:table-cell>
          <table:table-cell table:style-name="ce3" table:formula="of:=([.M9]-[.I9])/[.I9]%" office:value-type="float" office:value="3.90889660628853" calcext:value-type="float">
            <text:p>3.90889660628853</text:p>
          </table:table-cell>
          <table:table-cell table:style-name="ce3" table:formula="of:=([.N9]-[.J9])/[.J9]%" office:value-type="float" office:value="1.69876606949607" calcext:value-type="float">
            <text:p>1.69876606949607</text:p>
          </table:table-cell>
          <table:table-cell table:formula="of:=([.O9] +[.O34]+[.O59]+[.O84]+[.O109])" office:value-type="float" office:value="168.467998423943" calcext:value-type="float">
            <text:p>168.467998423943</text:p>
          </table:table-cell>
          <table:table-cell/>
          <table:table-cell office:value-type="float" office:value="3.90889660628864" calcext:value-type="float">
            <text:p>3.90889660628864</text:p>
          </table:table-cell>
          <table:table-cell office:value-type="float" office:value="-4.56355278831005" calcext:value-type="float">
            <text:p>-4.56355278831005</text:p>
          </table:table-cell>
          <table:table-cell office:value-type="float" office:value="4.60704024359409" calcext:value-type="float">
            <text:p>4.60704024359409</text:p>
          </table:table-cell>
          <table:table-cell office:value-type="float" office:value="164.195190876048" calcext:value-type="float">
            <text:p>164.195190876048</text:p>
          </table:table-cell>
          <table:table-cell office:value-type="float" office:value="0.320423486322811" calcext:value-type="float">
            <text:p>0.320423486322811</text:p>
          </table:table-cell>
          <table:table-cell/>
          <table:table-cell table:formula="of:=POWER([.E9]-[.A9]; 2)" office:value-type="float" office:value="0.180178228067437" calcext:value-type="float">
            <text:p>0.180178228067437</text:p>
          </table:table-cell>
          <table:table-cell table:formula="of:=POWER([.I9]-[.E9];2)" office:value-type="float" office:value="0.306140783622141" calcext:value-type="float">
            <text:p>0.306140783622141</text:p>
          </table:table-cell>
          <table:table-cell table:formula="of:=POWER([.M9]-[.I9];2)" office:value-type="float" office:value="0.00313845650504148" calcext:value-type="float">
            <text:p>0.003138456505041</text:p>
          </table:table-cell>
          <table:table-cell/>
          <table:table-cell table:formula="of:=POWER([.F9]-[.B9];2)" office:value-type="float" office:value="0.184931686185198" calcext:value-type="float">
            <text:p>0.184931686185198</text:p>
          </table:table-cell>
          <table:table-cell table:formula="of:=POWER([.J9]-[.F9];2)" office:value-type="float" office:value="0.662363926425678" calcext:value-type="float">
            <text:p>0.662363926425678</text:p>
          </table:table-cell>
          <table:table-cell table:formula="of:=POWER([.N9]-[.J9];2)" office:value-type="float" office:value="0.00107730800715414" calcext:value-type="float">
            <text:p>0.001077308007154</text:p>
          </table:table-cell>
          <table:table-cell table:number-columns-repeated="993"/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office:value-type="float" office:value="-1.34433364868164" calcext:value-type="float">
            <text:p>-1.34433364868164</text:p>
          </table:table-cell>
          <table:table-cell office:value-type="float" office:value="-1.1864161491394" calcext:value-type="float">
            <text:p>-1.1864161491394</text:p>
          </table:table-cell>
          <table:table-cell table:style-name="ce2" table:formula="of:=([.E10]-[.A10])/[.A10]%" office:value-type="float" office:value="105.088527280544" calcext:value-type="float">
            <text:p>105.088527280544</text:p>
          </table:table-cell>
          <table:table-cell table:style-name="ce2" table:formula="of:=([.F10]-[.B10])/[.B10]%" office:value-type="float" office:value="92.6905834979355" calcext:value-type="float">
            <text:p>92.6905834979355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2" table:formula="of:=([.I10]-[.E10])/[.E10]%" office:value-type="float" office:value="-11.4591639260062" calcext:value-type="float">
            <text:p>-11.4591639260062</text:p>
          </table:table-cell>
          <table:table-cell table:style-name="ce2" table:formula="of:=([.J10]-[.F10])/[.F10]%" office:value-type="float" office:value="120.227262222705" calcext:value-type="float">
            <text:p>120.227262222705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3" table:formula="of:=([.M10]-[.I10])/[.I10]%" office:value-type="float" office:value="0" calcext:value-type="float">
            <text:p>0</text:p>
          </table:table-cell>
          <table:table-cell table:style-name="ce3" table:formula="of:=([.N10]-[.J10])/[.J10]%" office:value-type="float" office:value="0" calcext:value-type="float">
            <text:p>0</text:p>
          </table:table-cell>
          <table:table-cell table:formula="of:=([.O10] +[.O35]+[.O60]+[.O85]+[.O110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0]-[.A10]; 2)" office:value-type="float" office:value="0.474506337314096" calcext:value-type="float">
            <text:p>0.474506337314096</text:p>
          </table:table-cell>
          <table:table-cell table:formula="of:=POWER([.I10]-[.E10];2)" office:value-type="float" office:value="0.0237312165666018" calcext:value-type="float">
            <text:p>0.023731216566602</text:p>
          </table:table-cell>
          <table:table-cell table:formula="of:=POWER([.M10]-[.I10];2)" office:value-type="float" office:value="0" calcext:value-type="float">
            <text:p>0</text:p>
          </table:table-cell>
          <table:table-cell/>
          <table:table-cell table:formula="of:=POWER([.F10]-[.B10];2)" office:value-type="float" office:value="0.325704941495184" calcext:value-type="float">
            <text:p>0.325704941495184</text:p>
          </table:table-cell>
          <table:table-cell table:formula="of:=POWER([.J10]-[.F10];2)" office:value-type="float" office:value="2.03460456368528" calcext:value-type="float">
            <text:p>2.03460456368528</text:p>
          </table:table-cell>
          <table:table-cell table:formula="of:=POWER([.N10]-[.J10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office:value-type="float" office:value="-1.00395596027374" calcext:value-type="float">
            <text:p>-1.00395596027374</text:p>
          </table:table-cell>
          <table:table-cell office:value-type="float" office:value="0.733688235282898" calcext:value-type="float">
            <text:p>0.733688235282898</text:p>
          </table:table-cell>
          <table:table-cell table:style-name="ce2" table:formula="of:=([.E11]-[.A11])/[.A11]%" office:value-type="float" office:value="111.4407523278" calcext:value-type="float">
            <text:p>111.4407523278</text:p>
          </table:table-cell>
          <table:table-cell table:style-name="ce2" table:formula="of:=([.F11]-[.B11])/[.B11]%" office:value-type="float" office:value="71.5762551237325" calcext:value-type="float">
            <text:p>71.5762551237325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2" table:formula="of:=([.I11]-[.E11])/[.E11]%" office:value-type="float" office:value="-90.7887563254048" calcext:value-type="float">
            <text:p>-90.7887563254048</text:p>
          </table:table-cell>
          <table:table-cell table:style-name="ce2" table:formula="of:=([.J11]-[.F11])/[.F11]%" office:value-type="float" office:value="-116.428748966427" calcext:value-type="float">
            <text:p>-116.428748966427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3" table:formula="of:=([.M11]-[.I11])/[.I11]%" office:value-type="float" office:value="0" calcext:value-type="float">
            <text:p>0</text:p>
          </table:table-cell>
          <table:table-cell table:style-name="ce3" table:formula="of:=([.N11]-[.J11])/[.J11]%" office:value-type="float" office:value="0" calcext:value-type="float">
            <text:p>0</text:p>
          </table:table-cell>
          <table:table-cell table:formula="of:=([.O11] +[.O36]+[.O61]+[.O86]+[.O111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1]-[.A11]; 2)" office:value-type="float" office:value="0.279988377976733" calcext:value-type="float">
            <text:p>0.279988377976733</text:p>
          </table:table-cell>
          <table:table-cell table:formula="of:=POWER([.I11]-[.E11];2)" office:value-type="float" office:value="0.830794205131595" calcext:value-type="float">
            <text:p>0.830794205131595</text:p>
          </table:table-cell>
          <table:table-cell table:formula="of:=POWER([.M11]-[.I11];2)" office:value-type="float" office:value="0" calcext:value-type="float">
            <text:p>0</text:p>
          </table:table-cell>
          <table:table-cell/>
          <table:table-cell table:formula="of:=POWER([.F11]-[.B11];2)" office:value-type="float" office:value="0.0936799576972508" calcext:value-type="float">
            <text:p>0.093679957697251</text:p>
          </table:table-cell>
          <table:table-cell table:formula="of:=POWER([.J11]-[.F11];2)" office:value-type="float" office:value="0.729698699671659" calcext:value-type="float">
            <text:p>0.729698699671659</text:p>
          </table:table-cell>
          <table:table-cell table:formula="of:=POWER([.N11]-[.J11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 office:value-type="float" office:value="2.89022779464722" calcext:value-type="float">
            <text:p>2.89022779464722</text:p>
          </table:table-cell>
          <table:table-cell office:value-type="float" office:value="-3.61595344543457" calcext:value-type="float">
            <text:p>-3.61595344543457</text:p>
          </table:table-cell>
          <table:table-cell office:value-type="float" office:value="1.51050472259521" calcext:value-type="float">
            <text:p>1.51050472259521</text:p>
          </table:table-cell>
          <table:table-cell office:value-type="float" office:value="-1.71541786193848" calcext:value-type="float">
            <text:p>-1.71541786193848</text:p>
          </table:table-cell>
          <table:table-cell table:style-name="ce2" table:formula="of:=([.E12]-[.A12])/[.A12]%" office:value-type="float" office:value="148.765247164562" calcext:value-type="float">
            <text:p>148.765247164562</text:p>
          </table:table-cell>
          <table:table-cell table:style-name="ce2" table:formula="of:=([.F12]-[.B12])/[.B12]%" office:value-type="float" office:value="156.242300694153" calcext:value-type="float">
            <text:p>156.242300694153</text:p>
          </table:table-cell>
          <table:table-cell office:value-type="float" office:value="2.79811310768127" calcext:value-type="float">
            <text:p>2.79811310768127</text:p>
          </table:table-cell>
          <table:table-cell office:value-type="float" office:value="-3.2578501701355" calcext:value-type="float">
            <text:p>-3.2578501701355</text:p>
          </table:table-cell>
          <table:table-cell table:style-name="ce2" table:formula="of:=([.I12]-[.E12])/[.E12]%" office:value-type="float" office:value="85.2435855264199" calcext:value-type="float">
            <text:p>85.2435855264199</text:p>
          </table:table-cell>
          <table:table-cell table:style-name="ce2" table:formula="of:=([.J12]-[.F12])/[.F12]%" office:value-type="float" office:value="89.9158358100585" calcext:value-type="float">
            <text:p>89.9158358100585</text:p>
          </table:table-cell>
          <table:table-cell office:value-type="float" office:value="2.96190452575684" calcext:value-type="float">
            <text:p>2.96190452575684</text:p>
          </table:table-cell>
          <table:table-cell office:value-type="float" office:value="-3.64465403556824" calcext:value-type="float">
            <text:p>-3.64465403556824</text:p>
          </table:table-cell>
          <table:table-cell table:style-name="ce3" table:formula="of:=([.M12]-[.I12])/[.I12]%" office:value-type="float" office:value="5.85363821161969" calcext:value-type="float">
            <text:p>5.85363821161969</text:p>
          </table:table-cell>
          <table:table-cell table:style-name="ce3" table:formula="of:=([.N12]-[.J12])/[.J12]%" office:value-type="float" office:value="11.8729789656549" calcext:value-type="float">
            <text:p>11.8729789656549</text:p>
          </table:table-cell>
          <table:table-cell table:formula="of:=([.O12] +[.O37]+[.O62]+[.O87]+[.O112])" office:value-type="float" office:value="-46.3609599210105" calcext:value-type="float">
            <text:p>-46.3609599210105</text:p>
          </table:table-cell>
          <table:table-cell/>
          <table:table-cell office:value-type="float" office:value="5.85363821161954" calcext:value-type="float">
            <text:p>5.85363821161954</text:p>
          </table:table-cell>
          <table:table-cell office:value-type="float" office:value="-136.184466102582" calcext:value-type="float">
            <text:p>-136.184466102582</text:p>
          </table:table-cell>
          <table:table-cell office:value-type="float" office:value="16.3813037959423" calcext:value-type="float">
            <text:p>16.3813037959423</text:p>
          </table:table-cell>
          <table:table-cell office:value-type="float" office:value="22.8754833946406" calcext:value-type="float">
            <text:p>22.8754833946406</text:p>
          </table:table-cell>
          <table:table-cell office:value-type="float" office:value="44.7130807793686" calcext:value-type="float">
            <text:p>44.7130807793686</text:p>
          </table:table-cell>
          <table:table-cell/>
          <table:table-cell table:formula="of:=POWER([.E12]-[.A12]; 2)" office:value-type="float" office:value="0.815957866414058" calcext:value-type="float">
            <text:p>0.815957866414058</text:p>
          </table:table-cell>
          <table:table-cell table:formula="of:=POWER([.I12]-[.E12];2)" office:value-type="float" office:value="1.65793535334393" calcext:value-type="float">
            <text:p>1.65793535334393</text:p>
          </table:table-cell>
          <table:table-cell table:formula="of:=POWER([.M12]-[.I12];2)" office:value-type="float" office:value="0.0268276286352061" calcext:value-type="float">
            <text:p>0.026827628635206</text:p>
          </table:table-cell>
          <table:table-cell/>
          <table:table-cell table:formula="of:=POWER([.F12]-[.B12];2)" office:value-type="float" office:value="1.09404568230509" calcext:value-type="float">
            <text:p>1.09404568230509</text:p>
          </table:table-cell>
          <table:table-cell table:formula="of:=POWER([.J12]-[.F12];2)" office:value-type="float" office:value="2.37909742536999" calcext:value-type="float">
            <text:p>2.37909742536999</text:p>
          </table:table-cell>
          <table:table-cell table:formula="of:=POWER([.N12]-[.J12];2)" office:value-type="float" office:value="0.149617230313709" calcext:value-type="float">
            <text:p>0.149617230313709</text:p>
          </table:table-cell>
          <table:table-cell table:number-columns-repeated="993"/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 office:value-type="float" office:value="-3.85302329063416" calcext:value-type="float">
            <text:p>-3.85302329063416</text:p>
          </table:table-cell>
          <table:table-cell office:value-type="float" office:value="-3.95689272880554" calcext:value-type="float">
            <text:p>-3.95689272880554</text:p>
          </table:table-cell>
          <table:table-cell office:value-type="float" office:value="-1.29187905788422" calcext:value-type="float">
            <text:p>-1.29187905788422</text:p>
          </table:table-cell>
          <table:table-cell office:value-type="float" office:value="-1.39559328556061" calcext:value-type="float">
            <text:p>-1.39559328556061</text:p>
          </table:table-cell>
          <table:table-cell table:style-name="ce2" table:formula="of:=([.E13]-[.A13])/[.A13]%" office:value-type="float" office:value="102.305412453047" calcext:value-type="float">
            <text:p>102.305412453047</text:p>
          </table:table-cell>
          <table:table-cell table:style-name="ce2" table:formula="of:=([.F13]-[.B13])/[.B13]%" office:value-type="float" office:value="88.9969447841374" calcext:value-type="float">
            <text:p>88.9969447841374</text:p>
          </table:table-cell>
          <table:table-cell office:value-type="float" office:value="-3.25230741500854" calcext:value-type="float">
            <text:p>-3.25230741500854</text:p>
          </table:table-cell>
          <table:table-cell office:value-type="float" office:value="-3.42328691482544" calcext:value-type="float">
            <text:p>-3.42328691482544</text:p>
          </table:table-cell>
          <table:table-cell table:style-name="ce2" table:formula="of:=([.I13]-[.E13])/[.E13]%" office:value-type="float" office:value="151.750146049663" calcext:value-type="float">
            <text:p>151.750146049663</text:p>
          </table:table-cell>
          <table:table-cell table:style-name="ce2" table:formula="of:=([.J13]-[.F13])/[.F13]%" office:value-type="float" office:value="145.292589914568" calcext:value-type="float">
            <text:p>145.292589914568</text:p>
          </table:table-cell>
          <table:table-cell office:value-type="float" office:value="-3.88147187232971" calcext:value-type="float">
            <text:p>-3.88147187232971</text:p>
          </table:table-cell>
          <table:table-cell office:value-type="float" office:value="-4.01497364044189" calcext:value-type="float">
            <text:p>-4.01497364044189</text:p>
          </table:table-cell>
          <table:table-cell table:style-name="ce3" table:formula="of:=([.M13]-[.I13])/[.I13]%" office:value-type="float" office:value="19.3451718130255" calcext:value-type="float">
            <text:p>19.3451718130255</text:p>
          </table:table-cell>
          <table:table-cell table:style-name="ce3" table:formula="of:=([.N13]-[.J13])/[.J13]%" office:value-type="float" office:value="17.2841698735211" calcext:value-type="float">
            <text:p>17.2841698735211</text:p>
          </table:table-cell>
          <table:table-cell table:formula="of:=([.O13] +[.O38]+[.O63]+[.O88]+[.O113])" office:value-type="float" office:value="-28.7984467219925" calcext:value-type="float">
            <text:p>-28.7984467219925</text:p>
          </table:table-cell>
          <table:table-cell/>
          <table:table-cell office:value-type="float" office:value="19.3451718130255" calcext:value-type="float">
            <text:p>19.3451718130255</text:p>
          </table:table-cell>
          <table:table-cell office:value-type="float" office:value="-37.0355295463885" calcext:value-type="float">
            <text:p>-37.0355295463885</text:p>
          </table:table-cell>
          <table:table-cell office:value-type="float" office:value="15.8622345748577" calcext:value-type="float">
            <text:p>15.8622345748577</text:p>
          </table:table-cell>
          <table:table-cell office:value-type="float" office:value="-43.7928659713861" calcext:value-type="float">
            <text:p>-43.7928659713861</text:p>
          </table:table-cell>
          <table:table-cell office:value-type="float" office:value="16.8225424078991" calcext:value-type="float">
            <text:p>16.8225424078991</text:p>
          </table:table-cell>
          <table:table-cell/>
          <table:table-cell table:formula="of:=POWER([.E13]-[.A13]; 2)" office:value-type="float" office:value="0.426801496462908" calcext:value-type="float">
            <text:p>0.426801496462908</text:p>
          </table:table-cell>
          <table:table-cell table:formula="of:=POWER([.I13]-[.E13];2)" office:value-type="float" office:value="3.84327934341716" calcext:value-type="float">
            <text:p>3.84327934341716</text:p>
          </table:table-cell>
          <table:table-cell table:formula="of:=POWER([.M13]-[.I13];2)" office:value-type="float" office:value="0.395847914356242" calcext:value-type="float">
            <text:p>0.395847914356242</text:p>
          </table:table-cell>
          <table:table-cell/>
          <table:table-cell table:formula="of:=POWER([.F13]-[.B13];2)" office:value-type="float" office:value="0.431875304479948" calcext:value-type="float">
            <text:p>0.431875304479948</text:p>
          </table:table-cell>
          <table:table-cell table:formula="of:=POWER([.J13]-[.F13];2)" office:value-type="float" office:value="4.11154145416118" calcext:value-type="float">
            <text:p>4.11154145416118</text:p>
          </table:table-cell>
          <table:table-cell table:formula="of:=POWER([.N13]-[.J13];2)" office:value-type="float" office:value="0.350093181270716" calcext:value-type="float">
            <text:p>0.350093181270716</text:p>
          </table:table-cell>
          <table:table-cell table:number-columns-repeated="993"/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 office:value-type="float" office:value="0.958047449588776" calcext:value-type="float">
            <text:p>0.958047449588776</text:p>
          </table:table-cell>
          <table:table-cell office:value-type="float" office:value="1.22800695896149" calcext:value-type="float">
            <text:p>1.22800695896149</text:p>
          </table:table-cell>
          <table:table-cell office:value-type="float" office:value="0.469097375869751" calcext:value-type="float">
            <text:p>0.469097375869751</text:p>
          </table:table-cell>
          <table:table-cell office:value-type="float" office:value="0.618347764015198" calcext:value-type="float">
            <text:p>0.618347764015198</text:p>
          </table:table-cell>
          <table:table-cell table:style-name="ce2" table:formula="of:=([.E14]-[.A14])/[.A14]%" office:value-type="float" office:value="53.5728680286522" calcext:value-type="float">
            <text:p>53.5728680286522</text:p>
          </table:table-cell>
          <table:table-cell table:style-name="ce2" table:formula="of:=([.F14]-[.B14])/[.B14]%" office:value-type="float" office:value="71.0215152719834" calcext:value-type="float">
            <text:p>71.0215152719834</text:p>
          </table:table-cell>
          <table:table-cell office:value-type="float" office:value="0.97575855255127" calcext:value-type="float">
            <text:p>0.97575855255127</text:p>
          </table:table-cell>
          <table:table-cell office:value-type="float" office:value="1.25510454177856" calcext:value-type="float">
            <text:p>1.25510454177856</text:p>
          </table:table-cell>
          <table:table-cell table:style-name="ce2" table:formula="of:=([.I14]-[.E14])/[.E14]%" office:value-type="float" office:value="108.007676602778" calcext:value-type="float">
            <text:p>108.007676602778</text:p>
          </table:table-cell>
          <table:table-cell table:style-name="ce2" table:formula="of:=([.J14]-[.F14])/[.F14]%" office:value-type="float" office:value="102.977129508584" calcext:value-type="float">
            <text:p>102.977129508584</text:p>
          </table:table-cell>
          <table:table-cell office:value-type="float" office:value="0.970682084560394" calcext:value-type="float">
            <text:p>0.970682084560394</text:p>
          </table:table-cell>
          <table:table-cell office:value-type="float" office:value="1.24429976940155" calcext:value-type="float">
            <text:p>1.24429976940155</text:p>
          </table:table-cell>
          <table:table-cell table:style-name="ce3" table:formula="of:=([.M14]-[.I14])/[.I14]%" office:value-type="float" office:value="-0.520258621111014" calcext:value-type="float">
            <text:p>-0.520258621111014</text:p>
          </table:table-cell>
          <table:table-cell table:style-name="ce3" table:formula="of:=([.N14]-[.J14])/[.J14]%" office:value-type="float" office:value="-0.860866327652589" calcext:value-type="float">
            <text:p>-0.860866327652589</text:p>
          </table:table-cell>
          <table:table-cell table:formula="of:=([.O14] +[.O39]+[.O64]+[.O89]+[.O114])" office:value-type="float" office:value="-128.792943297859" calcext:value-type="float">
            <text:p>-128.792943297859</text:p>
          </table:table-cell>
          <table:table-cell/>
          <table:table-cell office:value-type="float" office:value="-0.520258621110968" calcext:value-type="float">
            <text:p>-0.520258621110968</text:p>
          </table:table-cell>
          <table:table-cell office:value-type="float" office:value="-58.3780569858365" calcext:value-type="float">
            <text:p>-58.3780569858365</text:p>
          </table:table-cell>
          <table:table-cell office:value-type="float" office:value="0.143955627896727" calcext:value-type="float">
            <text:p>0.143955627896727</text:p>
          </table:table-cell>
          <table:table-cell office:value-type="float" office:value="-70.330266522758" calcext:value-type="float">
            <text:p>-70.330266522758</text:p>
          </table:table-cell>
          <table:table-cell office:value-type="float" office:value="0.291683203950405" calcext:value-type="float">
            <text:p>0.291683203950405</text:p>
          </table:table-cell>
          <table:table-cell/>
          <table:table-cell table:formula="of:=POWER([.E14]-[.A14]; 2)" office:value-type="float" office:value="0.0267785348247864" calcext:value-type="float">
            <text:p>0.026778534824787</text:p>
          </table:table-cell>
          <table:table-cell table:formula="of:=POWER([.I14]-[.E14];2)" office:value-type="float" office:value="0.256705547956301" calcext:value-type="float">
            <text:p>0.256705547956301</text:p>
          </table:table-cell>
          <table:table-cell table:formula="of:=POWER([.M14]-[.I14];2)" office:value-type="float" office:value="0.0000257705272623888" calcext:value-type="float">
            <text:p>2.57705272623888E-05</text:p>
          </table:table-cell>
          <table:table-cell/>
          <table:table-cell table:formula="of:=POWER([.F14]-[.B14];2)" office:value-type="float" office:value="0.0659392430213769" calcext:value-type="float">
            <text:p>0.065939243021377</text:p>
          </table:table-cell>
          <table:table-cell table:formula="of:=POWER([.J14]-[.F14];2)" office:value-type="float" office:value="0.40545919402758" calcext:value-type="float">
            <text:p>0.40545919402758</text:p>
          </table:table-cell>
          <table:table-cell table:formula="of:=POWER([.N14]-[.J14];2)" office:value-type="float" office:value="0.000116743106118997" calcext:value-type="float">
            <text:p>0.000116743106119</text:p>
          </table:table-cell>
          <table:table-cell table:number-columns-repeated="993"/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office:value-type="float" office:value="-0.703705847263336" calcext:value-type="float">
            <text:p>-0.703705847263336</text:p>
          </table:table-cell>
          <table:table-cell office:value-type="float" office:value="0.461533665657043" calcext:value-type="float">
            <text:p>0.461533665657043</text:p>
          </table:table-cell>
          <table:table-cell table:style-name="ce2" table:formula="of:=([.E15]-[.A15])/[.A15]%" office:value-type="float" office:value="53.0805413133892" calcext:value-type="float">
            <text:p>53.0805413133892</text:p>
          </table:table-cell>
          <table:table-cell table:style-name="ce2" table:formula="of:=([.F15]-[.B15])/[.B15]%" office:value-type="float" office:value="11.1847564489168" calcext:value-type="float">
            <text:p>11.1847564489168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2" table:formula="of:=([.I15]-[.E15])/[.E15]%" office:value-type="float" office:value="-100.003639630554" calcext:value-type="float">
            <text:p>-100.003639630554</text:p>
          </table:table-cell>
          <table:table-cell table:style-name="ce2" table:formula="of:=([.J15]-[.F15])/[.F15]%" office:value-type="float" office:value="-107.584375100894" calcext:value-type="float">
            <text:p>-107.584375100894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3" table:formula="of:=([.M15]-[.I15])/[.I15]%" office:value-type="float" office:value="0" calcext:value-type="float">
            <text:p>0</text:p>
          </table:table-cell>
          <table:table-cell table:style-name="ce3" table:formula="of:=([.N15]-[.J15])/[.J15]%" office:value-type="float" office:value="0" calcext:value-type="float">
            <text:p>0</text:p>
          </table:table-cell>
          <table:table-cell table:formula="of:=([.O15] +[.O40]+[.O65]+[.O90]+[.O11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5]-[.A15]; 2)" office:value-type="float" office:value="0.0595405753671369" calcext:value-type="float">
            <text:p>0.059540575367137</text:p>
          </table:table-cell>
          <table:table-cell table:formula="of:=POWER([.I15]-[.E15];2)" office:value-type="float" office:value="0.495237967169332" calcext:value-type="float">
            <text:p>0.495237967169332</text:p>
          </table:table-cell>
          <table:table-cell table:formula="of:=POWER([.M15]-[.I15];2)" office:value-type="float" office:value="0" calcext:value-type="float">
            <text:p>0</text:p>
          </table:table-cell>
          <table:table-cell/>
          <table:table-cell table:formula="of:=POWER([.F15]-[.B15];2)" office:value-type="float" office:value="0.00215560576137714" calcext:value-type="float">
            <text:p>0.002155605761377</text:p>
          </table:table-cell>
          <table:table-cell table:formula="of:=POWER([.J15]-[.F15];2)" office:value-type="float" office:value="0.246550094759217" calcext:value-type="float">
            <text:p>0.246550094759217</text:p>
          </table:table-cell>
          <table:table-cell table:formula="of:=POWER([.N15]-[.J15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E16]-[.A16])/[.A16]%" office:value-type="float" office:value="0" calcext:value-type="float">
            <text:p>0</text:p>
          </table:table-cell>
          <table:table-cell table:style-name="ce2" table:formula="of:=([.F16]-[.B16])/[.B16]%" office:value-type="float" office:value="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I16]-[.E16])/[.E16]%" office:value-type="float" office:value="0" calcext:value-type="float">
            <text:p>0</text:p>
          </table:table-cell>
          <table:table-cell table:style-name="ce2" table:formula="of:=([.J16]-[.F16])/[.F16]%" office:value-type="float" office:value="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3" table:formula="of:=([.M16]-[.I16])/[.I16]%" office:value-type="float" office:value="0" calcext:value-type="float">
            <text:p>0</text:p>
          </table:table-cell>
          <table:table-cell table:style-name="ce3" table:formula="of:=([.N16]-[.J16])/[.J16]%" office:value-type="float" office:value="0" calcext:value-type="float">
            <text:p>0</text:p>
          </table:table-cell>
          <table:table-cell table:formula="of:=([.O16] +[.O41]+[.O66]+[.O91]+[.O116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6]-[.A16]; 2)" office:value-type="float" office:value="0" calcext:value-type="float">
            <text:p>0</text:p>
          </table:table-cell>
          <table:table-cell table:formula="of:=POWER([.I16]-[.E16];2)" office:value-type="float" office:value="0" calcext:value-type="float">
            <text:p>0</text:p>
          </table:table-cell>
          <table:table-cell table:formula="of:=POWER([.M16]-[.I16];2)" office:value-type="float" office:value="0" calcext:value-type="float">
            <text:p>0</text:p>
          </table:table-cell>
          <table:table-cell/>
          <table:table-cell table:formula="of:=POWER([.F16]-[.B16];2)" office:value-type="float" office:value="0" calcext:value-type="float">
            <text:p>0</text:p>
          </table:table-cell>
          <table:table-cell table:formula="of:=POWER([.J16]-[.F16];2)" office:value-type="float" office:value="0" calcext:value-type="float">
            <text:p>0</text:p>
          </table:table-cell>
          <table:table-cell table:formula="of:=POWER([.N16]-[.J16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E17]-[.A17])/[.A17]%" office:value-type="float" office:value="-100.135780665108" calcext:value-type="float">
            <text:p>-100.135780665108</text:p>
          </table:table-cell>
          <table:table-cell table:style-name="ce2" table:formula="of:=([.F17]-[.B17])/[.B17]%" office:value-type="float" office:value="-130.886237772859" calcext:value-type="float">
            <text:p>-130.886237772859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I17]-[.E17])/[.E17]%" office:value-type="float" office:value="0" calcext:value-type="float">
            <text:p>0</text:p>
          </table:table-cell>
          <table:table-cell table:style-name="ce2" table:formula="of:=([.J17]-[.F17])/[.F17]%" office:value-type="float" office:value="0" calcext:value-type="float">
            <text:p>0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3" table:formula="of:=([.M17]-[.I17])/[.I17]%" office:value-type="float" office:value="0" calcext:value-type="float">
            <text:p>0</text:p>
          </table:table-cell>
          <table:table-cell table:style-name="ce3" table:formula="of:=([.N17]-[.J17])/[.J17]%" office:value-type="float" office:value="0" calcext:value-type="float">
            <text:p>0</text:p>
          </table:table-cell>
          <table:table-cell table:formula="of:=([.O17] +[.O42]+[.O67]+[.O92]+[.O11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7]-[.A17]; 2)" office:value-type="float" office:value="0.189725329935777" calcext:value-type="float">
            <text:p>0.189725329935777</text:p>
          </table:table-cell>
          <table:table-cell table:formula="of:=POWER([.I17]-[.E17];2)" office:value-type="float" office:value="0" calcext:value-type="float">
            <text:p>0</text:p>
          </table:table-cell>
          <table:table-cell table:formula="of:=POWER([.M17]-[.I17];2)" office:value-type="float" office:value="0" calcext:value-type="float">
            <text:p>0</text:p>
          </table:table-cell>
          <table:table-cell/>
          <table:table-cell table:formula="of:=POWER([.F17]-[.B17];2)" office:value-type="float" office:value="0.251411173723515" calcext:value-type="float">
            <text:p>0.251411173723515</text:p>
          </table:table-cell>
          <table:table-cell table:formula="of:=POWER([.J17]-[.F17];2)" office:value-type="float" office:value="0" calcext:value-type="float">
            <text:p>0</text:p>
          </table:table-cell>
          <table:table-cell table:formula="of:=POWER([.N17]-[.J17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office:value-type="float" office:value="0.68136990070343" calcext:value-type="float">
            <text:p>0.68136990070343</text:p>
          </table:table-cell>
          <table:table-cell office:value-type="float" office:value="-1.4889851808548" calcext:value-type="float">
            <text:p>-1.4889851808548</text:p>
          </table:table-cell>
          <table:table-cell table:style-name="ce2" table:formula="of:=([.E18]-[.A18])/[.A18]%" office:value-type="float" office:value="23.4615088442756" calcext:value-type="float">
            <text:p>23.4615088442756</text:p>
          </table:table-cell>
          <table:table-cell table:style-name="ce2" table:formula="of:=([.F18]-[.B18])/[.B18]%" office:value-type="float" office:value="116.510904533794" calcext:value-type="float">
            <text:p>116.510904533794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2" table:formula="of:=([.I18]-[.E18])/[.E18]%" office:value-type="float" office:value="-3.39009175531794" calcext:value-type="float">
            <text:p>-3.39009175531794</text:p>
          </table:table-cell>
          <table:table-cell table:style-name="ce2" table:formula="of:=([.J18]-[.F18])/[.F18]%" office:value-type="float" office:value="1.55114525720402" calcext:value-type="float">
            <text:p>1.55114525720402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3" table:formula="of:=([.M18]-[.I18])/[.I18]%" office:value-type="float" office:value="0" calcext:value-type="float">
            <text:p>0</text:p>
          </table:table-cell>
          <table:table-cell table:style-name="ce3" table:formula="of:=([.N18]-[.J18])/[.J18]%" office:value-type="float" office:value="0" calcext:value-type="float">
            <text:p>0</text:p>
          </table:table-cell>
          <table:table-cell table:formula="of:=([.O18] +[.O43]+[.O68]+[.O93]+[.O11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8]-[.A18]; 2)" office:value-type="float" office:value="0.016765426528199" calcext:value-type="float">
            <text:p>0.016765426528199</text:p>
          </table:table-cell>
          <table:table-cell table:formula="of:=POWER([.I18]-[.E18];2)" office:value-type="float" office:value="0.000533566795880332" calcext:value-type="float">
            <text:p>0.00053356679588</text:p>
          </table:table-cell>
          <table:table-cell table:formula="of:=POWER([.M18]-[.I18];2)" office:value-type="float" office:value="0" calcext:value-type="float">
            <text:p>0</text:p>
          </table:table-cell>
          <table:table-cell/>
          <table:table-cell table:formula="of:=POWER([.F18]-[.B18];2)" office:value-type="float" office:value="0.642028563372074" calcext:value-type="float">
            <text:p>0.642028563372074</text:p>
          </table:table-cell>
          <table:table-cell table:formula="of:=POWER([.J18]-[.F18];2)" office:value-type="float" office:value="0.000533440136734686" calcext:value-type="float">
            <text:p>0.000533440136735</text:p>
          </table:table-cell>
          <table:table-cell table:formula="of:=POWER([.N18]-[.J18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 office:value-type="float" office:value="-0.947859823703766" calcext:value-type="float">
            <text:p>-0.947859823703766</text:p>
          </table:table-cell>
          <table:table-cell office:value-type="float" office:value="1.14623928070068" calcext:value-type="float">
            <text:p>1.14623928070068</text:p>
          </table:table-cell>
          <table:table-cell office:value-type="float" office:value="-0.820055663585663" calcext:value-type="float">
            <text:p>-0.820055663585663</text:p>
          </table:table-cell>
          <table:table-cell office:value-type="float" office:value="0.951294779777527" calcext:value-type="float">
            <text:p>0.951294779777527</text:p>
          </table:table-cell>
          <table:table-cell table:style-name="ce2" table:formula="of:=([.E19]-[.A19])/[.A19]%" office:value-type="float" office:value="57.1852202889308" calcext:value-type="float">
            <text:p>57.1852202889308</text:p>
          </table:table-cell>
          <table:table-cell table:style-name="ce2" table:formula="of:=([.F19]-[.B19])/[.B19]%" office:value-type="float" office:value="49.0401246552063" calcext:value-type="float">
            <text:p>49.0401246552063</text:p>
          </table:table-cell>
          <table:table-cell office:value-type="float" office:value="-0.945677816867828" calcext:value-type="float">
            <text:p>-0.945677816867828</text:p>
          </table:table-cell>
          <table:table-cell office:value-type="float" office:value="1.1224946975708" calcext:value-type="float">
            <text:p>1.1224946975708</text:p>
          </table:table-cell>
          <table:table-cell table:style-name="ce2" table:formula="of:=([.I19]-[.E19])/[.E19]%" office:value-type="float" office:value="15.3187349176868" calcext:value-type="float">
            <text:p>15.3187349176868</text:p>
          </table:table-cell>
          <table:table-cell table:style-name="ce2" table:formula="of:=([.J19]-[.F19])/[.F19]%" office:value-type="float" office:value="17.9965160571269" calcext:value-type="float">
            <text:p>17.9965160571269</text:p>
          </table:table-cell>
          <table:table-cell office:value-type="float" office:value="-0.944774925708771" calcext:value-type="float">
            <text:p>-0.944774925708771</text:p>
          </table:table-cell>
          <table:table-cell office:value-type="float" office:value="1.14078330993652" calcext:value-type="float">
            <text:p>1.14078330993652</text:p>
          </table:table-cell>
          <table:table-cell table:style-name="ce3" table:formula="of:=([.M19]-[.I19])/[.I19]%" office:value-type="float" office:value="-0.0954755565745975" calcext:value-type="float">
            <text:p>-0.095475556574598</text:p>
          </table:table-cell>
          <table:table-cell table:style-name="ce3" table:formula="of:=([.N19]-[.J19])/[.J19]%" office:value-type="float" office:value="1.62928274006984" calcext:value-type="float">
            <text:p>1.62928274006984</text:p>
          </table:table-cell>
          <table:table-cell table:formula="of:=([.O19] +[.O44]+[.O69]+[.O94]+[.O119])" office:value-type="float" office:value="-149.78113227251" calcext:value-type="float">
            <text:p>-149.78113227251</text:p>
          </table:table-cell>
          <table:table-cell/>
          <table:table-cell office:value-type="float" office:value="-0.095475556574621" calcext:value-type="float">
            <text:p>-0.095475556574621</text:p>
          </table:table-cell>
          <table:table-cell office:value-type="float" office:value="-5.40820123967924" calcext:value-type="float">
            <text:p>-5.40820123967924</text:p>
          </table:table-cell>
          <table:table-cell office:value-type="float" office:value="0.522026061615002" calcext:value-type="float">
            <text:p>0.522026061615002</text:p>
          </table:table-cell>
          <table:table-cell office:value-type="float" office:value="-144.944507041398" calcext:value-type="float">
            <text:p>-144.944507041398</text:p>
          </table:table-cell>
          <table:table-cell office:value-type="float" office:value="0.145025503527561" calcext:value-type="float">
            <text:p>0.145025503527561</text:p>
          </table:table-cell>
          <table:table-cell/>
          <table:table-cell table:formula="of:=POWER([.E19]-[.A19]; 2)" office:value-type="float" office:value="0.089008369491239" calcext:value-type="float">
            <text:p>0.089008369491239</text:p>
          </table:table-cell>
          <table:table-cell table:formula="of:=POWER([.I19]-[.E19];2)" office:value-type="float" office:value="0.0157809253952478" calcext:value-type="float">
            <text:p>0.015780925395248</text:p>
          </table:table-cell>
          <table:table-cell table:formula="of:=POWER([.M19]-[.I19];2)" office:value-type="float" office:value="0.000000815212445103405" calcext:value-type="float">
            <text:p>8.15212445103405E-07</text:p>
          </table:table-cell>
          <table:table-cell/>
          <table:table-cell table:formula="of:=POWER([.F19]-[.B19];2)" office:value-type="float" office:value="0.0979776340059858" calcext:value-type="float">
            <text:p>0.097977634005986</text:p>
          </table:table-cell>
          <table:table-cell table:formula="of:=POWER([.J19]-[.F19];2)" office:value-type="float" office:value="0.0293094118524234" calcext:value-type="float">
            <text:p>0.029309411852424</text:p>
          </table:table-cell>
          <table:table-cell table:formula="of:=POWER([.N19]-[.J19];2)" office:value-type="float" office:value="0.000334473342263574" calcext:value-type="float">
            <text:p>0.000334473342264</text:p>
          </table:table-cell>
          <table:table-cell table:number-columns-repeated="993"/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E20]-[.A20])/[.A20]%" office:value-type="float" office:value="0" calcext:value-type="float">
            <text:p>0</text:p>
          </table:table-cell>
          <table:table-cell table:style-name="ce2" table:formula="of:=([.F20]-[.B20])/[.B20]%" office:value-type="float" office:value="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I20]-[.E20])/[.E20]%" office:value-type="float" office:value="0" calcext:value-type="float">
            <text:p>0</text:p>
          </table:table-cell>
          <table:table-cell table:style-name="ce2" table:formula="of:=([.J20]-[.F20])/[.F20]%" office:value-type="float" office:value="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3" table:formula="of:=([.M20]-[.I20])/[.I20]%" office:value-type="float" office:value="0" calcext:value-type="float">
            <text:p>0</text:p>
          </table:table-cell>
          <table:table-cell table:style-name="ce3" table:formula="of:=([.N20]-[.J20])/[.J20]%" office:value-type="float" office:value="0" calcext:value-type="float">
            <text:p>0</text:p>
          </table:table-cell>
          <table:table-cell table:formula="of:=([.O20] +[.O45]+[.O70]+[.O95]+[.O120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0]-[.A20]; 2)" office:value-type="float" office:value="0" calcext:value-type="float">
            <text:p>0</text:p>
          </table:table-cell>
          <table:table-cell table:formula="of:=POWER([.I20]-[.E20];2)" office:value-type="float" office:value="0" calcext:value-type="float">
            <text:p>0</text:p>
          </table:table-cell>
          <table:table-cell table:formula="of:=POWER([.M20]-[.I20];2)" office:value-type="float" office:value="0" calcext:value-type="float">
            <text:p>0</text:p>
          </table:table-cell>
          <table:table-cell/>
          <table:table-cell table:formula="of:=POWER([.F20]-[.B20];2)" office:value-type="float" office:value="0" calcext:value-type="float">
            <text:p>0</text:p>
          </table:table-cell>
          <table:table-cell table:formula="of:=POWER([.J20]-[.F20];2)" office:value-type="float" office:value="0" calcext:value-type="float">
            <text:p>0</text:p>
          </table:table-cell>
          <table:table-cell table:formula="of:=POWER([.N20]-[.J20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 office:value-type="float" office:value="0.686375975608826" calcext:value-type="float">
            <text:p>0.686375975608826</text:p>
          </table:table-cell>
          <table:table-cell office:value-type="float" office:value="0.0757561922073364" calcext:value-type="float">
            <text:p>0.075756192207337</text:p>
          </table:table-cell>
          <table:table-cell office:value-type="float" office:value="0.451779782772064" calcext:value-type="float">
            <text:p>0.451779782772064</text:p>
          </table:table-cell>
          <table:table-cell office:value-type="float" office:value="0.0237412489950657" calcext:value-type="float">
            <text:p>0.023741248995066</text:p>
          </table:table-cell>
          <table:table-cell table:style-name="ce2" table:formula="of:=([.E21]-[.A21])/[.A21]%" office:value-type="float" office:value="2.23888463733219" calcext:value-type="float">
            <text:p>2.23888463733219</text:p>
          </table:table-cell>
          <table:table-cell table:style-name="ce2" table:formula="of:=([.F21]-[.B21])/[.B21]%" office:value-type="float" office:value="-37.8816619505218" calcext:value-type="float">
            <text:p>-37.8816619505218</text:p>
          </table:table-cell>
          <table:table-cell office:value-type="float" office:value="0.67143726348877" calcext:value-type="float">
            <text:p>0.67143726348877</text:p>
          </table:table-cell>
          <table:table-cell office:value-type="float" office:value="0.0653465762734413" calcext:value-type="float">
            <text:p>0.065346576273441</text:p>
          </table:table-cell>
          <table:table-cell table:style-name="ce2" table:formula="of:=([.I21]-[.E21])/[.E21]%" office:value-type="float" office:value="48.6204759692688" calcext:value-type="float">
            <text:p>48.6204759692688</text:p>
          </table:table-cell>
          <table:table-cell table:style-name="ce2" table:formula="of:=([.J21]-[.F21])/[.F21]%" office:value-type="float" office:value="175.244896707089" calcext:value-type="float">
            <text:p>175.244896707089</text:p>
          </table:table-cell>
          <table:table-cell office:value-type="float" office:value="0.671275198459625" calcext:value-type="float">
            <text:p>0.671275198459625</text:p>
          </table:table-cell>
          <table:table-cell office:value-type="float" office:value="0.0339931324124336" calcext:value-type="float">
            <text:p>0.033993132412434</text:p>
          </table:table-cell>
          <table:table-cell table:style-name="ce3" table:formula="of:=([.M21]-[.I21])/[.I21]%" office:value-type="float" office:value="-0.0241370322973836" calcext:value-type="float">
            <text:p>-0.024137032297384</text:p>
          </table:table-cell>
          <table:table-cell table:style-name="ce3" table:formula="of:=([.N21]-[.J21])/[.J21]%" office:value-type="float" office:value="-47.9802395917575" calcext:value-type="float">
            <text:p>-47.9802395917575</text:p>
          </table:table-cell>
          <table:table-cell table:formula="of:=([.O21] +[.O46]+[.O71]+[.O96]+[.O121])" office:value-type="float" office:value="-39.0043704874768" calcext:value-type="float">
            <text:p>-39.0043704874768</text:p>
          </table:table-cell>
          <table:table-cell/>
          <table:table-cell office:value-type="float" office:value="-0.0241370322973671" calcext:value-type="float">
            <text:p>-0.024137032297367</text:p>
          </table:table-cell>
          <table:table-cell office:value-type="float" office:value="-4.06407115933448" calcext:value-type="float">
            <text:p>-4.06407115933448</text:p>
          </table:table-cell>
          <table:table-cell office:value-type="float" office:value="84.3856279972963" calcext:value-type="float">
            <text:p>84.3856279972963</text:p>
          </table:table-cell>
          <table:table-cell office:value-type="float" office:value="-119.434118781881" calcext:value-type="float">
            <text:p>-119.434118781881</text:p>
          </table:table-cell>
          <table:table-cell office:value-type="float" office:value="0.132328488739853" calcext:value-type="float">
            <text:p>0.132328488739853</text:p>
          </table:table-cell>
          <table:table-cell/>
          <table:table-cell table:formula="of:=POWER([.E21]-[.A21]; 2)" office:value-type="float" office:value="0.0000978779379545659" calcext:value-type="float">
            <text:p>9.78779379545659E-05</text:p>
          </table:table-cell>
          <table:table-cell table:formula="of:=POWER([.I21]-[.E21];2)" office:value-type="float" office:value="0.0482494088348101" calcext:value-type="float">
            <text:p>0.04824940883481</text:p>
          </table:table-cell>
          <table:table-cell table:formula="of:=POWER([.M21]-[.I21];2)" office:value-type="float" office:value="0.0000000262650736717545" calcext:value-type="float">
            <text:p>2.62650736717545E-08</text:p>
          </table:table-cell>
          <table:table-cell/>
          <table:table-cell table:formula="of:=POWER([.F21]-[.B21];2)" office:value-type="float" office:value="0.00020961652567758" calcext:value-type="float">
            <text:p>0.000209616525678</text:p>
          </table:table-cell>
          <table:table-cell table:formula="of:=POWER([.J21]-[.F21];2)" office:value-type="float" office:value="0.00173100325794074" calcext:value-type="float">
            <text:p>0.001731003257941</text:p>
          </table:table-cell>
          <table:table-cell table:formula="of:=POWER([.N21]-[.J21];2)" office:value-type="float" office:value="0.000983038441945361" calcext:value-type="float">
            <text:p>0.000983038441945</text:p>
          </table:table-cell>
          <table:table-cell table:number-columns-repeated="993"/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E22]-[.A22])/[.A22]%" office:value-type="float" office:value="0" calcext:value-type="float">
            <text:p>0</text:p>
          </table:table-cell>
          <table:table-cell table:style-name="ce2" table:formula="of:=([.F22]-[.B22])/[.B22]%" office:value-type="float" office:value="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I22]-[.E22])/[.E22]%" office:value-type="float" office:value="0" calcext:value-type="float">
            <text:p>0</text:p>
          </table:table-cell>
          <table:table-cell table:style-name="ce2" table:formula="of:=([.J22]-[.F22])/[.F22]%" office:value-type="float" office:value="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3" table:formula="of:=([.M22]-[.I22])/[.I22]%" office:value-type="float" office:value="0" calcext:value-type="float">
            <text:p>0</text:p>
          </table:table-cell>
          <table:table-cell table:style-name="ce3" table:formula="of:=([.N22]-[.J22])/[.J22]%" office:value-type="float" office:value="0" calcext:value-type="float">
            <text:p>0</text:p>
          </table:table-cell>
          <table:table-cell table:formula="of:=([.O22] +[.O47]+[.O72]+[.O97]+[.O122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2]-[.A22]; 2)" office:value-type="float" office:value="0" calcext:value-type="float">
            <text:p>0</text:p>
          </table:table-cell>
          <table:table-cell table:formula="of:=POWER([.I22]-[.E22];2)" office:value-type="float" office:value="0" calcext:value-type="float">
            <text:p>0</text:p>
          </table:table-cell>
          <table:table-cell table:formula="of:=POWER([.M22]-[.I22];2)" office:value-type="float" office:value="0" calcext:value-type="float">
            <text:p>0</text:p>
          </table:table-cell>
          <table:table-cell/>
          <table:table-cell table:formula="of:=POWER([.F22]-[.B22];2)" office:value-type="float" office:value="0" calcext:value-type="float">
            <text:p>0</text:p>
          </table:table-cell>
          <table:table-cell table:formula="of:=POWER([.J22]-[.F22];2)" office:value-type="float" office:value="0" calcext:value-type="float">
            <text:p>0</text:p>
          </table:table-cell>
          <table:table-cell table:formula="of:=POWER([.N22]-[.J22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E23]-[.A23])/[.A23]%" office:value-type="float" office:value="-99.9938549631538" calcext:value-type="float">
            <text:p>-99.9938549631538</text:p>
          </table:table-cell>
          <table:table-cell table:style-name="ce2" table:formula="of:=([.F23]-[.B23])/[.B23]%" office:value-type="float" office:value="-100.119665069175" calcext:value-type="float">
            <text:p>-100.119665069175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I23]-[.E23])/[.E23]%" office:value-type="float" office:value="0" calcext:value-type="float">
            <text:p>0</text:p>
          </table:table-cell>
          <table:table-cell table:style-name="ce2" table:formula="of:=([.J23]-[.F23])/[.F23]%" office:value-type="float" office:value="0" calcext:value-type="float">
            <text:p>0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3" table:formula="of:=([.M23]-[.I23])/[.I23]%" office:value-type="float" office:value="0" calcext:value-type="float">
            <text:p>0</text:p>
          </table:table-cell>
          <table:table-cell table:style-name="ce3" table:formula="of:=([.N23]-[.J23])/[.J23]%" office:value-type="float" office:value="0" calcext:value-type="float">
            <text:p>0</text:p>
          </table:table-cell>
          <table:table-cell table:formula="of:=([.O23] +[.O48]+[.O73]+[.O98]+[.O123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3]-[.A23]; 2)" office:value-type="float" office:value="0.0755411236703901" calcext:value-type="float">
            <text:p>0.07554112367039</text:p>
          </table:table-cell>
          <table:table-cell table:formula="of:=POWER([.I23]-[.E23];2)" office:value-type="float" office:value="0" calcext:value-type="float">
            <text:p>0</text:p>
          </table:table-cell>
          <table:table-cell table:formula="of:=POWER([.M23]-[.I23];2)" office:value-type="float" office:value="0" calcext:value-type="float">
            <text:p>0</text:p>
          </table:table-cell>
          <table:table-cell/>
          <table:table-cell table:formula="of:=POWER([.F23]-[.B23];2)" office:value-type="float" office:value="0.105857858788496" calcext:value-type="float">
            <text:p>0.105857858788496</text:p>
          </table:table-cell>
          <table:table-cell table:formula="of:=POWER([.J23]-[.F23];2)" office:value-type="float" office:value="0" calcext:value-type="float">
            <text:p>0</text:p>
          </table:table-cell>
          <table:table-cell table:formula="of:=POWER([.N23]-[.J23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 office:value-type="float" office:value="-3.23346400260925" calcext:value-type="float">
            <text:p>-3.23346400260925</text:p>
          </table:table-cell>
          <table:table-cell office:value-type="float" office:value="1.02048707008362" calcext:value-type="float">
            <text:p>1.02048707008362</text:p>
          </table:table-cell>
          <table:table-cell office:value-type="float" office:value="-1.88707327842712" calcext:value-type="float">
            <text:p>-1.88707327842712</text:p>
          </table:table-cell>
          <table:table-cell office:value-type="float" office:value="0.568664252758026" calcext:value-type="float">
            <text:p>0.568664252758026</text:p>
          </table:table-cell>
          <table:table-cell table:style-name="ce2" table:formula="of:=([.E24]-[.A24])/[.A24]%" office:value-type="float" office:value="30.8978922518709" calcext:value-type="float">
            <text:p>30.8978922518709</text:p>
          </table:table-cell>
          <table:table-cell table:style-name="ce2" table:formula="of:=([.F24]-[.B24])/[.B24]%" office:value-type="float" office:value="32.0499507577547" calcext:value-type="float">
            <text:p>32.0499507577547</text:p>
          </table:table-cell>
          <table:table-cell office:value-type="float" office:value="-3.10876822471619" calcext:value-type="float">
            <text:p>-3.10876822471619</text:p>
          </table:table-cell>
          <table:table-cell office:value-type="float" office:value="0.992014110088348" calcext:value-type="float">
            <text:p>0.992014110088348</text:p>
          </table:table-cell>
          <table:table-cell table:style-name="ce2" table:formula="of:=([.I24]-[.E24])/[.E24]%" office:value-type="float" office:value="64.740196380045" calcext:value-type="float">
            <text:p>64.740196380045</text:p>
          </table:table-cell>
          <table:table-cell table:style-name="ce2" table:formula="of:=([.J24]-[.F24])/[.F24]%" office:value-type="float" office:value="74.4463636103504" calcext:value-type="float">
            <text:p>74.4463636103504</text:p>
          </table:table-cell>
          <table:table-cell office:value-type="float" office:value="-3.24702501296997" calcext:value-type="float">
            <text:p>-3.24702501296997</text:p>
          </table:table-cell>
          <table:table-cell office:value-type="float" office:value="1.02399277687073" calcext:value-type="float">
            <text:p>1.02399277687073</text:p>
          </table:table-cell>
          <table:table-cell table:style-name="ce3" table:formula="of:=([.M24]-[.I24])/[.I24]%" office:value-type="float" office:value="4.44731733792736" calcext:value-type="float">
            <text:p>4.44731733792736</text:p>
          </table:table-cell>
          <table:table-cell table:style-name="ce3" table:formula="of:=([.N24]-[.J24])/[.J24]%" office:value-type="float" office:value="3.22361007340249" calcext:value-type="float">
            <text:p>3.22361007340249</text:p>
          </table:table-cell>
          <table:table-cell table:formula="of:=([.O24] +[.O49]+[.O74]+[.O99]+[.O124])" office:value-type="float" office:value="461.014529202825" calcext:value-type="float">
            <text:p>461.014529202825</text:p>
          </table:table-cell>
          <table:table-cell/>
          <table:table-cell office:value-type="float" office:value="4.44731733792739" calcext:value-type="float">
            <text:p>4.44731733792739</text:p>
          </table:table-cell>
          <table:table-cell office:value-type="float" office:value="2.72853895738059" calcext:value-type="float">
            <text:p>2.72853895738059</text:p>
          </table:table-cell>
          <table:table-cell office:value-type="float" office:value="262.101393078256" calcext:value-type="float">
            <text:p>262.101393078256</text:p>
          </table:table-cell>
          <table:table-cell office:value-type="float" office:value="188.392964255901" calcext:value-type="float">
            <text:p>188.392964255901</text:p>
          </table:table-cell>
          <table:table-cell office:value-type="float" office:value="3.34431557335927" calcext:value-type="float">
            <text:p>3.34431557335927</text:p>
          </table:table-cell>
          <table:table-cell/>
          <table:table-cell table:formula="of:=POWER([.E24]-[.A24]; 2)" office:value-type="float" office:value="0.198412912229523" calcext:value-type="float">
            <text:p>0.198412912229523</text:p>
          </table:table-cell>
          <table:table-cell table:formula="of:=POWER([.I24]-[.E24];2)" office:value-type="float" office:value="1.49253854178825" calcext:value-type="float">
            <text:p>1.49253854178825</text:p>
          </table:table-cell>
          <table:table-cell table:formula="of:=POWER([.M24]-[.I24];2)" office:value-type="float" office:value="0.0191149394982505" calcext:value-type="float">
            <text:p>0.019114939498251</text:p>
          </table:table-cell>
          <table:table-cell/>
          <table:table-cell table:formula="of:=POWER([.F24]-[.B24];2)" office:value-type="float" office:value="0.0190497860830029" calcext:value-type="float">
            <text:p>0.019049786083003</text:p>
          </table:table-cell>
          <table:table-cell table:formula="of:=POWER([.J24]-[.F24];2)" office:value-type="float" office:value="0.179225101701604" calcext:value-type="float">
            <text:p>0.179225101701604</text:p>
          </table:table-cell>
          <table:table-cell table:formula="of:=POWER([.N24]-[.J24];2)" office:value-type="float" office:value="0.00102263512917862" calcext:value-type="float">
            <text:p>0.001022635129179</text:p>
          </table:table-cell>
          <table:table-cell table:number-columns-repeated="993"/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E25]-[.A25])/[.A25]%" office:value-type="float" office:value="-30.6103642655932" calcext:value-type="float">
            <text:p>-30.6103642655932</text:p>
          </table:table-cell>
          <table:table-cell table:style-name="ce2" table:formula="of:=([.F25]-[.B25])/[.B25]%" office:value-type="float" office:value="51.1215372873392" calcext:value-type="float">
            <text:p>51.1215372873392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I25]-[.E25])/[.E25]%" office:value-type="float" office:value="0" calcext:value-type="float">
            <text:p>0</text:p>
          </table:table-cell>
          <table:table-cell table:style-name="ce2" table:formula="of:=([.J25]-[.F25])/[.F25]%" office:value-type="float" office:value="0" calcext:value-type="float">
            <text:p>0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3" table:formula="of:=([.M25]-[.I25])/[.I25]%" office:value-type="float" office:value="0" calcext:value-type="float">
            <text:p>0</text:p>
          </table:table-cell>
          <table:table-cell table:style-name="ce3" table:formula="of:=([.N25]-[.J25])/[.J25]%" office:value-type="float" office:value="0" calcext:value-type="float">
            <text:p>0</text:p>
          </table:table-cell>
          <table:table-cell table:formula="of:=([.O25] +[.O50]+[.O75]+[.O100]+[.O12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5]-[.A25]; 2)" office:value-type="float" office:value="0.0373113372572256" calcext:value-type="float">
            <text:p>0.037311337257226</text:p>
          </table:table-cell>
          <table:table-cell table:formula="of:=POWER([.I25]-[.E25];2)" office:value-type="float" office:value="0" calcext:value-type="float">
            <text:p>0</text:p>
          </table:table-cell>
          <table:table-cell table:formula="of:=POWER([.M25]-[.I25];2)" office:value-type="float" office:value="0" calcext:value-type="float">
            <text:p>0</text:p>
          </table:table-cell>
          <table:table-cell/>
          <table:table-cell table:formula="of:=POWER([.F25]-[.B25];2)" office:value-type="float" office:value="0.113726744201191" calcext:value-type="float">
            <text:p>0.113726744201191</text:p>
          </table:table-cell>
          <table:table-cell table:formula="of:=POWER([.J25]-[.F25];2)" office:value-type="float" office:value="0" calcext:value-type="float">
            <text:p>0</text:p>
          </table:table-cell>
          <table:table-cell table:formula="of:=POWER([.N25]-[.J25];2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/>
          <table:table-cell office:value-type="float" office:value="-0.012485540471971" calcext:value-type="float">
            <text:p>-0.012485540471971</text:p>
          </table:table-cell>
          <table:table-cell/>
          <table:table-cell office:value-type="float" office:value="-0.0479966811835766" calcext:value-type="float">
            <text:p>-0.047996681183577</text:p>
          </table:table-cell>
          <table:table-cell/>
          <table:table-cell table:style-name="ce2" table:formula="of:=([.E26]-[.A26])/[.A26]%" office:value-type="float" office:value="-166.288106882432" calcext:value-type="float">
            <text:p>-166.28810688243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2" table:formula="of:=([.I26]-[.E26])/[.E26]%" office:value-type="float" office:value="-73.9866587353892" calcext:value-type="float">
            <text:p>-73.986658735389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3" table:formula="of:=([.M26]-[.I26])/[.I2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26]-[.A26]; 2)" office:value-type="float" office:value="0.0144968472359234" calcext:value-type="float">
            <text:p>0.014496847235923</text:p>
          </table:table-cell>
          <table:table-cell table:formula="of:=POWER([.I26]-[.E26];2)" office:value-type="float" office:value="0.00126104111463945" calcext:value-type="float">
            <text:p>0.001261041114639</text:p>
          </table:table-cell>
          <table:table-cell table:formula="of:=POWER([.M26]-[.I2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/>
          <table:table-cell office:value-type="float" office:value="-2.55656623840332" calcext:value-type="float">
            <text:p>-2.55656623840332</text:p>
          </table:table-cell>
          <table:table-cell/>
          <table:table-cell office:value-type="float" office:value="-0.847055733203888" calcext:value-type="float">
            <text:p>-0.847055733203888</text:p>
          </table:table-cell>
          <table:table-cell/>
          <table:table-cell table:style-name="ce2" table:formula="of:=([.E27]-[.A27])/[.A27]%" office:value-type="float" office:value="57.1612687041296" calcext:value-type="float">
            <text:p>57.1612687041296</text:p>
          </table:table-cell>
          <table:table-cell table:style-name="ce2"/>
          <table:table-cell office:value-type="float" office:value="-2.82238841056824" calcext:value-type="float">
            <text:p>-2.82238841056824</text:p>
          </table:table-cell>
          <table:table-cell/>
          <table:table-cell table:style-name="ce2" table:formula="of:=([.I27]-[.E27])/[.E27]%" office:value-type="float" office:value="233.19984741652" calcext:value-type="float">
            <text:p>233.19984741652</text:p>
          </table:table-cell>
          <table:table-cell table:style-name="ce2"/>
          <table:table-cell office:value-type="float" office:value="-2.61892628669739" calcext:value-type="float">
            <text:p>-2.61892628669739</text:p>
          </table:table-cell>
          <table:table-cell/>
          <table:table-cell table:style-name="ce3" table:formula="of:=([.M27]-[.I27])/[.I27]%" office:value-type="float" office:value="-7.20886335519945" calcext:value-type="float">
            <text:p>-7.20886335519945</text:p>
          </table:table-cell>
          <table:table-cell table:style-name="ce3"/>
          <table:table-cell table:number-columns-repeated="8"/>
          <table:table-cell table:formula="of:=POWER([.E27]-[.A27]; 2)" office:value-type="float" office:value="0.0949153906174303" calcext:value-type="float">
            <text:p>0.09491539061743</text:p>
          </table:table-cell>
          <table:table-cell table:formula="of:=POWER([.I27]-[.E27];2)" office:value-type="float" office:value="3.90193918626342" calcext:value-type="float">
            <text:p>3.90193918626342</text:p>
          </table:table-cell>
          <table:table-cell table:formula="of:=POWER([.M27]-[.I27];2)" office:value-type="float" office:value="0.0413968358500371" calcext:value-type="float">
            <text:p>0.041396835850037</text:p>
          </table:table-cell>
          <table:table-cell table:number-columns-repeated="997"/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/>
          <table:table-cell office:value-type="float" office:value="0.601245045661926" calcext:value-type="float">
            <text:p>0.601245045661926</text:p>
          </table:table-cell>
          <table:table-cell/>
          <table:table-cell office:value-type="float" office:value="-1.34454250335693" calcext:value-type="float">
            <text:p>-1.34454250335693</text:p>
          </table:table-cell>
          <table:table-cell/>
          <table:table-cell table:style-name="ce2" table:formula="of:=([.E28]-[.A28])/[.A28]%" office:value-type="float" office:value="53.2072232138245" calcext:value-type="float">
            <text:p>53.2072232138245</text:p>
          </table:table-cell>
          <table:table-cell table:style-name="ce2"/>
          <table:table-cell office:value-type="float" office:value="0.273763716220856" calcext:value-type="float">
            <text:p>0.273763716220856</text:p>
          </table:table-cell>
          <table:table-cell/>
          <table:table-cell table:style-name="ce2" table:formula="of:=([.I28]-[.E28])/[.E28]%" office:value-type="float" office:value="-120.361105397364" calcext:value-type="float">
            <text:p>-120.361105397364</text:p>
          </table:table-cell>
          <table:table-cell table:style-name="ce2"/>
          <table:table-cell office:value-type="float" office:value="0.843500077724457" calcext:value-type="float">
            <text:p>0.843500077724457</text:p>
          </table:table-cell>
          <table:table-cell/>
          <table:table-cell table:style-name="ce3" table:formula="of:=([.M28]-[.I28])/[.I28]%" office:value-type="float" office:value="208.112444325519" calcext:value-type="float">
            <text:p>208.112444325519</text:p>
          </table:table-cell>
          <table:table-cell table:style-name="ce3"/>
          <table:table-cell table:number-columns-repeated="8"/>
          <table:table-cell table:formula="of:=POWER([.E28]-[.A28]; 2)" office:value-type="float" office:value="0.218037793052869" calcext:value-type="float">
            <text:p>0.218037793052869</text:p>
          </table:table-cell>
          <table:table-cell table:formula="of:=POWER([.I28]-[.E28];2)" office:value-type="float" office:value="2.61891502032415" calcext:value-type="float">
            <text:p>2.61891502032415</text:p>
          </table:table-cell>
          <table:table-cell table:formula="of:=POWER([.M28]-[.I28];2)" office:value-type="float" office:value="0.324599521619362" calcext:value-type="float">
            <text:p>0.324599521619362</text:p>
          </table:table-cell>
          <table:table-cell table:number-columns-repeated="997"/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/>
          <table:table-cell office:value-type="float" office:value="-3.44417476654053" calcext:value-type="float">
            <text:p>-3.44417476654053</text:p>
          </table:table-cell>
          <table:table-cell/>
          <table:table-cell office:value-type="float" office:value="-2.1598105430603" calcext:value-type="float">
            <text:p>-2.1598105430603</text:p>
          </table:table-cell>
          <table:table-cell/>
          <table:table-cell table:style-name="ce2" table:formula="of:=([.E29]-[.A29])/[.A29]%" office:value-type="float" office:value="88.9213794725811" calcext:value-type="float">
            <text:p>88.9213794725811</text:p>
          </table:table-cell>
          <table:table-cell table:style-name="ce2"/>
          <table:table-cell office:value-type="float" office:value="-3.35489749908447" calcext:value-type="float">
            <text:p>-3.35489749908447</text:p>
          </table:table-cell>
          <table:table-cell/>
          <table:table-cell table:style-name="ce2" table:formula="of:=([.I29]-[.E29])/[.E29]%" office:value-type="float" office:value="55.3329531548085" calcext:value-type="float">
            <text:p>55.3329531548085</text:p>
          </table:table-cell>
          <table:table-cell table:style-name="ce2"/>
          <table:table-cell office:value-type="float" office:value="-3.4005115032196" calcext:value-type="float">
            <text:p>-3.4005115032196</text:p>
          </table:table-cell>
          <table:table-cell/>
          <table:table-cell table:style-name="ce3" table:formula="of:=([.M29]-[.I29])/[.I29]%" office:value-type="float" office:value="1.35962437444297" calcext:value-type="float">
            <text:p>1.35962437444297</text:p>
          </table:table-cell>
          <table:table-cell table:style-name="ce3"/>
          <table:table-cell table:number-columns-repeated="8"/>
          <table:table-cell table:formula="of:=POWER([.E29]-[.A29]; 2)" office:value-type="float" office:value="1.03343098921905" calcext:value-type="float">
            <text:p>1.03343098921905</text:p>
          </table:table-cell>
          <table:table-cell table:formula="of:=POWER([.I29]-[.E29];2)" office:value-type="float" office:value="1.42823283245912" calcext:value-type="float">
            <text:p>1.42823283245912</text:p>
          </table:table-cell>
          <table:table-cell table:formula="of:=POWER([.M29]-[.I29];2)" office:value-type="float" office:value="0.00208063737323966" calcext:value-type="float">
            <text:p>0.00208063737324</text:p>
          </table:table-cell>
          <table:table-cell table:number-columns-repeated="997"/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/>
          <table:table-cell office:value-type="float" office:value="-0.00627322914078832" calcext:value-type="float">
            <text:p>-0.006273229140788</text:p>
          </table:table-cell>
          <table:table-cell/>
          <table:table-cell office:value-type="float" office:value="-0.0300234034657478" calcext:value-type="float">
            <text:p>-0.030023403465748</text:p>
          </table:table-cell>
          <table:table-cell/>
          <table:table-cell table:style-name="ce2" table:formula="of:=([.E30]-[.A30])/[.A30]%" office:value-type="float" office:value="-170.875020490347" calcext:value-type="float">
            <text:p>-170.875020490347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2" table:formula="of:=([.I30]-[.E30])/[.E30]%" office:value-type="float" office:value="-79.1055362928952" calcext:value-type="float">
            <text:p>-79.1055362928952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3" table:formula="of:=([.M30]-[.I30])/[.I3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0]-[.A30]; 2)" office:value-type="float" office:value="0.00523950922574783" calcext:value-type="float">
            <text:p>0.005239509225748</text:p>
          </table:table-cell>
          <table:table-cell table:formula="of:=POWER([.I30]-[.E30];2)" office:value-type="float" office:value="0.000564070780465964" calcext:value-type="float">
            <text:p>0.000564070780466</text:p>
          </table:table-cell>
          <table:table-cell table:formula="of:=POWER([.M30]-[.I3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/>
          <table:table-cell office:value-type="float" office:value="-0.297206699848175" calcext:value-type="float">
            <text:p>-0.297206699848175</text:p>
          </table:table-cell>
          <table:table-cell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E31]-[.A31])/[.A31]%" office:value-type="float" office:value="-61.3615339397435" calcext:value-type="float">
            <text:p>-61.3615339397435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I31]-[.E31])/[.E31]%" office:value-type="float" office:value="0" calcext:value-type="float">
            <text:p>0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3" table:formula="of:=([.M31]-[.I31])/[.I3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1]-[.A31]; 2)" office:value-type="float" office:value="0.22277674434466" calcext:value-type="float">
            <text:p>0.22277674434466</text:p>
          </table:table-cell>
          <table:table-cell table:formula="of:=POWER([.I31]-[.E31];2)" office:value-type="float" office:value="0" calcext:value-type="float">
            <text:p>0</text:p>
          </table:table-cell>
          <table:table-cell table:formula="of:=POWER([.M31]-[.I3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939412951469421" calcext:value-type="float">
            <text:p>-0.939412951469421</text:p>
          </table:table-cell>
          <table:table-cell/>
          <table:table-cell office:value-type="float" office:value="-0.939412951469421" calcext:value-type="float">
            <text:p>-0.939412951469421</text:p>
          </table:table-cell>
          <table:table-cell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E32]-[.A32])/[.A32]%" office:value-type="float" office:value="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I32]-[.E32])/[.E32]%" office:value-type="float" office:value="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3" table:formula="of:=([.M32]-[.I32])/[.I3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2]-[.A32]; 2)" office:value-type="float" office:value="0" calcext:value-type="float">
            <text:p>0</text:p>
          </table:table-cell>
          <table:table-cell table:formula="of:=POWER([.I32]-[.E32];2)" office:value-type="float" office:value="0" calcext:value-type="float">
            <text:p>0</text:p>
          </table:table-cell>
          <table:table-cell table:formula="of:=POWER([.M32]-[.I3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/>
          <table:table-cell office:value-type="float" office:value="-0.00176448631100357" calcext:value-type="float">
            <text:p>-0.001764486311004</text:p>
          </table:table-cell>
          <table:table-cell/>
          <table:table-cell office:value-type="float" office:value="-0.0212294217199087" calcext:value-type="float">
            <text:p>-0.021229421719909</text:p>
          </table:table-cell>
          <table:table-cell/>
          <table:table-cell table:style-name="ce2" table:formula="of:=([.E33]-[.A33])/[.A33]%" office:value-type="float" office:value="-128.176540262919" calcext:value-type="float">
            <text:p>-128.176540262919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2" table:formula="of:=([.I33]-[.E33])/[.E33]%" office:value-type="float" office:value="-91.6884862231134" calcext:value-type="float">
            <text:p>-91.6884862231134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3" table:formula="of:=([.M33]-[.I33])/[.I3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3]-[.A33]; 2)" office:value-type="float" office:value="0.00932648694493332" calcext:value-type="float">
            <text:p>0.009326486944933</text:p>
          </table:table-cell>
          <table:table-cell table:formula="of:=POWER([.I33]-[.E33];2)" office:value-type="float" office:value="0.000378883710472849" calcext:value-type="float">
            <text:p>0.000378883710473</text:p>
          </table:table-cell>
          <table:table-cell table:formula="of:=POWER([.M33]-[.I3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/>
          <table:table-cell office:value-type="float" office:value="0.507844090461731" calcext:value-type="float">
            <text:p>0.507844090461731</text:p>
          </table:table-cell>
          <table:table-cell/>
          <table:table-cell office:value-type="float" office:value="0.384311884641647" calcext:value-type="float">
            <text:p>0.384311884641647</text:p>
          </table:table-cell>
          <table:table-cell/>
          <table:table-cell table:style-name="ce2" table:formula="of:=([.E34]-[.A34])/[.A34]%" office:value-type="float" office:value="52.3313894849796" calcext:value-type="float">
            <text:p>52.3313894849796</text:p>
          </table:table-cell>
          <table:table-cell table:style-name="ce2"/>
          <table:table-cell office:value-type="float" office:value="0.530116677284241" calcext:value-type="float">
            <text:p>0.530116677284241</text:p>
          </table:table-cell>
          <table:table-cell/>
          <table:table-cell table:style-name="ce2" table:formula="of:=([.I34]-[.E34])/[.E34]%" office:value-type="float" office:value="37.939183894495" calcext:value-type="float">
            <text:p>37.939183894495</text:p>
          </table:table-cell>
          <table:table-cell table:style-name="ce2"/>
          <table:table-cell office:value-type="float" office:value="0.50592452287674" calcext:value-type="float">
            <text:p>0.50592452287674</text:p>
          </table:table-cell>
          <table:table-cell/>
          <table:table-cell table:style-name="ce3" table:formula="of:=([.M34]-[.I34])/[.I34]%" office:value-type="float" office:value="-4.56355278830994" calcext:value-type="float">
            <text:p>-4.56355278830994</text:p>
          </table:table-cell>
          <table:table-cell table:style-name="ce3"/>
          <table:table-cell table:number-columns-repeated="8"/>
          <table:table-cell table:formula="of:=POWER([.E34]-[.A34]; 2)" office:value-type="float" office:value="0.017430640878083" calcext:value-type="float">
            <text:p>0.017430640878083</text:p>
          </table:table-cell>
          <table:table-cell table:formula="of:=POWER([.I34]-[.E34];2)" office:value-type="float" office:value="0.0212590375575498" calcext:value-type="float">
            <text:p>0.02125903755755</text:p>
          </table:table-cell>
          <table:table-cell table:formula="of:=POWER([.M34]-[.I34];2)" office:value-type="float" office:value="0.00058526033487637" calcext:value-type="float">
            <text:p>0.000585260334876</text:p>
          </table:table-cell>
          <table:table-cell table:number-columns-repeated="997"/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/>
          <table:table-cell office:value-type="float" office:value="0.331819355487823" calcext:value-type="float">
            <text:p>0.331819355487823</text:p>
          </table:table-cell>
          <table:table-cell/>
          <table:table-cell office:value-type="float" office:value="-1.48331606388092" calcext:value-type="float">
            <text:p>-1.48331606388092</text:p>
          </table:table-cell>
          <table:table-cell/>
          <table:table-cell table:style-name="ce2" table:formula="of:=([.E35]-[.A35])/[.A35]%" office:value-type="float" office:value="204.418276022189" calcext:value-type="float">
            <text:p>204.418276022189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2" table:formula="of:=([.I35]-[.E35])/[.E35]%" office:value-type="float" office:value="-122.370104630274" calcext:value-type="float">
            <text:p>-122.370104630274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3" table:formula="of:=([.M35]-[.I35])/[.I3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5]-[.A35]; 2)" office:value-type="float" office:value="0.992122727197525" calcext:value-type="float">
            <text:p>0.992122727197525</text:p>
          </table:table-cell>
          <table:table-cell table:formula="of:=POWER([.I35]-[.E35];2)" office:value-type="float" office:value="3.29471659064694" calcext:value-type="float">
            <text:p>3.29471659064694</text:p>
          </table:table-cell>
          <table:table-cell table:formula="of:=POWER([.M35]-[.I3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/>
          <table:table-cell office:value-type="float" office:value="-2.49926090240479" calcext:value-type="float">
            <text:p>-2.49926090240479</text:p>
          </table:table-cell>
          <table:table-cell/>
          <table:table-cell office:value-type="float" office:value="-2.09950685501099" calcext:value-type="float">
            <text:p>-2.09950685501099</text:p>
          </table:table-cell>
          <table:table-cell/>
          <table:table-cell table:style-name="ce2" table:formula="of:=([.E36]-[.A36])/[.A36]%" office:value-type="float" office:value="101.532923316416" calcext:value-type="float">
            <text:p>101.532923316416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2" table:formula="of:=([.I36]-[.E36])/[.E36]%" office:value-type="float" office:value="19.04037828882" calcext:value-type="float">
            <text:p>19.04037828882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3" table:formula="of:=([.M36]-[.I36])/[.I3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6]-[.A36]; 2)" office:value-type="float" office:value="1.11881006785668" calcext:value-type="float">
            <text:p>1.11881006785668</text:p>
          </table:table-cell>
          <table:table-cell table:formula="of:=POWER([.I36]-[.E36];2)" office:value-type="float" office:value="0.159803298407725" calcext:value-type="float">
            <text:p>0.159803298407725</text:p>
          </table:table-cell>
          <table:table-cell table:formula="of:=POWER([.M36]-[.I3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/>
          <table:table-cell office:value-type="float" office:value="0.151995047926903" calcext:value-type="float">
            <text:p>0.151995047926903</text:p>
          </table:table-cell>
          <table:table-cell/>
          <table:table-cell office:value-type="float" office:value="-0.0011630046647042" calcext:value-type="float">
            <text:p>-0.001163004664704</text:p>
          </table:table-cell>
          <table:table-cell/>
          <table:table-cell table:style-name="ce2" table:formula="of:=([.E37]-[.A37])/[.A37]%" office:value-type="float" office:value="-99.383418794251" calcext:value-type="float">
            <text:p>-99.383418794251</text:p>
          </table:table-cell>
          <table:table-cell table:style-name="ce2"/>
          <table:table-cell office:value-type="float" office:value="0.128729462623596" calcext:value-type="float">
            <text:p>0.128729462623596</text:p>
          </table:table-cell>
          <table:table-cell/>
          <table:table-cell table:style-name="ce2" table:formula="of:=([.I37]-[.E37])/[.E37]%" office:value-type="float" office:value="-11168.6970164765" calcext:value-type="float">
            <text:p>-11168.6970164765</text:p>
          </table:table-cell>
          <table:table-cell table:style-name="ce2"/>
          <table:table-cell office:value-type="float" office:value="-0.0465800687670708" calcext:value-type="float">
            <text:p>-0.046580068767071</text:p>
          </table:table-cell>
          <table:table-cell/>
          <table:table-cell table:style-name="ce3" table:formula="of:=([.M37]-[.I37])/[.I37]%" office:value-type="float" office:value="-136.184466102582" calcext:value-type="float">
            <text:p>-136.184466102582</text:p>
          </table:table-cell>
          <table:table-cell table:style-name="ce3"/>
          <table:table-cell table:number-columns-repeated="8"/>
          <table:table-cell table:formula="of:=POWER([.E37]-[.A37]; 2)" office:value-type="float" office:value="0.0351406841717683" calcext:value-type="float">
            <text:p>0.035140684171768</text:p>
          </table:table-cell>
          <table:table-cell table:formula="of:=POWER([.I37]-[.E37];2)" office:value-type="float" office:value="0.0168720530582421" calcext:value-type="float">
            <text:p>0.016872053058242</text:p>
          </table:table-cell>
          <table:table-cell table:formula="of:=POWER([.M37]-[.I37];2)" office:value-type="float" office:value="0.0307334317964152" calcext:value-type="float">
            <text:p>0.030733431796415</text:p>
          </table:table-cell>
          <table:table-cell table:number-columns-repeated="997"/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/>
          <table:table-cell office:value-type="float" office:value="0.508755028247833" calcext:value-type="float">
            <text:p>0.508755028247833</text:p>
          </table:table-cell>
          <table:table-cell/>
          <table:table-cell office:value-type="float" office:value="0.0802273228764534" calcext:value-type="float">
            <text:p>0.080227322876453</text:p>
          </table:table-cell>
          <table:table-cell/>
          <table:table-cell table:style-name="ce2" table:formula="of:=([.E38]-[.A38])/[.A38]%" office:value-type="float" office:value="-185.129202679279" calcext:value-type="float">
            <text:p>-185.129202679279</text:p>
          </table:table-cell>
          <table:table-cell table:style-name="ce2"/>
          <table:table-cell office:value-type="float" office:value="0.41113218665123" calcext:value-type="float">
            <text:p>0.41113218665123</text:p>
          </table:table-cell>
          <table:table-cell/>
          <table:table-cell table:style-name="ce2" table:formula="of:=([.I38]-[.E38])/[.E38]%" office:value-type="float" office:value="412.459062462243" calcext:value-type="float">
            <text:p>412.459062462243</text:p>
          </table:table-cell>
          <table:table-cell table:style-name="ce2"/>
          <table:table-cell office:value-type="float" office:value="0.258867204189301" calcext:value-type="float">
            <text:p>0.258867204189301</text:p>
          </table:table-cell>
          <table:table-cell/>
          <table:table-cell table:style-name="ce3" table:formula="of:=([.M38]-[.I38])/[.I38]%" office:value-type="float" office:value="-37.0355295463884" calcext:value-type="float">
            <text:p>-37.0355295463884</text:p>
          </table:table-cell>
          <table:table-cell table:style-name="ce3"/>
          <table:table-cell table:number-columns-repeated="8"/>
          <table:table-cell table:formula="of:=POWER([.E38]-[.A38]; 2)" office:value-type="float" office:value="0.0304394871118616" calcext:value-type="float">
            <text:p>0.030439487111862</text:p>
          </table:table-cell>
          <table:table-cell table:formula="of:=POWER([.I38]-[.E38];2)" office:value-type="float" office:value="0.109498028869803" calcext:value-type="float">
            <text:p>0.109498028869803</text:p>
          </table:table-cell>
          <table:table-cell table:formula="of:=POWER([.M38]-[.I38];2)" office:value-type="float" office:value="0.0231846248841316" calcext:value-type="float">
            <text:p>0.023184624884132</text:p>
          </table:table-cell>
          <table:table-cell table:number-columns-repeated="997"/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/>
          <table:table-cell office:value-type="float" office:value="-0.196732580661774" calcext:value-type="float">
            <text:p>-0.196732580661774</text:p>
          </table:table-cell>
          <table:table-cell/>
          <table:table-cell office:value-type="float" office:value="-0.0216782409697771" calcext:value-type="float">
            <text:p>-0.021678240969777</text:p>
          </table:table-cell>
          <table:table-cell/>
          <table:table-cell table:style-name="ce2" table:formula="of:=([.E39]-[.A39])/[.A39]%" office:value-type="float" office:value="-146.541481578463" calcext:value-type="float">
            <text:p>-146.541481578463</text:p>
          </table:table-cell>
          <table:table-cell table:style-name="ce2"/>
          <table:table-cell office:value-type="float" office:value="-0.170884013175964" calcext:value-type="float">
            <text:p>-0.170884013175964</text:p>
          </table:table-cell>
          <table:table-cell/>
          <table:table-cell table:style-name="ce2" table:formula="of:=([.I39]-[.E39])/[.E39]%" office:value-type="float" office:value="688.274350369125" calcext:value-type="float">
            <text:p>688.274350369125</text:p>
          </table:table-cell>
          <table:table-cell table:style-name="ce2"/>
          <table:table-cell office:value-type="float" office:value="-0.0711252465844154" calcext:value-type="float">
            <text:p>-0.071125246584415</text:p>
          </table:table-cell>
          <table:table-cell/>
          <table:table-cell table:style-name="ce3" table:formula="of:=([.M39]-[.I39])/[.I39]%" office:value-type="float" office:value="-58.3780569858365" calcext:value-type="float">
            <text:p>-58.3780569858365</text:p>
          </table:table-cell>
          <table:table-cell table:style-name="ce3"/>
          <table:table-cell table:number-columns-repeated="8"/>
          <table:table-cell table:formula="of:=POWER([.E39]-[.A39]; 2)" office:value-type="float" office:value="0.00465895833465016" calcext:value-type="float">
            <text:p>0.00465895833465</text:p>
          </table:table-cell>
          <table:table-cell table:formula="of:=POWER([.I39]-[.E39];2)" office:value-type="float" office:value="0.0222623624596445" calcext:value-type="float">
            <text:p>0.022262362459645</text:p>
          </table:table-cell>
          <table:table-cell table:formula="of:=POWER([.M39]-[.I39];2)" office:value-type="float" office:value="0.00995181151186707" calcext:value-type="float">
            <text:p>0.009951811511867</text:p>
          </table:table-cell>
          <table:table-cell table:number-columns-repeated="997"/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/>
          <table:table-cell office:value-type="float" office:value="-1.80285155773163" calcext:value-type="float">
            <text:p>-1.80285155773163</text:p>
          </table:table-cell>
          <table:table-cell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E40]-[.A40])/[.A40]%" office:value-type="float" office:value="64.1442780254037" calcext:value-type="float">
            <text:p>64.1442780254037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I40]-[.E40])/[.E40]%" office:value-type="float" office:value="0" calcext:value-type="float">
            <text:p>0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3" table:formula="of:=([.M40]-[.I40])/[.I4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0]-[.A40]; 2)" office:value-type="float" office:value="0.496345724705463" calcext:value-type="float">
            <text:p>0.496345724705463</text:p>
          </table:table-cell>
          <table:table-cell table:formula="of:=POWER([.I40]-[.E40];2)" office:value-type="float" office:value="0" calcext:value-type="float">
            <text:p>0</text:p>
          </table:table-cell>
          <table:table-cell table:formula="of:=POWER([.M40]-[.I4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0373267638497055" calcext:value-type="float">
            <text:p>-0.003732676384971</text:p>
          </table:table-cell>
          <table:table-cell/>
          <table:table-cell office:value-type="float" office:value="-0.00373267638497055" calcext:value-type="float">
            <text:p>-0.003732676384971</text:p>
          </table:table-cell>
          <table:table-cell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E41]-[.A41])/[.A41]%" office:value-type="float" office:value="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I41]-[.E41])/[.E41]%" office:value-type="float" office:value="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3" table:formula="of:=([.M41]-[.I41])/[.I4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1]-[.A41]; 2)" office:value-type="float" office:value="0" calcext:value-type="float">
            <text:p>0</text:p>
          </table:table-cell>
          <table:table-cell table:formula="of:=POWER([.I41]-[.E41];2)" office:value-type="float" office:value="0" calcext:value-type="float">
            <text:p>0</text:p>
          </table:table-cell>
          <table:table-cell table:formula="of:=POWER([.M41]-[.I4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/>
          <table:table-cell office:value-type="float" office:value="0.0088581508025527" calcext:value-type="float">
            <text:p>0.008858150802553</text:p>
          </table:table-cell>
          <table:table-cell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E42]-[.A42])/[.A42]%" office:value-type="float" office:value="-100.849401600685" calcext:value-type="float">
            <text:p>-100.849401600685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I42]-[.E42])/[.E42]%" office:value-type="float" office:value="0" calcext:value-type="float">
            <text:p>0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3" table:formula="of:=([.M42]-[.I42])/[.I4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2]-[.A42]; 2)" office:value-type="float" office:value="1.10613119422646" calcext:value-type="float">
            <text:p>1.10613119422646</text:p>
          </table:table-cell>
          <table:table-cell table:formula="of:=POWER([.I42]-[.E42];2)" office:value-type="float" office:value="0" calcext:value-type="float">
            <text:p>0</text:p>
          </table:table-cell>
          <table:table-cell table:formula="of:=POWER([.M42]-[.I4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/>
          <table:table-cell office:value-type="float" office:value="0.086139976978302" calcext:value-type="float">
            <text:p>0.086139976978302</text:p>
          </table:table-cell>
          <table:table-cell/>
          <table:table-cell office:value-type="float" office:value="0.107646152377129" calcext:value-type="float">
            <text:p>0.107646152377129</text:p>
          </table:table-cell>
          <table:table-cell/>
          <table:table-cell table:style-name="ce2" table:formula="of:=([.E43]-[.A43])/[.A43]%" office:value-type="float" office:value="-135.968777515525" calcext:value-type="float">
            <text:p>-135.968777515525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2" table:formula="of:=([.I43]-[.E43])/[.E43]%" office:value-type="float" office:value="-19.9785825353813" calcext:value-type="float">
            <text:p>-19.9785825353813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3" table:formula="of:=([.M43]-[.I43])/[.I4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3]-[.A43]; 2)" office:value-type="float" office:value="0.165586167055338" calcext:value-type="float">
            <text:p>0.165586167055338</text:p>
          </table:table-cell>
          <table:table-cell table:formula="of:=POWER([.I43]-[.E43];2)" office:value-type="float" office:value="0.000462515580285112" calcext:value-type="float">
            <text:p>0.000462515580285</text:p>
          </table:table-cell>
          <table:table-cell table:formula="of:=POWER([.M43]-[.I4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/>
          <table:table-cell office:value-type="float" office:value="0.172061949968338" calcext:value-type="float">
            <text:p>0.172061949968338</text:p>
          </table:table-cell>
          <table:table-cell/>
          <table:table-cell office:value-type="float" office:value="0.00710389157757163" calcext:value-type="float">
            <text:p>0.007103891577572</text:p>
          </table:table-cell>
          <table:table-cell/>
          <table:table-cell table:style-name="ce2" table:formula="of:=([.E44]-[.A44])/[.A44]%" office:value-type="float" office:value="-105.210383493195" calcext:value-type="float">
            <text:p>-105.210383493195</text:p>
          </table:table-cell>
          <table:table-cell table:style-name="ce2"/>
          <table:table-cell office:value-type="float" office:value="0.160483777523041" calcext:value-type="float">
            <text:p>0.160483777523041</text:p>
          </table:table-cell>
          <table:table-cell/>
          <table:table-cell table:style-name="ce2" table:formula="of:=([.I44]-[.E44])/[.E44]%" office:value-type="float" office:value="2159.09666230999" calcext:value-type="float">
            <text:p>2159.09666230999</text:p>
          </table:table-cell>
          <table:table-cell table:style-name="ce2"/>
          <table:table-cell office:value-type="float" office:value="0.151804491877556" calcext:value-type="float">
            <text:p>0.151804491877556</text:p>
          </table:table-cell>
          <table:table-cell/>
          <table:table-cell table:style-name="ce3" table:formula="of:=([.M44]-[.I44])/[.I44]%" office:value-type="float" office:value="-5.40820123967912" calcext:value-type="float">
            <text:p>-5.40820123967912</text:p>
          </table:table-cell>
          <table:table-cell table:style-name="ce3"/>
          <table:table-cell table:number-columns-repeated="8"/>
          <table:table-cell table:formula="of:=POWER([.E44]-[.A44]; 2)" office:value-type="float" office:value="0.0205764513408556" calcext:value-type="float">
            <text:p>0.020576451340856</text:p>
          </table:table-cell>
          <table:table-cell table:formula="of:=POWER([.I44]-[.E44];2)" office:value-type="float" office:value="0.0235253894126452" calcext:value-type="float">
            <text:p>0.023525389412645</text:p>
          </table:table-cell>
          <table:table-cell table:formula="of:=POWER([.M44]-[.I44];2)" office:value-type="float" office:value="0.0000753299993159216" calcext:value-type="float">
            <text:p>7.53299993159216E-05</text:p>
          </table:table-cell>
          <table:table-cell table:number-columns-repeated="997"/>
        </table:table-row>
        <table:table-row table:style-name="ro1">
          <table:table-cell office:value-type="float" office:value="0.0094235772266984" calcext:value-type="float">
            <text:p>0.009423577226698</text:p>
          </table:table-cell>
          <table:table-cell/>
          <table:table-cell office:value-type="float" office:value="0.0094235772266984" calcext:value-type="float">
            <text:p>0.009423577226698</text:p>
          </table:table-cell>
          <table:table-cell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E45]-[.A45])/[.A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I45]-[.E45])/[.E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3" table:formula="of:=([.M45]-[.I45])/[.I4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5]-[.A45]; 2)" office:value-type="float" office:value="0" calcext:value-type="float">
            <text:p>0</text:p>
          </table:table-cell>
          <table:table-cell table:formula="of:=POWER([.I45]-[.E45];2)" office:value-type="float" office:value="0" calcext:value-type="float">
            <text:p>0</text:p>
          </table:table-cell>
          <table:table-cell table:formula="of:=POWER([.M45]-[.I4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/>
          <table:table-cell office:value-type="float" office:value="-0.352238088846207" calcext:value-type="float">
            <text:p>-0.352238088846207</text:p>
          </table:table-cell>
          <table:table-cell/>
          <table:table-cell office:value-type="float" office:value="-0.247389867901802" calcext:value-type="float">
            <text:p>-0.247389867901802</text:p>
          </table:table-cell>
          <table:table-cell/>
          <table:table-cell table:style-name="ce2" table:formula="of:=([.E46]-[.A46])/[.A46]%" office:value-type="float" office:value="207.710883546482" calcext:value-type="float">
            <text:p>207.710883546482</text:p>
          </table:table-cell>
          <table:table-cell table:style-name="ce2"/>
          <table:table-cell office:value-type="float" office:value="-0.437185227870941" calcext:value-type="float">
            <text:p>-0.437185227870941</text:p>
          </table:table-cell>
          <table:table-cell/>
          <table:table-cell table:style-name="ce2" table:formula="of:=([.I46]-[.E46])/[.E46]%" office:value-type="float" office:value="76.7191322663528" calcext:value-type="float">
            <text:p>76.7191322663528</text:p>
          </table:table-cell>
          <table:table-cell table:style-name="ce2"/>
          <table:table-cell office:value-type="float" office:value="-0.419417709112167" calcext:value-type="float">
            <text:p>-0.419417709112167</text:p>
          </table:table-cell>
          <table:table-cell/>
          <table:table-cell table:style-name="ce3" table:formula="of:=([.M46]-[.I46])/[.I46]%" office:value-type="float" office:value="-4.06407115933456" calcext:value-type="float">
            <text:p>-4.06407115933456</text:p>
          </table:table-cell>
          <table:table-cell table:style-name="ce3"/>
          <table:table-cell table:number-columns-repeated="8"/>
          <table:table-cell table:formula="of:=POWER([.E46]-[.A46]; 2)" office:value-type="float" office:value="0.027886666896622" calcext:value-type="float">
            <text:p>0.027886666896622</text:p>
          </table:table-cell>
          <table:table-cell table:formula="of:=POWER([.I46]-[.E46];2)" office:value-type="float" office:value="0.036022278665815" calcext:value-type="float">
            <text:p>0.036022278665815</text:p>
          </table:table-cell>
          <table:table-cell table:formula="of:=POWER([.M46]-[.I46];2)" office:value-type="float" office:value="0.000315684722843385" calcext:value-type="float">
            <text:p>0.000315684722843</text:p>
          </table:table-cell>
          <table:table-cell table:number-columns-repeated="997"/>
        </table:table-row>
        <table:table-row table:style-name="ro1">
          <table:table-cell office:value-type="float" office:value="-0.0623577646911144" calcext:value-type="float">
            <text:p>-0.062357764691114</text:p>
          </table:table-cell>
          <table:table-cell/>
          <table:table-cell office:value-type="float" office:value="-0.0623577646911144" calcext:value-type="float">
            <text:p>-0.062357764691115</text:p>
          </table:table-cell>
          <table:table-cell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E47]-[.A47])/[.A47]%" office:value-type="float" office:value="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I47]-[.E47])/[.E47]%" office:value-type="float" office:value="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4</text:p>
          </table:table-cell>
          <table:table-cell/>
          <table:table-cell table:style-name="ce3" table:formula="of:=([.M47]-[.I47])/[.I4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7]-[.A47]; 2)" office:value-type="float" office:value="0" calcext:value-type="float">
            <text:p>0</text:p>
          </table:table-cell>
          <table:table-cell table:formula="of:=POWER([.I47]-[.E47];2)" office:value-type="float" office:value="0" calcext:value-type="float">
            <text:p>0</text:p>
          </table:table-cell>
          <table:table-cell table:formula="of:=POWER([.M47]-[.I4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/>
          <table:table-cell office:value-type="float" office:value="-0.0000633827730780467" calcext:value-type="float">
            <text:p>-6.33827730780467E-05</text:p>
          </table:table-cell>
          <table:table-cell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E48]-[.A48])/[.A48]%" office:value-type="float" office:value="-99.9510388109099" calcext:value-type="float">
            <text:p>-99.9510388109099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I48]-[.E48])/[.E48]%" office:value-type="float" office:value="0" calcext:value-type="float">
            <text:p>0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3" table:formula="of:=([.M48]-[.I48])/[.I4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8]-[.A48]; 2)" office:value-type="float" office:value="0.0167422253561076" calcext:value-type="float">
            <text:p>0.016742225356108</text:p>
          </table:table-cell>
          <table:table-cell table:formula="of:=POWER([.I48]-[.E48];2)" office:value-type="float" office:value="0" calcext:value-type="float">
            <text:p>0</text:p>
          </table:table-cell>
          <table:table-cell table:formula="of:=POWER([.M48]-[.I4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/>
          <table:table-cell office:value-type="float" office:value="-1.95035433769226" calcext:value-type="float">
            <text:p>-1.95035433769226</text:p>
          </table:table-cell>
          <table:table-cell/>
          <table:table-cell office:value-type="float" office:value="-0.919643402099609" calcext:value-type="float">
            <text:p>-0.919643402099609</text:p>
          </table:table-cell>
          <table:table-cell/>
          <table:table-cell table:style-name="ce2" table:formula="of:=([.E49]-[.A49])/[.A49]%" office:value-type="float" office:value="22.5206201399695" calcext:value-type="float">
            <text:p>22.5206201399695</text:p>
          </table:table-cell>
          <table:table-cell table:style-name="ce2"/>
          <table:table-cell office:value-type="float" office:value="-1.93930232524872" calcext:value-type="float">
            <text:p>-1.93930232524872</text:p>
          </table:table-cell>
          <table:table-cell/>
          <table:table-cell table:style-name="ce2" table:formula="of:=([.I49]-[.E49])/[.E49]%" office:value-type="float" office:value="110.875467689015" calcext:value-type="float">
            <text:p>110.875467689015</text:p>
          </table:table-cell>
          <table:table-cell table:style-name="ce2"/>
          <table:table-cell office:value-type="float" office:value="-1.99221694469452" calcext:value-type="float">
            <text:p>-1.99221694469452</text:p>
          </table:table-cell>
          <table:table-cell/>
          <table:table-cell table:style-name="ce3" table:formula="of:=([.M49]-[.I49])/[.I49]%" office:value-type="float" office:value="2.72853895738064" calcext:value-type="float">
            <text:p>2.72853895738064</text:p>
          </table:table-cell>
          <table:table-cell table:style-name="ce3"/>
          <table:table-cell table:number-columns-repeated="8"/>
          <table:table-cell table:formula="of:=POWER([.E49]-[.A49]; 2)" office:value-type="float" office:value="0.0285746708669306" calcext:value-type="float">
            <text:p>0.028574670866931</text:p>
          </table:table-cell>
          <table:table-cell table:formula="of:=POWER([.I49]-[.E49];2)" office:value-type="float" office:value="1.0397043195576" calcext:value-type="float">
            <text:p>1.0397043195576</text:p>
          </table:table-cell>
          <table:table-cell table:formula="of:=POWER([.M49]-[.I49];2)" office:value-type="float" office:value="0.00279995695109382" calcext:value-type="float">
            <text:p>0.002799956951094</text:p>
          </table:table-cell>
          <table:table-cell table:number-columns-repeated="997"/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/>
          <table:table-cell office:value-type="float" office:value="0.0343273654580116" calcext:value-type="float">
            <text:p>0.034327365458012</text:p>
          </table:table-cell>
          <table:table-cell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E50]-[.A50])/[.A50]%" office:value-type="float" office:value="-243.197325109084" calcext:value-type="float">
            <text:p>-243.197325109084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I50]-[.E50])/[.E50]%" office:value-type="float" office:value="0" calcext:value-type="float">
            <text:p>0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3" table:formula="of:=([.M50]-[.I50])/[.I5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0]-[.A50]; 2)" office:value-type="float" office:value="0.00339882437378613" calcext:value-type="float">
            <text:p>0.003398824373786</text:p>
          </table:table-cell>
          <table:table-cell table:formula="of:=POWER([.I50]-[.E50];2)" office:value-type="float" office:value="0" calcext:value-type="float">
            <text:p>0</text:p>
          </table:table-cell>
          <table:table-cell table:formula="of:=POWER([.M50]-[.I5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/>
          <table:table-cell office:value-type="float" office:value="0.000901599647477269" calcext:value-type="float">
            <text:p>0.000901599647477</text:p>
          </table:table-cell>
          <table:table-cell/>
          <table:table-cell office:value-type="float" office:value="-0.528624176979065" calcext:value-type="float">
            <text:p>-0.528624176979065</text:p>
          </table:table-cell>
          <table:table-cell/>
          <table:table-cell table:style-name="ce2" table:formula="of:=([.E51]-[.A51])/[.A51]%" office:value-type="float" office:value="-20.5762706612616" calcext:value-type="float">
            <text:p>-20.5762706612616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2" table:formula="of:=([.I51]-[.E51])/[.E51]%" office:value-type="float" office:value="-100.170555885777" calcext:value-type="float">
            <text:p>-100.170555885777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3" table:formula="of:=([.M51]-[.I51])/[.I5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1]-[.A51]; 2)" office:value-type="float" office:value="0.0187554211685246" calcext:value-type="float">
            <text:p>0.018755421168525</text:p>
          </table:table-cell>
          <table:table-cell table:formula="of:=POWER([.I51]-[.E51];2)" office:value-type="float" office:value="0.280397548111943" calcext:value-type="float">
            <text:p>0.280397548111943</text:p>
          </table:table-cell>
          <table:table-cell table:formula="of:=POWER([.M51]-[.I5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/>
          <table:table-cell office:value-type="float" office:value="0.609589636325836" calcext:value-type="float">
            <text:p>0.609589636325836</text:p>
          </table:table-cell>
          <table:table-cell/>
          <table:table-cell office:value-type="float" office:value="-0.24267016351223" calcext:value-type="float">
            <text:p>-0.24267016351223</text:p>
          </table:table-cell>
          <table:table-cell/>
          <table:table-cell table:style-name="ce2" table:formula="of:=([.E52]-[.A52])/[.A52]%" office:value-type="float" office:value="-148.486653554537" calcext:value-type="float">
            <text:p>-148.486653554537</text:p>
          </table:table-cell>
          <table:table-cell table:style-name="ce2"/>
          <table:table-cell office:value-type="float" office:value="0.575287163257599" calcext:value-type="float">
            <text:p>0.575287163257599</text:p>
          </table:table-cell>
          <table:table-cell/>
          <table:table-cell table:style-name="ce2" table:formula="of:=([.I52]-[.E52])/[.E52]%" office:value-type="float" office:value="-337.065469825921" calcext:value-type="float">
            <text:p>-337.065469825921</text:p>
          </table:table-cell>
          <table:table-cell table:style-name="ce2"/>
          <table:table-cell office:value-type="float" office:value="0.554519951343536" calcext:value-type="float">
            <text:p>0.554519951343536</text:p>
          </table:table-cell>
          <table:table-cell/>
          <table:table-cell table:style-name="ce3" table:formula="of:=([.M52]-[.I52])/[.I52]%" office:value-type="float" office:value="-3.60988619952292" calcext:value-type="float">
            <text:p>-3.60988619952292</text:p>
          </table:table-cell>
          <table:table-cell table:style-name="ce3"/>
          <table:table-cell table:number-columns-repeated="8"/>
          <table:table-cell table:formula="of:=POWER([.E52]-[.A52]; 2)" office:value-type="float" office:value="0.552284916978457" calcext:value-type="float">
            <text:p>0.552284916978457</text:p>
          </table:table-cell>
          <table:table-cell table:formula="of:=POWER([.I52]-[.E52];2)" office:value-type="float" office:value="0.669054188416445" calcext:value-type="float">
            <text:p>0.669054188416445</text:p>
          </table:table-cell>
          <table:table-cell table:formula="of:=POWER([.M52]-[.I52];2)" office:value-type="float" office:value="0.000431277090683598" calcext:value-type="float">
            <text:p>0.000431277090684</text:p>
          </table:table-cell>
          <table:table-cell table:number-columns-repeated="997"/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/>
          <table:table-cell office:value-type="float" office:value="-2.20802330970764" calcext:value-type="float">
            <text:p>-2.20802330970764</text:p>
          </table:table-cell>
          <table:table-cell/>
          <table:table-cell office:value-type="float" office:value="0.230547547340393" calcext:value-type="float">
            <text:p>0.230547547340393</text:p>
          </table:table-cell>
          <table:table-cell/>
          <table:table-cell table:style-name="ce2" table:formula="of:=([.E53]-[.A53])/[.A53]%" office:value-type="float" office:value="-162.651646475213" calcext:value-type="float">
            <text:p>-162.651646475213</text:p>
          </table:table-cell>
          <table:table-cell table:style-name="ce2"/>
          <table:table-cell office:value-type="float" office:value="-2.18082237243652" calcext:value-type="float">
            <text:p>-2.18082237243652</text:p>
          </table:table-cell>
          <table:table-cell/>
          <table:table-cell table:style-name="ce2" table:formula="of:=([.I53]-[.E53])/[.E53]%" office:value-type="float" office:value="-1045.93171673027" calcext:value-type="float">
            <text:p>-1045.93171673027</text:p>
          </table:table-cell>
          <table:table-cell table:style-name="ce2"/>
          <table:table-cell office:value-type="float" office:value="-2.267657995224" calcext:value-type="float">
            <text:p>-2.267657995224</text:p>
          </table:table-cell>
          <table:table-cell/>
          <table:table-cell table:style-name="ce3" table:formula="of:=([.M53]-[.I53])/[.I53]%" office:value-type="float" office:value="3.98178338066401" calcext:value-type="float">
            <text:p>3.98178338066401</text:p>
          </table:table-cell>
          <table:table-cell table:style-name="ce3"/>
          <table:table-cell table:number-columns-repeated="8"/>
          <table:table-cell table:formula="of:=POWER([.E53]-[.A53]; 2)" office:value-type="float" office:value="0.358239081856481" calcext:value-type="float">
            <text:p>0.358239081856481</text:p>
          </table:table-cell>
          <table:table-cell table:formula="of:=POWER([.I53]-[.E53];2)" office:value-type="float" office:value="5.81470489000492" calcext:value-type="float">
            <text:p>5.81470489000492</text:p>
          </table:table-cell>
          <table:table-cell table:formula="of:=POWER([.M53]-[.I53];2)" office:value-type="float" office:value="0.00754042538488952" calcext:value-type="float">
            <text:p>0.00754042538489</text:p>
          </table:table-cell>
          <table:table-cell table:number-columns-repeated="997"/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/>
          <table:table-cell office:value-type="float" office:value="0.0970323160290718" calcext:value-type="float">
            <text:p>0.097032316029072</text:p>
          </table:table-cell>
          <table:table-cell/>
          <table:table-cell office:value-type="float" office:value="-0.401651740074158" calcext:value-type="float">
            <text:p>-0.401651740074158</text:p>
          </table:table-cell>
          <table:table-cell/>
          <table:table-cell table:style-name="ce2" table:formula="of:=([.E54]-[.A54])/[.A54]%" office:value-type="float" office:value="-8.79948657232896" calcext:value-type="float">
            <text:p>-8.79948657232896</text:p>
          </table:table-cell>
          <table:table-cell table:style-name="ce2"/>
          <table:table-cell office:value-type="float" office:value="0.0621797330677509" calcext:value-type="float">
            <text:p>0.062179733067751</text:p>
          </table:table-cell>
          <table:table-cell/>
          <table:table-cell table:style-name="ce2" table:formula="of:=([.I54]-[.E54])/[.E54]%" office:value-type="float" office:value="-115.481006768767" calcext:value-type="float">
            <text:p>-115.481006768767</text:p>
          </table:table-cell>
          <table:table-cell table:style-name="ce2"/>
          <table:table-cell office:value-type="float" office:value="0.137438625097275" calcext:value-type="float">
            <text:p>0.137438625097275</text:p>
          </table:table-cell>
          <table:table-cell/>
          <table:table-cell table:style-name="ce3" table:formula="of:=([.M54]-[.I54])/[.I54]%" office:value-type="float" office:value="121.03444051058" calcext:value-type="float">
            <text:p>121.03444051058</text:p>
          </table:table-cell>
          <table:table-cell table:style-name="ce3"/>
          <table:table-cell table:number-columns-repeated="8"/>
          <table:table-cell table:formula="of:=POWER([.E54]-[.A54]; 2)" office:value-type="float" office:value="0.00150182526068933" calcext:value-type="float">
            <text:p>0.001501825260689</text:p>
          </table:table-cell>
          <table:table-cell table:formula="of:=POWER([.I54]-[.E54];2)" office:value-type="float" office:value="0.215139635476993" calcext:value-type="float">
            <text:p>0.215139635476993</text:p>
          </table:table-cell>
          <table:table-cell table:formula="of:=POWER([.M54]-[.I54];2)" office:value-type="float" office:value="0.00566390082951157" calcext:value-type="float">
            <text:p>0.005663900829512</text:p>
          </table:table-cell>
          <table:table-cell table:number-columns-repeated="997"/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/>
          <table:table-cell office:value-type="float" office:value="-0.0137314088642597" calcext:value-type="float">
            <text:p>-0.01373140886426</text:p>
          </table:table-cell>
          <table:table-cell/>
          <table:table-cell office:value-type="float" office:value="-0.117862612009048" calcext:value-type="float">
            <text:p>-0.117862612009048</text:p>
          </table:table-cell>
          <table:table-cell/>
          <table:table-cell table:style-name="ce2" table:formula="of:=([.E55]-[.A55])/[.A55]%" office:value-type="float" office:value="-82.1736765368618" calcext:value-type="float">
            <text:p>-82.1736765368618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2" table:formula="of:=([.I55]-[.E55])/[.E55]%" office:value-type="float" office:value="-88.3496482640266" calcext:value-type="float">
            <text:p>-88.3496482640266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3" table:formula="of:=([.M55]-[.I55])/[.I5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5]-[.A55]; 2)" office:value-type="float" office:value="0.295184802400464" calcext:value-type="float">
            <text:p>0.295184802400464</text:p>
          </table:table-cell>
          <table:table-cell table:formula="of:=POWER([.I55]-[.E55];2)" office:value-type="float" office:value="0.0108433074683812" calcext:value-type="float">
            <text:p>0.010843307468381</text:p>
          </table:table-cell>
          <table:table-cell table:formula="of:=POWER([.M55]-[.I5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/>
          <table:table-cell office:value-type="float" office:value="-0.0927451699972153" calcext:value-type="float">
            <text:p>-0.092745169997215</text:p>
          </table:table-cell>
          <table:table-cell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E56]-[.A56])/[.A56]%" office:value-type="float" office:value="-81.3241517553492" calcext:value-type="float">
            <text:p>-81.3241517553492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I56]-[.E56])/[.E56]%" office:value-type="float" office:value="0" calcext:value-type="float">
            <text:p>0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3" table:formula="of:=([.M56]-[.I56])/[.I5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6]-[.A56]; 2)" office:value-type="float" office:value="0.163102649070984" calcext:value-type="float">
            <text:p>0.163102649070984</text:p>
          </table:table-cell>
          <table:table-cell table:formula="of:=POWER([.I56]-[.E56];2)" office:value-type="float" office:value="0" calcext:value-type="float">
            <text:p>0</text:p>
          </table:table-cell>
          <table:table-cell table:formula="of:=POWER([.M56]-[.I5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/>
          <table:table-cell office:value-type="float" office:value="-0.0701755732297897" calcext:value-type="float">
            <text:p>-0.07017557322979</text:p>
          </table:table-cell>
          <table:table-cell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E57]-[.A57])/[.A57]%" office:value-type="float" office:value="-80.4397315343026" calcext:value-type="float">
            <text:p>-80.4397315343026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I57]-[.E57])/[.E57]%" office:value-type="float" office:value="0" calcext:value-type="float">
            <text:p>0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3" table:formula="of:=([.M57]-[.I57])/[.I5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7]-[.A57]; 2)" office:value-type="float" office:value="0.0832843767832792" calcext:value-type="float">
            <text:p>0.083284376783279</text:p>
          </table:table-cell>
          <table:table-cell table:formula="of:=POWER([.I57]-[.E57];2)" office:value-type="float" office:value="0" calcext:value-type="float">
            <text:p>0</text:p>
          </table:table-cell>
          <table:table-cell table:formula="of:=POWER([.M57]-[.I5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/>
          <table:table-cell office:value-type="float" office:value="-1.13654601573944" calcext:value-type="float">
            <text:p>-1.13654601573944</text:p>
          </table:table-cell>
          <table:table-cell/>
          <table:table-cell office:value-type="float" office:value="-1.0795156955719" calcext:value-type="float">
            <text:p>-1.0795156955719</text:p>
          </table:table-cell>
          <table:table-cell/>
          <table:table-cell table:style-name="ce2" table:formula="of:=([.E58]-[.A58])/[.A58]%" office:value-type="float" office:value="63.3731643680564" calcext:value-type="float">
            <text:p>63.3731643680564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2" table:formula="of:=([.I58]-[.E58])/[.E58]%" office:value-type="float" office:value="5.28295423600365" calcext:value-type="float">
            <text:p>5.28295423600365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3" table:formula="of:=([.M58]-[.I58])/[.I5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8]-[.A58]; 2)" office:value-type="float" office:value="0.175350604058622" calcext:value-type="float">
            <text:p>0.175350604058622</text:p>
          </table:table-cell>
          <table:table-cell table:formula="of:=POWER([.I58]-[.E58];2)" office:value-type="float" office:value="0.00325245741841211" calcext:value-type="float">
            <text:p>0.003252457418412</text:p>
          </table:table-cell>
          <table:table-cell table:formula="of:=POWER([.M58]-[.I5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/>
          <table:table-cell office:value-type="float" office:value="-0.0225993413478136" calcext:value-type="float">
            <text:p>-0.022599341347814</text:p>
          </table:table-cell>
          <table:table-cell/>
          <table:table-cell office:value-type="float" office:value="-0.29799747467041" calcext:value-type="float">
            <text:p>-0.29799747467041</text:p>
          </table:table-cell>
          <table:table-cell/>
          <table:table-cell table:style-name="ce2" table:formula="of:=([.E59]-[.A59])/[.A59]%" office:value-type="float" office:value="7.88039432396507" calcext:value-type="float">
            <text:p>7.88039432396507</text:p>
          </table:table-cell>
          <table:table-cell table:style-name="ce2"/>
          <table:table-cell office:value-type="float" office:value="0.0570025891065598" calcext:value-type="float">
            <text:p>0.05700258910656</text:p>
          </table:table-cell>
          <table:table-cell/>
          <table:table-cell table:style-name="ce2" table:formula="of:=([.I59]-[.E59])/[.E59]%" office:value-type="float" office:value="-119.128547706522" calcext:value-type="float">
            <text:p>-119.128547706522</text:p>
          </table:table-cell>
          <table:table-cell table:style-name="ce2"/>
          <table:table-cell office:value-type="float" office:value="0.0596287213265896" calcext:value-type="float">
            <text:p>0.05962872132659</text:p>
          </table:table-cell>
          <table:table-cell/>
          <table:table-cell table:style-name="ce3" table:formula="of:=([.M59]-[.I59])/[.I59]%" office:value-type="float" office:value="4.6070402435941" calcext:value-type="float">
            <text:p>4.6070402435941</text:p>
          </table:table-cell>
          <table:table-cell table:style-name="ce3"/>
          <table:table-cell table:number-columns-repeated="8"/>
          <table:table-cell table:formula="of:=POWER([.E59]-[.A59]; 2)" office:value-type="float" office:value="0.000473844687704158" calcext:value-type="float">
            <text:p>0.000473844687704</text:p>
          </table:table-cell>
          <table:table-cell table:formula="of:=POWER([.I59]-[.E59];2)" office:value-type="float" office:value="0.126025045281653" calcext:value-type="float">
            <text:p>0.126025045281653</text:p>
          </table:table-cell>
          <table:table-cell table:formula="of:=POWER([.M59]-[.I59];2)" office:value-type="float" office:value="0.00000689657043707863" calcext:value-type="float">
            <text:p>6.89657043707863E-06</text:p>
          </table:table-cell>
          <table:table-cell table:number-columns-repeated="997"/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/>
          <table:table-cell office:value-type="float" office:value="0.679021000862122" calcext:value-type="float">
            <text:p>0.679021000862122</text:p>
          </table:table-cell>
          <table:table-cell/>
          <table:table-cell office:value-type="float" office:value="1.28552186489105" calcext:value-type="float">
            <text:p>1.28552186489105</text:p>
          </table:table-cell>
          <table:table-cell/>
          <table:table-cell table:style-name="ce2" table:formula="of:=([.E60]-[.A60])/[.A60]%" office:value-type="float" office:value="109.235799357725" calcext:value-type="float">
            <text:p>109.235799357725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2" table:formula="of:=([.I60]-[.E60])/[.E60]%" office:value-type="float" office:value="-47.1793503162492" calcext:value-type="float">
            <text:p>-47.1793503162492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3" table:formula="of:=([.M60]-[.I60])/[.I6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0]-[.A60]; 2)" office:value-type="float" office:value="0.450419239213315" calcext:value-type="float">
            <text:p>0.450419239213315</text:p>
          </table:table-cell>
          <table:table-cell table:formula="of:=POWER([.I60]-[.E60];2)" office:value-type="float" office:value="0.367843298067836" calcext:value-type="float">
            <text:p>0.367843298067836</text:p>
          </table:table-cell>
          <table:table-cell table:formula="of:=POWER([.M60]-[.I6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/>
          <table:table-cell office:value-type="float" office:value="-0.634368717670441" calcext:value-type="float">
            <text:p>-0.634368717670441</text:p>
          </table:table-cell>
          <table:table-cell/>
          <table:table-cell office:value-type="float" office:value="-0.329349964857101" calcext:value-type="float">
            <text:p>-0.329349964857101</text:p>
          </table:table-cell>
          <table:table-cell/>
          <table:table-cell table:style-name="ce2" table:formula="of:=([.E61]-[.A61])/[.A61]%" office:value-type="float" office:value="-25.2443039048444" calcext:value-type="float">
            <text:p>-25.2443039048444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2" table:formula="of:=([.I61]-[.E61])/[.E61]%" office:value-type="float" office:value="92.6123532290893" calcext:value-type="float">
            <text:p>92.6123532290893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3" table:formula="of:=([.M61]-[.I61])/[.I6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1]-[.A61]; 2)" office:value-type="float" office:value="0.0123695375370412" calcext:value-type="float">
            <text:p>0.012369537537041</text:p>
          </table:table-cell>
          <table:table-cell table:formula="of:=POWER([.I61]-[.E61];2)" office:value-type="float" office:value="0.0930364395678054" calcext:value-type="float">
            <text:p>0.093036439567806</text:p>
          </table:table-cell>
          <table:table-cell table:formula="of:=POWER([.M61]-[.I6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/>
          <table:table-cell office:value-type="float" office:value="3.20122718811035" calcext:value-type="float">
            <text:p>3.20122718811035</text:p>
          </table:table-cell>
          <table:table-cell/>
          <table:table-cell office:value-type="float" office:value="1.53088104724884" calcext:value-type="float">
            <text:p>1.53088104724884</text:p>
          </table:table-cell>
          <table:table-cell/>
          <table:table-cell table:style-name="ce2" table:formula="of:=([.E62]-[.A62])/[.A62]%" office:value-type="float" office:value="129.246063425056" calcext:value-type="float">
            <text:p>129.246063425056</text:p>
          </table:table-cell>
          <table:table-cell table:style-name="ce2"/>
          <table:table-cell office:value-type="float" office:value="2.95043087005615" calcext:value-type="float">
            <text:p>2.95043087005615</text:p>
          </table:table-cell>
          <table:table-cell/>
          <table:table-cell table:style-name="ce2" table:formula="of:=([.I62]-[.E62])/[.E62]%" office:value-type="float" office:value="92.727637157596" calcext:value-type="float">
            <text:p>92.727637157596</text:p>
          </table:table-cell>
          <table:table-cell table:style-name="ce2"/>
          <table:table-cell office:value-type="float" office:value="3.43374991416931" calcext:value-type="float">
            <text:p>3.43374991416931</text:p>
          </table:table-cell>
          <table:table-cell/>
          <table:table-cell table:style-name="ce3" table:formula="of:=([.M62]-[.I62])/[.I62]%" office:value-type="float" office:value="16.3813037959423" calcext:value-type="float">
            <text:p>16.3813037959423</text:p>
          </table:table-cell>
          <table:table-cell table:style-name="ce3"/>
          <table:table-cell table:number-columns-repeated="8"/>
          <table:table-cell table:formula="of:=POWER([.E62]-[.A62]; 2)" office:value-type="float" office:value="0.744927089311445" calcext:value-type="float">
            <text:p>0.744927089311445</text:p>
          </table:table-cell>
          <table:table-cell table:formula="of:=POWER([.I62]-[.E62];2)" office:value-type="float" office:value="2.01512169943227" calcext:value-type="float">
            <text:p>2.01512169943227</text:p>
          </table:table-cell>
          <table:table-cell table:formula="of:=POWER([.M62]-[.I62];2)" office:value-type="float" office:value="0.233597298402459" calcext:value-type="float">
            <text:p>0.233597298402459</text:p>
          </table:table-cell>
          <table:table-cell table:number-columns-repeated="997"/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/>
          <table:table-cell office:value-type="float" office:value="3.90278649330139" calcext:value-type="float">
            <text:p>3.90278649330139</text:p>
          </table:table-cell>
          <table:table-cell/>
          <table:table-cell office:value-type="float" office:value="1.61290907859802" calcext:value-type="float">
            <text:p>1.61290907859802</text:p>
          </table:table-cell>
          <table:table-cell/>
          <table:table-cell table:style-name="ce2" table:formula="of:=([.E63]-[.A63])/[.A63]%" office:value-type="float" office:value="141.749328000697" calcext:value-type="float">
            <text:p>141.749328000697</text:p>
          </table:table-cell>
          <table:table-cell table:style-name="ce2"/>
          <table:table-cell office:value-type="float" office:value="3.38068246841431" calcext:value-type="float">
            <text:p>3.38068246841431</text:p>
          </table:table-cell>
          <table:table-cell/>
          <table:table-cell table:style-name="ce2" table:formula="of:=([.I63]-[.E63])/[.E63]%" office:value-type="float" office:value="109.601552454084" calcext:value-type="float">
            <text:p>109.601552454084</text:p>
          </table:table-cell>
          <table:table-cell table:style-name="ce2"/>
          <table:table-cell office:value-type="float" office:value="3.91693425178528" calcext:value-type="float">
            <text:p>3.91693425178528</text:p>
          </table:table-cell>
          <table:table-cell/>
          <table:table-cell table:style-name="ce3" table:formula="of:=([.M63]-[.I63])/[.I63]%" office:value-type="float" office:value="15.8622345748578" calcext:value-type="float">
            <text:p>15.8622345748578</text:p>
          </table:table-cell>
          <table:table-cell table:style-name="ce3"/>
          <table:table-cell table:number-columns-repeated="8"/>
          <table:table-cell table:formula="of:=POWER([.E63]-[.A63]; 2)" office:value-type="float" office:value="0.894398864501506" calcext:value-type="float">
            <text:p>0.894398864501506</text:p>
          </table:table-cell>
          <table:table-cell table:formula="of:=POWER([.I63]-[.E63];2)" office:value-type="float" office:value="3.12502275774258" calcext:value-type="float">
            <text:p>3.12502275774258</text:p>
          </table:table-cell>
          <table:table-cell table:formula="of:=POWER([.M63]-[.I63];2)" office:value-type="float" office:value="0.287565975168546" calcext:value-type="float">
            <text:p>0.287565975168546</text:p>
          </table:table-cell>
          <table:table-cell table:number-columns-repeated="997"/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/>
          <table:table-cell office:value-type="float" office:value="-2.24237370491028" calcext:value-type="float">
            <text:p>-2.24237370491028</text:p>
          </table:table-cell>
          <table:table-cell/>
          <table:table-cell office:value-type="float" office:value="-1.10615110397339" calcext:value-type="float">
            <text:p>-1.10615110397339</text:p>
          </table:table-cell>
          <table:table-cell/>
          <table:table-cell table:style-name="ce2" table:formula="of:=([.E64]-[.A64])/[.A64]%" office:value-type="float" office:value="69.8169937451476" calcext:value-type="float">
            <text:p>69.8169937451476</text:p>
          </table:table-cell>
          <table:table-cell table:style-name="ce2"/>
          <table:table-cell office:value-type="float" office:value="-2.20273923873901" calcext:value-type="float">
            <text:p>-2.20273923873901</text:p>
          </table:table-cell>
          <table:table-cell/>
          <table:table-cell table:style-name="ce2" table:formula="of:=([.I64]-[.E64])/[.E64]%" office:value-type="float" office:value="99.1354735195383" calcext:value-type="float">
            <text:p>99.1354735195383</text:p>
          </table:table-cell>
          <table:table-cell table:style-name="ce2"/>
          <table:table-cell office:value-type="float" office:value="-2.20591020584106" calcext:value-type="float">
            <text:p>-2.20591020584106</text:p>
          </table:table-cell>
          <table:table-cell/>
          <table:table-cell table:style-name="ce3" table:formula="of:=([.M64]-[.I64])/[.I64]%" office:value-type="float" office:value="0.143955627896526" calcext:value-type="float">
            <text:p>0.143955627896526</text:p>
          </table:table-cell>
          <table:table-cell table:style-name="ce3"/>
          <table:table-cell table:number-columns-repeated="8"/>
          <table:table-cell table:formula="of:=POWER([.E64]-[.A64]; 2)" office:value-type="float" office:value="0.206818272701672" calcext:value-type="float">
            <text:p>0.206818272701672</text:p>
          </table:table-cell>
          <table:table-cell table:formula="of:=POWER([.I64]-[.E64];2)" office:value-type="float" office:value="1.20250553730874" calcext:value-type="float">
            <text:p>1.20250553730874</text:p>
          </table:table-cell>
          <table:table-cell table:formula="of:=POWER([.M64]-[.I64];2)" office:value-type="float" office:value="0.0000100550323622827" calcext:value-type="float">
            <text:p>1.00550323622827E-05</text:p>
          </table:table-cell>
          <table:table-cell table:number-columns-repeated="997"/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/>
          <table:table-cell office:value-type="float" office:value="-0.215854749083519" calcext:value-type="float">
            <text:p>-0.215854749083519</text:p>
          </table:table-cell>
          <table:table-cell/>
          <table:table-cell office:value-type="float" office:value="-0.339786291122436" calcext:value-type="float">
            <text:p>-0.339786291122436</text:p>
          </table:table-cell>
          <table:table-cell/>
          <table:table-cell table:style-name="ce2" table:formula="of:=([.E65]-[.A65])/[.A65]%" office:value-type="float" office:value="-24.4520266284679" calcext:value-type="float">
            <text:p>-24.4520266284679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2" table:formula="of:=([.I65]-[.E65])/[.E65]%" office:value-type="float" office:value="-36.4733790846966" calcext:value-type="float">
            <text:p>-36.4733790846966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3" table:formula="of:=([.M65]-[.I65])/[.I6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5]-[.A65]; 2)" office:value-type="float" office:value="0.0120947191756253" calcext:value-type="float">
            <text:p>0.012094719175625</text:p>
          </table:table-cell>
          <table:table-cell table:formula="of:=POWER([.I65]-[.E65];2)" office:value-type="float" office:value="0.0153590271121439" calcext:value-type="float">
            <text:p>0.015359027112144</text:p>
          </table:table-cell>
          <table:table-cell table:formula="of:=POWER([.M65]-[.I6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129534052684903" calcext:value-type="float">
            <text:p>-0.01295340526849</text:p>
          </table:table-cell>
          <table:table-cell/>
          <table:table-cell office:value-type="float" office:value="-0.0129534052684903" calcext:value-type="float">
            <text:p>-0.01295340526849</text:p>
          </table:table-cell>
          <table:table-cell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E66]-[.A66])/[.A66]%" office:value-type="float" office:value="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I66]-[.E66])/[.E66]%" office:value-type="float" office:value="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3" table:formula="of:=([.M66]-[.I66])/[.I6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6]-[.A66]; 2)" office:value-type="float" office:value="0" calcext:value-type="float">
            <text:p>0</text:p>
          </table:table-cell>
          <table:table-cell table:formula="of:=POWER([.I66]-[.E66];2)" office:value-type="float" office:value="0" calcext:value-type="float">
            <text:p>0</text:p>
          </table:table-cell>
          <table:table-cell table:formula="of:=POWER([.M66]-[.I6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/>
          <table:table-cell office:value-type="float" office:value="-0.257880210876465" calcext:value-type="float">
            <text:p>-0.257880210876465</text:p>
          </table:table-cell>
          <table:table-cell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E67]-[.A67])/[.A67]%" office:value-type="float" office:value="-36.4501721304703" calcext:value-type="float">
            <text:p>-36.4501721304703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I67]-[.E67])/[.E67]%" office:value-type="float" office:value="0" calcext:value-type="float">
            <text:p>0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3" table:formula="of:=([.M67]-[.I67])/[.I6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7]-[.A67]; 2)" office:value-type="float" office:value="0.0218779408244893" calcext:value-type="float">
            <text:p>0.021877940824489</text:p>
          </table:table-cell>
          <table:table-cell table:formula="of:=POWER([.I67]-[.E67];2)" office:value-type="float" office:value="0" calcext:value-type="float">
            <text:p>0</text:p>
          </table:table-cell>
          <table:table-cell table:formula="of:=POWER([.M67]-[.I6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/>
          <table:table-cell office:value-type="float" office:value="0.734089374542236" calcext:value-type="float">
            <text:p>0.734089374542236</text:p>
          </table:table-cell>
          <table:table-cell/>
          <table:table-cell office:value-type="float" office:value="0.757203936576843" calcext:value-type="float">
            <text:p>0.757203936576843</text:p>
          </table:table-cell>
          <table:table-cell/>
          <table:table-cell table:style-name="ce2" table:formula="of:=([.E68]-[.A68])/[.A68]%" office:value-type="float" office:value="39.9613821344226" calcext:value-type="float">
            <text:p>39.9613821344226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2" table:formula="of:=([.I68]-[.E68])/[.E68]%" office:value-type="float" office:value="-3.0526204260246" calcext:value-type="float">
            <text:p>-3.0526204260246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3" table:formula="of:=([.M68]-[.I68])/[.I6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8]-[.A68]; 2)" office:value-type="float" office:value="0.0467401694426286" calcext:value-type="float">
            <text:p>0.046740169442629</text:p>
          </table:table-cell>
          <table:table-cell table:formula="of:=POWER([.I68]-[.E68];2)" office:value-type="float" office:value="0.000534282978051697" calcext:value-type="float">
            <text:p>0.000534282978052</text:p>
          </table:table-cell>
          <table:table-cell table:formula="of:=POWER([.M68]-[.I6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/>
          <table:table-cell office:value-type="float" office:value="-2.17475271224976" calcext:value-type="float">
            <text:p>-2.17475271224976</text:p>
          </table:table-cell>
          <table:table-cell/>
          <table:table-cell office:value-type="float" office:value="-1.72367680072784" calcext:value-type="float">
            <text:p>-1.72367680072784</text:p>
          </table:table-cell>
          <table:table-cell/>
          <table:table-cell table:style-name="ce2" table:formula="of:=([.E69]-[.A69])/[.A69]%" office:value-type="float" office:value="60.8096798664601" calcext:value-type="float">
            <text:p>60.8096798664601</text:p>
          </table:table-cell>
          <table:table-cell table:style-name="ce2"/>
          <table:table-cell office:value-type="float" office:value="-2.21069669723511" calcext:value-type="float">
            <text:p>-2.21069669723511</text:p>
          </table:table-cell>
          <table:table-cell/>
          <table:table-cell table:style-name="ce2" table:formula="of:=([.I69]-[.E69])/[.E69]%" office:value-type="float" office:value="28.2547108774465" calcext:value-type="float">
            <text:p>28.2547108774465</text:p>
          </table:table-cell>
          <table:table-cell table:style-name="ce2"/>
          <table:table-cell office:value-type="float" office:value="-2.22223711013794" calcext:value-type="float">
            <text:p>-2.22223711013794</text:p>
          </table:table-cell>
          <table:table-cell/>
          <table:table-cell table:style-name="ce3" table:formula="of:=([.M69]-[.I69])/[.I69]%" office:value-type="float" office:value="0.522026061615022" calcext:value-type="float">
            <text:p>0.522026061615022</text:p>
          </table:table-cell>
          <table:table-cell table:style-name="ce3"/>
          <table:table-cell table:number-columns-repeated="8"/>
          <table:table-cell table:formula="of:=POWER([.E69]-[.A69]; 2)" office:value-type="float" office:value="0.424847172530453" calcext:value-type="float">
            <text:p>0.424847172530453</text:p>
          </table:table-cell>
          <table:table-cell table:formula="of:=POWER([.I69]-[.E69];2)" office:value-type="float" office:value="0.237188379593952" calcext:value-type="float">
            <text:p>0.237188379593952</text:p>
          </table:table-cell>
          <table:table-cell table:formula="of:=POWER([.M69]-[.I69];2)" office:value-type="float" office:value="0.000133181129967801" calcext:value-type="float">
            <text:p>0.000133181129968</text:p>
          </table:table-cell>
          <table:table-cell table:number-columns-repeated="997"/>
        </table:table-row>
        <table:table-row table:style-name="ro1">
          <table:table-cell office:value-type="float" office:value="-0.0461155660450459" calcext:value-type="float">
            <text:p>-0.046115566045046</text:p>
          </table:table-cell>
          <table:table-cell/>
          <table:table-cell office:value-type="float" office:value="-0.0461155660450459" calcext:value-type="float">
            <text:p>-0.046115566045046</text:p>
          </table:table-cell>
          <table:table-cell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E70]-[.A70])/[.A70]%" office:value-type="float" office:value="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I70]-[.E70])/[.E70]%" office:value-type="float" office:value="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3" table:formula="of:=([.M70]-[.I70])/[.I7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0]-[.A70]; 2)" office:value-type="float" office:value="0" calcext:value-type="float">
            <text:p>0</text:p>
          </table:table-cell>
          <table:table-cell table:formula="of:=POWER([.I70]-[.E70];2)" office:value-type="float" office:value="0" calcext:value-type="float">
            <text:p>0</text:p>
          </table:table-cell>
          <table:table-cell table:formula="of:=POWER([.M70]-[.I7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/>
          <table:table-cell office:value-type="float" office:value="-0.27300900220871" calcext:value-type="float">
            <text:p>-0.27300900220871</text:p>
          </table:table-cell>
          <table:table-cell/>
          <table:table-cell office:value-type="float" office:value="0.185285672545433" calcext:value-type="float">
            <text:p>0.185285672545433</text:p>
          </table:table-cell>
          <table:table-cell/>
          <table:table-cell table:style-name="ce2" table:formula="of:=([.E71]-[.A71])/[.A71]%" office:value-type="float" office:value="-356.791589738506" calcext:value-type="float">
            <text:p>-356.791589738506</text:p>
          </table:table-cell>
          <table:table-cell table:style-name="ce2"/>
          <table:table-cell office:value-type="float" office:value="-0.212505117058754" calcext:value-type="float">
            <text:p>-0.212505117058754</text:p>
          </table:table-cell>
          <table:table-cell/>
          <table:table-cell table:style-name="ce2" table:formula="of:=([.I71]-[.E71])/[.E71]%" office:value-type="float" office:value="-214.690528490079" calcext:value-type="float">
            <text:p>-214.690528490079</text:p>
          </table:table-cell>
          <table:table-cell table:style-name="ce2"/>
          <table:table-cell office:value-type="float" office:value="-0.391828894615173" calcext:value-type="float">
            <text:p>-0.391828894615173</text:p>
          </table:table-cell>
          <table:table-cell/>
          <table:table-cell table:style-name="ce3" table:formula="of:=([.M71]-[.I71])/[.I71]%" office:value-type="float" office:value="84.3856279972962" calcext:value-type="float">
            <text:p>84.3856279972962</text:p>
          </table:table-cell>
          <table:table-cell table:style-name="ce3"/>
          <table:table-cell table:number-columns-repeated="8"/>
          <table:table-cell table:formula="of:=POWER([.E71]-[.A71]; 2)" office:value-type="float" office:value="0.066275238913134" calcext:value-type="float">
            <text:p>0.066275238913134</text:p>
          </table:table-cell>
          <table:table-cell table:formula="of:=POWER([.I71]-[.E71];2)" office:value-type="float" office:value="0.158237512293923" calcext:value-type="float">
            <text:p>0.158237512293923</text:p>
          </table:table-cell>
          <table:table-cell table:formula="of:=POWER([.M71]-[.I71];2)" office:value-type="float" office:value="0.032157017197104" calcext:value-type="float">
            <text:p>0.032157017197104</text:p>
          </table:table-cell>
          <table:table-cell table:number-columns-repeated="997"/>
        </table:table-row>
        <table:table-row table:style-name="ro1">
          <table:table-cell office:value-type="float" office:value="0.0220582522451878" calcext:value-type="float">
            <text:p>0.022058252245188</text:p>
          </table:table-cell>
          <table:table-cell/>
          <table:table-cell office:value-type="float" office:value="0.0220582522451878" calcext:value-type="float">
            <text:p>0.022058252245188</text:p>
          </table:table-cell>
          <table:table-cell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E72]-[.A72])/[.A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I72]-[.E72])/[.E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3" table:formula="of:=([.M72]-[.I72])/[.I7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2]-[.A72]; 2)" office:value-type="float" office:value="0" calcext:value-type="float">
            <text:p>0</text:p>
          </table:table-cell>
          <table:table-cell table:formula="of:=POWER([.I72]-[.E72];2)" office:value-type="float" office:value="0" calcext:value-type="float">
            <text:p>0</text:p>
          </table:table-cell>
          <table:table-cell table:formula="of:=POWER([.M72]-[.I7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/>
          <table:table-cell office:value-type="float" office:value="-0.000203214061912149" calcext:value-type="float">
            <text:p>-0.000203214061912</text:p>
          </table:table-cell>
          <table:table-cell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E73]-[.A73])/[.A73]%" office:value-type="float" office:value="-102.816261350501" calcext:value-type="float">
            <text:p>-102.816261350501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I73]-[.E73])/[.E73]%" office:value-type="float" office:value="0" calcext:value-type="float">
            <text:p>0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3" table:formula="of:=([.M73]-[.I73])/[.I7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3]-[.A73]; 2)" office:value-type="float" office:value="0.0000550408610059577" calcext:value-type="float">
            <text:p>5.50408610059577E-05</text:p>
          </table:table-cell>
          <table:table-cell table:formula="of:=POWER([.I73]-[.E73];2)" office:value-type="float" office:value="0" calcext:value-type="float">
            <text:p>0</text:p>
          </table:table-cell>
          <table:table-cell table:formula="of:=POWER([.M73]-[.I7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/>
          <table:table-cell office:value-type="float" office:value="-0.0749602988362312" calcext:value-type="float">
            <text:p>-0.074960298836231</text:p>
          </table:table-cell>
          <table:table-cell/>
          <table:table-cell office:value-type="float" office:value="-0.10184171050787" calcext:value-type="float">
            <text:p>-0.10184171050787</text:p>
          </table:table-cell>
          <table:table-cell/>
          <table:table-cell table:style-name="ce2" table:formula="of:=([.E74]-[.A74])/[.A74]%" office:value-type="float" office:value="14.2162947796104" calcext:value-type="float">
            <text:p>14.2162947796104</text:p>
          </table:table-cell>
          <table:table-cell table:style-name="ce2"/>
          <table:table-cell office:value-type="float" office:value="-0.0229420065879822" calcext:value-type="float">
            <text:p>-0.022942006587982</text:p>
          </table:table-cell>
          <table:table-cell/>
          <table:table-cell table:style-name="ce2" table:formula="of:=([.I74]-[.E74])/[.E74]%" office:value-type="float" office:value="-77.4728777889003" calcext:value-type="float">
            <text:p>-77.4728777889003</text:p>
          </table:table-cell>
          <table:table-cell table:style-name="ce2"/>
          <table:table-cell office:value-type="float" office:value="-0.0830733254551888" calcext:value-type="float">
            <text:p>-0.083073325455189</text:p>
          </table:table-cell>
          <table:table-cell/>
          <table:table-cell table:style-name="ce3" table:formula="of:=([.M74]-[.I74])/[.I74]%" office:value-type="float" office:value="262.101393078256" calcext:value-type="float">
            <text:p>262.101393078256</text:p>
          </table:table-cell>
          <table:table-cell table:style-name="ce3"/>
          <table:table-cell table:number-columns-repeated="8"/>
          <table:table-cell table:formula="of:=POWER([.E74]-[.A74]; 2)" office:value-type="float" office:value="0.000160682313299416" calcext:value-type="float">
            <text:p>0.000160682313299</text:p>
          </table:table-cell>
          <table:table-cell table:formula="of:=POWER([.I74]-[.E74];2)" office:value-type="float" office:value="0.00622516327864596" calcext:value-type="float">
            <text:p>0.006225163278646</text:p>
          </table:table-cell>
          <table:table-cell table:formula="of:=POWER([.M74]-[.I74];2)" office:value-type="float" office:value="0.00361577550870968" calcext:value-type="float">
            <text:p>0.00361577550871</text:p>
          </table:table-cell>
          <table:table-cell table:number-columns-repeated="997"/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/>
          <table:table-cell office:value-type="float" office:value="0.396876513957977" calcext:value-type="float">
            <text:p>0.396876513957977</text:p>
          </table:table-cell>
          <table:table-cell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E75]-[.A75])/[.A75]%" office:value-type="float" office:value="-25.9571935074797" calcext:value-type="float">
            <text:p>-25.9571935074797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I75]-[.E75])/[.E75]%" office:value-type="float" office:value="0" calcext:value-type="float">
            <text:p>0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3" table:formula="of:=([.M75]-[.I75])/[.I7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5]-[.A75]; 2)" office:value-type="float" office:value="0.0193580017445962" calcext:value-type="float">
            <text:p>0.019358001744596</text:p>
          </table:table-cell>
          <table:table-cell table:formula="of:=POWER([.I75]-[.E75];2)" office:value-type="float" office:value="0" calcext:value-type="float">
            <text:p>0</text:p>
          </table:table-cell>
          <table:table-cell table:formula="of:=POWER([.M75]-[.I7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/>
          <table:table-cell office:value-type="float" office:value="-1.10570096969605" calcext:value-type="float">
            <text:p>-1.10570096969605</text:p>
          </table:table-cell>
          <table:table-cell/>
          <table:table-cell office:value-type="float" office:value="-0.82823121547699" calcext:value-type="float">
            <text:p>-0.82823121547699</text:p>
          </table:table-cell>
          <table:table-cell/>
          <table:table-cell table:style-name="ce2" table:formula="of:=([.E76]-[.A76])/[.A76]%" office:value-type="float" office:value="-8.93137975826737" calcext:value-type="float">
            <text:p>-8.93137975826737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2" table:formula="of:=([.I76]-[.E76])/[.E76]%" office:value-type="float" office:value="33.5014847344605" calcext:value-type="float">
            <text:p>33.5014847344605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3" table:formula="of:=([.M76]-[.I76])/[.I7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6]-[.A76]; 2)" office:value-type="float" office:value="0.00659785531367163" calcext:value-type="float">
            <text:p>0.006597855313672</text:p>
          </table:table-cell>
          <table:table-cell table:formula="of:=POWER([.I76]-[.E76];2)" office:value-type="float" office:value="0.0769894645063856" calcext:value-type="float">
            <text:p>0.076989464506386</text:p>
          </table:table-cell>
          <table:table-cell table:formula="of:=POWER([.M76]-[.I7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/>
          <table:table-cell office:value-type="float" office:value="-0.102917701005936" calcext:value-type="float">
            <text:p>-0.102917701005936</text:p>
          </table:table-cell>
          <table:table-cell/>
          <table:table-cell office:value-type="float" office:value="1.54662811756134" calcext:value-type="float">
            <text:p>1.54662811756134</text:p>
          </table:table-cell>
          <table:table-cell/>
          <table:table-cell table:style-name="ce2" table:formula="of:=([.E77]-[.A77])/[.A77]%" office:value-type="float" office:value="-1716.81270963236" calcext:value-type="float">
            <text:p>-1716.81270963236</text:p>
          </table:table-cell>
          <table:table-cell table:style-name="ce2"/>
          <table:table-cell office:value-type="float" office:value="-0.133318409323692" calcext:value-type="float">
            <text:p>-0.133318409323692</text:p>
          </table:table-cell>
          <table:table-cell/>
          <table:table-cell table:style-name="ce2" table:formula="of:=([.I77]-[.E77])/[.E77]%" office:value-type="float" office:value="-108.619939584048" calcext:value-type="float">
            <text:p>-108.619939584048</text:p>
          </table:table-cell>
          <table:table-cell table:style-name="ce2"/>
          <table:table-cell office:value-type="float" office:value="0.0961869284510613" calcext:value-type="float">
            <text:p>0.096186928451061</text:p>
          </table:table-cell>
          <table:table-cell/>
          <table:table-cell table:style-name="ce3" table:formula="of:=([.M77]-[.I77])/[.I77]%" office:value-type="float" office:value="-172.148271899587" calcext:value-type="float">
            <text:p>-172.148271899587</text:p>
          </table:table-cell>
          <table:table-cell table:style-name="ce3"/>
          <table:table-cell table:number-columns-repeated="8"/>
          <table:table-cell table:formula="of:=POWER([.E77]-[.A77]; 2)" office:value-type="float" office:value="2.69710722997036" calcext:value-type="float">
            <text:p>2.69710722997036</text:p>
          </table:table-cell>
          <table:table-cell table:formula="of:=POWER([.I77]-[.E77];2)" office:value-type="float" office:value="2.82222033319308" calcext:value-type="float">
            <text:p>2.82222033319308</text:p>
          </table:table-cell>
          <table:table-cell table:formula="of:=POWER([.M77]-[.I77];2)" office:value-type="float" office:value="0.0526727000671036" calcext:value-type="float">
            <text:p>0.052672700067104</text:p>
          </table:table-cell>
          <table:table-cell table:number-columns-repeated="997"/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/>
          <table:table-cell office:value-type="float" office:value="3.93206238746643" calcext:value-type="float">
            <text:p>3.93206238746643</text:p>
          </table:table-cell>
          <table:table-cell/>
          <table:table-cell office:value-type="float" office:value="1.68661069869995" calcext:value-type="float">
            <text:p>1.68661069869995</text:p>
          </table:table-cell>
          <table:table-cell/>
          <table:table-cell table:style-name="ce2" table:formula="of:=([.E78]-[.A78])/[.A78]%" office:value-type="float" office:value="2191.9411467995" calcext:value-type="float">
            <text:p>2191.9411467995</text:p>
          </table:table-cell>
          <table:table-cell table:style-name="ce2"/>
          <table:table-cell office:value-type="float" office:value="3.22381663322449" calcext:value-type="float">
            <text:p>3.22381663322449</text:p>
          </table:table-cell>
          <table:table-cell/>
          <table:table-cell table:style-name="ce2" table:formula="of:=([.I78]-[.E78])/[.E78]%" office:value-type="float" office:value="91.1417160883319" calcext:value-type="float">
            <text:p>91.1417160883319</text:p>
          </table:table-cell>
          <table:table-cell table:style-name="ce2"/>
          <table:table-cell office:value-type="float" office:value="4.36200284957886" calcext:value-type="float">
            <text:p>4.36200284957886</text:p>
          </table:table-cell>
          <table:table-cell/>
          <table:table-cell table:style-name="ce3" table:formula="of:=([.M78]-[.I78])/[.I78]%" office:value-type="float" office:value="35.3055507135326" calcext:value-type="float">
            <text:p>35.3055507135326</text:p>
          </table:table-cell>
          <table:table-cell table:style-name="ce3"/>
          <table:table-cell table:number-columns-repeated="8"/>
          <table:table-cell table:formula="of:=POWER([.E78]-[.A78]; 2)" office:value-type="float" office:value="2.60183982697027" calcext:value-type="float">
            <text:p>2.60183982697027</text:p>
          </table:table-cell>
          <table:table-cell table:formula="of:=POWER([.I78]-[.E78];2)" office:value-type="float" office:value="2.36300208513746" calcext:value-type="float">
            <text:p>2.36300208513746</text:p>
          </table:table-cell>
          <table:table-cell table:formula="of:=POWER([.M78]-[.I78];2)" office:value-type="float" office:value="1.29546786309908" calcext:value-type="float">
            <text:p>1.29546786309908</text:p>
          </table:table-cell>
          <table:table-cell table:number-columns-repeated="997"/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/>
          <table:table-cell office:value-type="float" office:value="0.321031153202057" calcext:value-type="float">
            <text:p>0.321031153202057</text:p>
          </table:table-cell>
          <table:table-cell/>
          <table:table-cell office:value-type="float" office:value="0.287590056657791" calcext:value-type="float">
            <text:p>0.287590056657791</text:p>
          </table:table-cell>
          <table:table-cell/>
          <table:table-cell table:style-name="ce2" table:formula="of:=([.E79]-[.A79])/[.A79]%" office:value-type="float" office:value="107.627657090973" calcext:value-type="float">
            <text:p>107.627657090973</text:p>
          </table:table-cell>
          <table:table-cell table:style-name="ce2"/>
          <table:table-cell office:value-type="float" office:value="0.235515773296356" calcext:value-type="float">
            <text:p>0.235515773296356</text:p>
          </table:table-cell>
          <table:table-cell/>
          <table:table-cell table:style-name="ce2" table:formula="of:=([.I79]-[.E79])/[.E79]%" office:value-type="float" office:value="-18.1071223277372" calcext:value-type="float">
            <text:p>-18.1071223277372</text:p>
          </table:table-cell>
          <table:table-cell table:style-name="ce2"/>
          <table:table-cell office:value-type="float" office:value="0.206312268972397" calcext:value-type="float">
            <text:p>0.206312268972397</text:p>
          </table:table-cell>
          <table:table-cell/>
          <table:table-cell table:style-name="ce3" table:formula="of:=([.M79]-[.I79])/[.I79]%" office:value-type="float" office:value="-12.3998082655854" calcext:value-type="float">
            <text:p>-12.3998082655854</text:p>
          </table:table-cell>
          <table:table-cell table:style-name="ce3"/>
          <table:table-cell table:number-columns-repeated="8"/>
          <table:table-cell table:formula="of:=POWER([.E79]-[.A79]; 2)" office:value-type="float" office:value="0.0222241468878225" calcext:value-type="float">
            <text:p>0.022224146887823</text:p>
          </table:table-cell>
          <table:table-cell table:formula="of:=POWER([.I79]-[.E79];2)" office:value-type="float" office:value="0.00271173098760703" calcext:value-type="float">
            <text:p>0.002711730987607</text:p>
          </table:table-cell>
          <table:table-cell table:formula="of:=POWER([.M79]-[.I79];2)" office:value-type="float" office:value="0.000852844664799493" calcext:value-type="float">
            <text:p>0.000852844664799</text:p>
          </table:table-cell>
          <table:table-cell table:number-columns-repeated="997"/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/>
          <table:table-cell office:value-type="float" office:value="-1.0124945640564" calcext:value-type="float">
            <text:p>-1.0124945640564</text:p>
          </table:table-cell>
          <table:table-cell/>
          <table:table-cell office:value-type="float" office:value="-1.00943696498871" calcext:value-type="float">
            <text:p>-1.00943696498871</text:p>
          </table:table-cell>
          <table:table-cell/>
          <table:table-cell table:style-name="ce2" table:formula="of:=([.E80]-[.A80])/[.A80]%" office:value-type="float" office:value="9.17613624642615" calcext:value-type="float">
            <text:p>9.17613624642615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2" table:formula="of:=([.I80]-[.E80])/[.E80]%" office:value-type="float" office:value="0.302901436517552" calcext:value-type="float">
            <text:p>0.302901436517552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3" table:formula="of:=([.M80]-[.I80])/[.I8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0]-[.A80]; 2)" office:value-type="float" office:value="0.00719817952939671" calcext:value-type="float">
            <text:p>0.007198179529397</text:p>
          </table:table-cell>
          <table:table-cell table:formula="of:=POWER([.I80]-[.E80];2)" office:value-type="float" office:value="0.00000934891205873868" calcext:value-type="float">
            <text:p>9.34891205873868E-06</text:p>
          </table:table-cell>
          <table:table-cell table:formula="of:=POWER([.M80]-[.I8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/>
          <table:table-cell office:value-type="float" office:value="0.0203075055032968" calcext:value-type="float">
            <text:p>0.020307505503297</text:p>
          </table:table-cell>
          <table:table-cell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E81]-[.A81])/[.A81]%" office:value-type="float" office:value="-93.7577146052719" calcext:value-type="float">
            <text:p>-93.7577146052719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I81]-[.E81])/[.E81]%" office:value-type="float" office:value="0" calcext:value-type="float">
            <text:p>0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3" table:formula="of:=([.M81]-[.I81])/[.I8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1]-[.A81]; 2)" office:value-type="float" office:value="0.093033625015108" calcext:value-type="float">
            <text:p>0.093033625015108</text:p>
          </table:table-cell>
          <table:table-cell table:formula="of:=POWER([.I81]-[.E81];2)" office:value-type="float" office:value="0" calcext:value-type="float">
            <text:p>0</text:p>
          </table:table-cell>
          <table:table-cell table:formula="of:=POWER([.M81]-[.I8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/>
          <table:table-cell office:value-type="float" office:value="-0.0572931729257107" calcext:value-type="float">
            <text:p>-0.057293172925711</text:p>
          </table:table-cell>
          <table:table-cell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E82]-[.A82])/[.A82]%" office:value-type="float" office:value="-141.623690260694" calcext:value-type="float">
            <text:p>-141.623690260694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I82]-[.E82])/[.E82]%" office:value-type="float" office:value="0" calcext:value-type="float">
            <text:p>0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3" table:formula="of:=([.M82]-[.I82])/[.I8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2]-[.A82]; 2)" office:value-type="float" office:value="0.0380011202481215" calcext:value-type="float">
            <text:p>0.038001120248122</text:p>
          </table:table-cell>
          <table:table-cell table:formula="of:=POWER([.I82]-[.E82];2)" office:value-type="float" office:value="0" calcext:value-type="float">
            <text:p>0</text:p>
          </table:table-cell>
          <table:table-cell table:formula="of:=POWER([.M82]-[.I8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/>
          <table:table-cell office:value-type="float" office:value="-2.41822195053101" calcext:value-type="float">
            <text:p>-2.41822195053101</text:p>
          </table:table-cell>
          <table:table-cell/>
          <table:table-cell office:value-type="float" office:value="-2.0750617980957" calcext:value-type="float">
            <text:p>-2.0750617980957</text:p>
          </table:table-cell>
          <table:table-cell/>
          <table:table-cell table:style-name="ce2" table:formula="of:=([.E83]-[.A83])/[.A83]%" office:value-type="float" office:value="111.086949456653" calcext:value-type="float">
            <text:p>111.086949456653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2" table:formula="of:=([.I83]-[.E83])/[.E83]%" office:value-type="float" office:value="16.5373461527859" calcext:value-type="float">
            <text:p>16.5373461527859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3" table:formula="of:=([.M83]-[.I83])/[.I8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3]-[.A83]; 2)" office:value-type="float" office:value="1.19251921215641" calcext:value-type="float">
            <text:p>1.19251921215641</text:p>
          </table:table-cell>
          <table:table-cell table:formula="of:=POWER([.I83]-[.E83];2)" office:value-type="float" office:value="0.117758890219425" calcext:value-type="float">
            <text:p>0.117758890219425</text:p>
          </table:table-cell>
          <table:table-cell table:formula="of:=POWER([.M83]-[.I8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832441821694374" calcext:value-type="float">
            <text:p>0.083244182169437</text:p>
          </table:table-cell>
          <table:table-cell/>
          <table:table-cell office:value-type="float" office:value="0.0334539040923119" calcext:value-type="float">
            <text:p>0.033453904092312</text:p>
          </table:table-cell>
          <table:table-cell/>
          <table:table-cell office:value-type="float" office:value="-0.0286047291010618" calcext:value-type="float">
            <text:p>-0.028604729101062</text:p>
          </table:table-cell>
          <table:table-cell/>
          <table:table-cell table:style-name="ce2" table:formula="of:=([.E84]-[.A84])/[.A84]%" office:value-type="float" office:value="-134.362436335598" calcext:value-type="float">
            <text:p>-134.362436335598</text:p>
          </table:table-cell>
          <table:table-cell table:style-name="ce2"/>
          <table:table-cell office:value-type="float" office:value="0.0171426329761744" calcext:value-type="float">
            <text:p>0.017142632976174</text:p>
          </table:table-cell>
          <table:table-cell/>
          <table:table-cell table:style-name="ce2" table:formula="of:=([.I84]-[.E84])/[.E84]%" office:value-type="float" office:value="-159.929366628884" calcext:value-type="float">
            <text:p>-159.929366628884</text:p>
          </table:table-cell>
          <table:table-cell table:style-name="ce2"/>
          <table:table-cell office:value-type="float" office:value="0.0452900119125843" calcext:value-type="float">
            <text:p>0.045290011912584</text:p>
          </table:table-cell>
          <table:table-cell/>
          <table:table-cell table:style-name="ce3" table:formula="of:=([.M84]-[.I84])/[.I84]%" office:value-type="float" office:value="164.195190876048" calcext:value-type="float">
            <text:p>164.195190876048</text:p>
          </table:table-cell>
          <table:table-cell table:style-name="ce3"/>
          <table:table-cell table:number-columns-repeated="8"/>
          <table:table-cell table:formula="of:=POWER([.E84]-[.A84]; 2)" office:value-type="float" office:value="0.012510178952396" calcext:value-type="float">
            <text:p>0.012510178952396</text:p>
          </table:table-cell>
          <table:table-cell table:formula="of:=POWER([.I84]-[.E84];2)" office:value-type="float" office:value="0.00209282113702575" calcext:value-type="float">
            <text:p>0.002092821137026</text:p>
          </table:table-cell>
          <table:table-cell table:formula="of:=POWER([.M84]-[.I84];2)" office:value-type="float" office:value="0.000792274940989852" calcext:value-type="float">
            <text:p>0.00079227494099</text:p>
          </table:table-cell>
          <table:table-cell table:number-columns-repeated="997"/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/>
          <table:table-cell office:value-type="float" office:value="-2.19939160346985" calcext:value-type="float">
            <text:p>-2.19939160346985</text:p>
          </table:table-cell>
          <table:table-cell/>
          <table:table-cell office:value-type="float" office:value="-0.860974848270416" calcext:value-type="float">
            <text:p>-0.860974848270416</text:p>
          </table:table-cell>
          <table:table-cell/>
          <table:table-cell table:style-name="ce2" table:formula="of:=([.E85]-[.A85])/[.A85]%" office:value-type="float" office:value="262.947303991236" calcext:value-type="float">
            <text:p>262.947303991236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2" table:formula="of:=([.I85]-[.E85])/[.E85]%" office:value-type="float" office:value="155.453641635192" calcext:value-type="float">
            <text:p>155.453641635192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3" table:formula="of:=([.M85]-[.I85])/[.I8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5]-[.A85]; 2)" office:value-type="float" office:value="0.389073116979528" calcext:value-type="float">
            <text:p>0.389073116979528</text:p>
          </table:table-cell>
          <table:table-cell table:formula="of:=POWER([.I85]-[.E85];2)" office:value-type="float" office:value="1.79135941059858" calcext:value-type="float">
            <text:p>1.79135941059858</text:p>
          </table:table-cell>
          <table:table-cell table:formula="of:=POWER([.M85]-[.I8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/>
          <table:table-cell office:value-type="float" office:value="0.0131942220032215" calcext:value-type="float">
            <text:p>0.013194222003222</text:p>
          </table:table-cell>
          <table:table-cell/>
          <table:table-cell office:value-type="float" office:value="0.267802059650421" calcext:value-type="float">
            <text:p>0.267802059650421</text:p>
          </table:table-cell>
          <table:table-cell/>
          <table:table-cell table:style-name="ce2" table:formula="of:=([.E86]-[.A86])/[.A86]%" office:value-type="float" office:value="90.6106205286918" calcext:value-type="float">
            <text:p>90.6106205286918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2" table:formula="of:=([.I86]-[.E86])/[.E86]%" office:value-type="float" office:value="-95.0731439405489" calcext:value-type="float">
            <text:p>-95.0731439405489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3" table:formula="of:=([.M86]-[.I86])/[.I8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6]-[.A86]; 2)" office:value-type="float" office:value="0.0162065974306921" calcext:value-type="float">
            <text:p>0.016206597430692</text:p>
          </table:table-cell>
          <table:table-cell table:formula="of:=POWER([.I86]-[.E86];2)" office:value-type="float" office:value="0.0648251509913827" calcext:value-type="float">
            <text:p>0.064825150991383</text:p>
          </table:table-cell>
          <table:table-cell table:formula="of:=POWER([.M86]-[.I8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/>
          <table:table-cell office:value-type="float" office:value="-1.27945613861084" calcext:value-type="float">
            <text:p>-1.27945613861084</text:p>
          </table:table-cell>
          <table:table-cell/>
          <table:table-cell office:value-type="float" office:value="-0.59498405456543" calcext:value-type="float">
            <text:p>-0.59498405456543</text:p>
          </table:table-cell>
          <table:table-cell/>
          <table:table-cell table:style-name="ce2" table:formula="of:=([.E87]-[.A87])/[.A87]%" office:value-type="float" office:value="-20.4795551139778" calcext:value-type="float">
            <text:p>-20.4795551139778</text:p>
          </table:table-cell>
          <table:table-cell table:style-name="ce2"/>
          <table:table-cell office:value-type="float" office:value="-1.18110120296478" calcext:value-type="float">
            <text:p>-1.18110120296478</text:p>
          </table:table-cell>
          <table:table-cell/>
          <table:table-cell table:style-name="ce2" table:formula="of:=([.I87]-[.E87])/[.E87]%" office:value-type="float" office:value="98.5097237315786" calcext:value-type="float">
            <text:p>98.5097237315786</text:p>
          </table:table-cell>
          <table:table-cell table:style-name="ce2"/>
          <table:table-cell office:value-type="float" office:value="-1.45128381252289" calcext:value-type="float">
            <text:p>-1.45128381252289</text:p>
          </table:table-cell>
          <table:table-cell/>
          <table:table-cell table:style-name="ce3" table:formula="of:=([.M87]-[.I87])/[.I87]%" office:value-type="float" office:value="22.8754833946407" calcext:value-type="float">
            <text:p>22.8754833946407</text:p>
          </table:table-cell>
          <table:table-cell table:style-name="ce3"/>
          <table:table-cell table:number-columns-repeated="8"/>
          <table:table-cell table:formula="of:=POWER([.E87]-[.A87]; 2)" office:value-type="float" office:value="0.0234797834766596" calcext:value-type="float">
            <text:p>0.02347978347666</text:p>
          </table:table-cell>
          <table:table-cell table:formula="of:=POWER([.I87]-[.E87];2)" office:value-type="float" office:value="0.343533311647786" calcext:value-type="float">
            <text:p>0.343533311647786</text:p>
          </table:table-cell>
          <table:table-cell table:formula="of:=POWER([.M87]-[.I87];2)" office:value-type="float" office:value="0.0729986425076301" calcext:value-type="float">
            <text:p>0.07299864250763</text:p>
          </table:table-cell>
          <table:table-cell table:number-columns-repeated="997"/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/>
          <table:table-cell office:value-type="float" office:value="-1.77925086021423" calcext:value-type="float">
            <text:p>-1.77925086021423</text:p>
          </table:table-cell>
          <table:table-cell/>
          <table:table-cell office:value-type="float" office:value="-0.980440139770508" calcext:value-type="float">
            <text:p>-0.980440139770508</text:p>
          </table:table-cell>
          <table:table-cell/>
          <table:table-cell table:style-name="ce2" table:formula="of:=([.E88]-[.A88])/[.A88]%" office:value-type="float" office:value="154.012720204606" calcext:value-type="float">
            <text:p>154.012720204606</text:p>
          </table:table-cell>
          <table:table-cell table:style-name="ce2"/>
          <table:table-cell office:value-type="float" office:value="-1.06247234344482" calcext:value-type="float">
            <text:p>-1.06247234344482</text:p>
          </table:table-cell>
          <table:table-cell/>
          <table:table-cell table:style-name="ce2" table:formula="of:=([.I88]-[.E88])/[.E88]%" office:value-type="float" office:value="8.36687527843498" calcext:value-type="float">
            <text:p>8.36687527843498</text:p>
          </table:table-cell>
          <table:table-cell table:style-name="ce2"/>
          <table:table-cell office:value-type="float" office:value="-0.597185254096985" calcext:value-type="float">
            <text:p>-0.597185254096985</text:p>
          </table:table-cell>
          <table:table-cell/>
          <table:table-cell table:style-name="ce3" table:formula="of:=([.M88]-[.I88])/[.I88]%" office:value-type="float" office:value="-43.7928659713861" calcext:value-type="float">
            <text:p>-43.7928659713861</text:p>
          </table:table-cell>
          <table:table-cell table:style-name="ce3"/>
          <table:table-cell table:number-columns-repeated="8"/>
          <table:table-cell table:formula="of:=POWER([.E88]-[.A88]; 2)" office:value-type="float" office:value="0.353381995466421" calcext:value-type="float">
            <text:p>0.353381995466421</text:p>
          </table:table-cell>
          <table:table-cell table:formula="of:=POWER([.I88]-[.E88];2)" office:value-type="float" office:value="0.0067292824396638" calcext:value-type="float">
            <text:p>0.006729282439664</text:p>
          </table:table-cell>
          <table:table-cell table:formula="of:=POWER([.M88]-[.I88];2)" office:value-type="float" office:value="0.21649207551378" calcext:value-type="float">
            <text:p>0.21649207551378</text:p>
          </table:table-cell>
          <table:table-cell table:number-columns-repeated="997"/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/>
          <table:table-cell office:value-type="float" office:value="-0.868353724479675" calcext:value-type="float">
            <text:p>-0.868353724479675</text:p>
          </table:table-cell>
          <table:table-cell/>
          <table:table-cell office:value-type="float" office:value="-1.31587862968445" calcext:value-type="float">
            <text:p>-1.31587862968445</text:p>
          </table:table-cell>
          <table:table-cell/>
          <table:table-cell table:style-name="ce2" table:formula="of:=([.E89]-[.A89])/[.A89]%" office:value-type="float" office:value="41.246373955693" calcext:value-type="float">
            <text:p>41.246373955693</text:p>
          </table:table-cell>
          <table:table-cell table:style-name="ce2"/>
          <table:table-cell office:value-type="float" office:value="-0.766240060329437" calcext:value-type="float">
            <text:p>-0.766240060329437</text:p>
          </table:table-cell>
          <table:table-cell/>
          <table:table-cell table:style-name="ce2" table:formula="of:=([.I89]-[.E89])/[.E89]%" office:value-type="float" office:value="-41.7697010161809" calcext:value-type="float">
            <text:p>-41.7697010161809</text:p>
          </table:table-cell>
          <table:table-cell table:style-name="ce2"/>
          <table:table-cell office:value-type="float" office:value="-0.227341383695602" calcext:value-type="float">
            <text:p>-0.227341383695602</text:p>
          </table:table-cell>
          <table:table-cell/>
          <table:table-cell table:style-name="ce3" table:formula="of:=([.M89]-[.I89])/[.I89]%" office:value-type="float" office:value="-70.330266522758" calcext:value-type="float">
            <text:p>-70.330266522758</text:p>
          </table:table-cell>
          <table:table-cell table:style-name="ce3"/>
          <table:table-cell table:number-columns-repeated="8"/>
          <table:table-cell table:formula="of:=POWER([.E89]-[.A89]; 2)" office:value-type="float" office:value="0.147655151181426" calcext:value-type="float">
            <text:p>0.147655151181426</text:p>
          </table:table-cell>
          <table:table-cell table:formula="of:=POWER([.I89]-[.E89];2)" office:value-type="float" office:value="0.302102556922625" calcext:value-type="float">
            <text:p>0.302102556922625</text:p>
          </table:table-cell>
          <table:table-cell table:formula="of:=POWER([.M89]-[.I89];2)" office:value-type="float" office:value="0.290411783677699" calcext:value-type="float">
            <text:p>0.290411783677699</text:p>
          </table:table-cell>
          <table:table-cell table:number-columns-repeated="997"/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/>
          <table:table-cell office:value-type="float" office:value="-0.00536357890814543" calcext:value-type="float">
            <text:p>-0.005363578908145</text:p>
          </table:table-cell>
          <table:table-cell/>
          <table:table-cell office:value-type="float" office:value="0.213483273983002" calcext:value-type="float">
            <text:p>0.213483273983002</text:p>
          </table:table-cell>
          <table:table-cell/>
          <table:table-cell table:style-name="ce2" table:formula="of:=([.E90]-[.A90])/[.A90]%" office:value-type="float" office:value="61.4898626831974" calcext:value-type="float">
            <text:p>61.4898626831974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2" table:formula="of:=([.I90]-[.E90])/[.E90]%" office:value-type="float" office:value="-102.51241177263" calcext:value-type="float">
            <text:p>-102.51241177263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3" table:formula="of:=([.M90]-[.I90])/[.I9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0]-[.A90]; 2)" office:value-type="float" office:value="0.00660760730981231" calcext:value-type="float">
            <text:p>0.006607607309812</text:p>
          </table:table-cell>
          <table:table-cell table:formula="of:=POWER([.I90]-[.E90];2)" office:value-type="float" office:value="0.0478939450203595" calcext:value-type="float">
            <text:p>0.04789394502036</text:p>
          </table:table-cell>
          <table:table-cell table:formula="of:=POWER([.M90]-[.I9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193656459450722" calcext:value-type="float">
            <text:p>-0.019365645945072</text:p>
          </table:table-cell>
          <table:table-cell/>
          <table:table-cell office:value-type="float" office:value="-0.0193656459450722" calcext:value-type="float">
            <text:p>-0.019365645945072</text:p>
          </table:table-cell>
          <table:table-cell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E91]-[.A91])/[.A91]%" office:value-type="float" office:value="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I91]-[.E91])/[.E91]%" office:value-type="float" office:value="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3" table:formula="of:=([.M91]-[.I91])/[.I9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1]-[.A91]; 2)" office:value-type="float" office:value="0" calcext:value-type="float">
            <text:p>0</text:p>
          </table:table-cell>
          <table:table-cell table:formula="of:=POWER([.I91]-[.E91];2)" office:value-type="float" office:value="0" calcext:value-type="float">
            <text:p>0</text:p>
          </table:table-cell>
          <table:table-cell table:formula="of:=POWER([.M91]-[.I9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/>
          <table:table-cell office:value-type="float" office:value="-0.0493877939879894" calcext:value-type="float">
            <text:p>-0.04938779398799</text:p>
          </table:table-cell>
          <table:table-cell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E92]-[.A92])/[.A92]%" office:value-type="float" office:value="-135.774235149444" calcext:value-type="float">
            <text:p>-135.774235149444</text:p>
          </table:table-cell>
          <table:table-cell table:style-name="ce2"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I92]-[.E92])/[.E92]%" office:value-type="float" office:value="0" calcext:value-type="float">
            <text:p>0</text:p>
          </table:table-cell>
          <table:table-cell table:style-name="ce2"/>
          <table:table-cell office:value-type="float" office:value="-0.0493877939879894" calcext:value-type="float">
            <text:p>-0.049387793987989</text:p>
          </table:table-cell>
          <table:table-cell/>
          <table:table-cell table:style-name="ce3" table:formula="of:=([.M92]-[.I92])/[.I9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2]-[.A92]; 2)" office:value-type="float" office:value="0.0351344590325015" calcext:value-type="float">
            <text:p>0.035134459032502</text:p>
          </table:table-cell>
          <table:table-cell table:formula="of:=POWER([.I92]-[.E92];2)" office:value-type="float" office:value="0" calcext:value-type="float">
            <text:p>0</text:p>
          </table:table-cell>
          <table:table-cell table:formula="of:=POWER([.M92]-[.I9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/>
          <table:table-cell office:value-type="float" office:value="-1.19139134883881" calcext:value-type="float">
            <text:p>-1.19139134883881</text:p>
          </table:table-cell>
          <table:table-cell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E93]-[.A93])/[.A93]%" office:value-type="float" office:value="188.310193273644" calcext:value-type="float">
            <text:p>188.310193273644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I93]-[.E93])/[.E93]%" office:value-type="float" office:value="0" calcext:value-type="float">
            <text:p>0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3" table:formula="of:=([.M93]-[.I93])/[.I9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3]-[.A93]; 2)" office:value-type="float" office:value="0.605531232126076" calcext:value-type="float">
            <text:p>0.605531232126076</text:p>
          </table:table-cell>
          <table:table-cell table:formula="of:=POWER([.I93]-[.E93];2)" office:value-type="float" office:value="0" calcext:value-type="float">
            <text:p>0</text:p>
          </table:table-cell>
          <table:table-cell table:formula="of:=POWER([.M93]-[.I9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/>
          <table:table-cell office:value-type="float" office:value="-0.0270099081099033" calcext:value-type="float">
            <text:p>-0.027009908109903</text:p>
          </table:table-cell>
          <table:table-cell/>
          <table:table-cell office:value-type="float" office:value="-0.086177758872509" calcext:value-type="float">
            <text:p>-0.086177758872509</text:p>
          </table:table-cell>
          <table:table-cell/>
          <table:table-cell table:style-name="ce2" table:formula="of:=([.E94]-[.A94])/[.A94]%" office:value-type="float" office:value="-230.754434048701" calcext:value-type="float">
            <text:p>-230.754434048701</text:p>
          </table:table-cell>
          <table:table-cell table:style-name="ce2"/>
          <table:table-cell office:value-type="float" office:value="0.0711701288819313" calcext:value-type="float">
            <text:p>0.071170128881931</text:p>
          </table:table-cell>
          <table:table-cell/>
          <table:table-cell table:style-name="ce2" table:formula="of:=([.I94]-[.E94])/[.E94]%" office:value-type="float" office:value="-182.585263080721" calcext:value-type="float">
            <text:p>-182.585263080721</text:p>
          </table:table-cell>
          <table:table-cell table:style-name="ce2"/>
          <table:table-cell office:value-type="float" office:value="-0.0319870635867119" calcext:value-type="float">
            <text:p>-0.031987063586712</text:p>
          </table:table-cell>
          <table:table-cell/>
          <table:table-cell table:style-name="ce3" table:formula="of:=([.M94]-[.I94])/[.I94]%" office:value-type="float" office:value="-144.944507041398" calcext:value-type="float">
            <text:p>-144.944507041398</text:p>
          </table:table-cell>
          <table:table-cell table:style-name="ce3"/>
          <table:table-cell table:number-columns-repeated="8"/>
          <table:table-cell table:formula="of:=POWER([.E94]-[.A94]; 2)" office:value-type="float" office:value="0.0231301074745629" calcext:value-type="float">
            <text:p>0.023130107474563</text:p>
          </table:table-cell>
          <table:table-cell table:formula="of:=POWER([.I94]-[.E94];2)" office:value-type="float" office:value="0.0247583577807839" calcext:value-type="float">
            <text:p>0.024758357780784</text:p>
          </table:table-cell>
          <table:table-cell table:formula="of:=POWER([.M94]-[.I94];2)" office:value-type="float" office:value="0.0106414063580127" calcext:value-type="float">
            <text:p>0.010641406358013</text:p>
          </table:table-cell>
          <table:table-cell table:number-columns-repeated="997"/>
        </table:table-row>
        <table:table-row table:style-name="ro1">
          <table:table-cell office:value-type="float" office:value="-0.025545896962285" calcext:value-type="float">
            <text:p>-0.025545896962285</text:p>
          </table:table-cell>
          <table:table-cell/>
          <table:table-cell office:value-type="float" office:value="-0.025545896962285" calcext:value-type="float">
            <text:p>-0.025545896962285</text:p>
          </table:table-cell>
          <table:table-cell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E95]-[.A95])/[.A95]%" office:value-type="float" office:value="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I95]-[.E95])/[.E95]%" office:value-type="float" office:value="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3" table:formula="of:=([.M95]-[.I95])/[.I9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5]-[.A95]; 2)" office:value-type="float" office:value="0" calcext:value-type="float">
            <text:p>0</text:p>
          </table:table-cell>
          <table:table-cell table:formula="of:=POWER([.I95]-[.E95];2)" office:value-type="float" office:value="0" calcext:value-type="float">
            <text:p>0</text:p>
          </table:table-cell>
          <table:table-cell table:formula="of:=POWER([.M95]-[.I9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/>
          <table:table-cell office:value-type="float" office:value="-0.362414658069611" calcext:value-type="float">
            <text:p>-0.362414658069611</text:p>
          </table:table-cell>
          <table:table-cell/>
          <table:table-cell office:value-type="float" office:value="-0.954435706138611" calcext:value-type="float">
            <text:p>-0.954435706138611</text:p>
          </table:table-cell>
          <table:table-cell/>
          <table:table-cell table:style-name="ce2" table:formula="of:=([.E96]-[.A96])/[.A96]%" office:value-type="float" office:value="68.432701755257" calcext:value-type="float">
            <text:p>68.432701755257</text:p>
          </table:table-cell>
          <table:table-cell table:style-name="ce2"/>
          <table:table-cell office:value-type="float" office:value="-0.327251315116882" calcext:value-type="float">
            <text:p>-0.327251315116882</text:p>
          </table:table-cell>
          <table:table-cell/>
          <table:table-cell table:style-name="ce2" table:formula="of:=([.I96]-[.E96])/[.E96]%" office:value-type="float" office:value="-65.7125867135826" calcext:value-type="float">
            <text:p>-65.7125867135826</text:p>
          </table:table-cell>
          <table:table-cell table:style-name="ce2"/>
          <table:table-cell office:value-type="float" office:value="0.0635984092950821" calcext:value-type="float">
            <text:p>0.063598409295082</text:p>
          </table:table-cell>
          <table:table-cell/>
          <table:table-cell table:style-name="ce3" table:formula="of:=([.M96]-[.I96])/[.I96]%" office:value-type="float" office:value="-119.434118781881" calcext:value-type="float">
            <text:p>-119.434118781881</text:p>
          </table:table-cell>
          <table:table-cell table:style-name="ce3"/>
          <table:table-cell table:number-columns-repeated="8"/>
          <table:table-cell table:formula="of:=POWER([.E96]-[.A96]; 2)" office:value-type="float" office:value="0.150372319706836" calcext:value-type="float">
            <text:p>0.150372319706836</text:p>
          </table:table-cell>
          <table:table-cell table:formula="of:=POWER([.I96]-[.E96];2)" office:value-type="float" office:value="0.393360260341297" calcext:value-type="float">
            <text:p>0.393360260341297</text:p>
          </table:table-cell>
          <table:table-cell table:formula="of:=POWER([.M96]-[.I96];2)" office:value-type="float" office:value="0.152763507072908" calcext:value-type="float">
            <text:p>0.152763507072908</text:p>
          </table:table-cell>
          <table:table-cell table:number-columns-repeated="997"/>
        </table:table-row>
        <table:table-row table:style-name="ro1">
          <table:table-cell office:value-type="float" office:value="-0.0114977275952697" calcext:value-type="float">
            <text:p>-0.01149772759527</text:p>
          </table:table-cell>
          <table:table-cell/>
          <table:table-cell office:value-type="float" office:value="-0.0114977275952697" calcext:value-type="float">
            <text:p>-0.01149772759527</text:p>
          </table:table-cell>
          <table:table-cell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E97]-[.A97])/[.A97]%" office:value-type="float" office:value="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I97]-[.E97])/[.E97]%" office:value-type="float" office:value="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3" table:formula="of:=([.M97]-[.I97])/[.I9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7]-[.A97]; 2)" office:value-type="float" office:value="0" calcext:value-type="float">
            <text:p>0</text:p>
          </table:table-cell>
          <table:table-cell table:formula="of:=POWER([.I97]-[.E97];2)" office:value-type="float" office:value="0" calcext:value-type="float">
            <text:p>0</text:p>
          </table:table-cell>
          <table:table-cell table:formula="of:=POWER([.M97]-[.I9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/>
          <table:table-cell office:value-type="float" office:value="-1.17704105377197" calcext:value-type="float">
            <text:p>-1.17704105377197</text:p>
          </table:table-cell>
          <table:table-cell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E98]-[.A98])/[.A98]%" office:value-type="float" office:value="38.947121635668" calcext:value-type="float">
            <text:p>38.947121635668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I98]-[.E98])/[.E98]%" office:value-type="float" office:value="0" calcext:value-type="float">
            <text:p>0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3" table:formula="of:=([.M98]-[.I98])/[.I9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8]-[.A98]; 2)" office:value-type="float" office:value="0.108851607311779" calcext:value-type="float">
            <text:p>0.108851607311779</text:p>
          </table:table-cell>
          <table:table-cell table:formula="of:=POWER([.I98]-[.E98];2)" office:value-type="float" office:value="0" calcext:value-type="float">
            <text:p>0</text:p>
          </table:table-cell>
          <table:table-cell table:formula="of:=POWER([.M98]-[.I9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/>
          <table:table-cell office:value-type="float" office:value="-0.0353005118668079" calcext:value-type="float">
            <text:p>-0.035300511866808</text:p>
          </table:table-cell>
          <table:table-cell/>
          <table:table-cell office:value-type="float" office:value="-0.0060449093580246" calcext:value-type="float">
            <text:p>-0.006044909358025</text:p>
          </table:table-cell>
          <table:table-cell/>
          <table:table-cell table:style-name="ce2" table:formula="of:=([.E99]-[.A99])/[.A99]%" office:value-type="float" office:value="-96.1833995138213" calcext:value-type="float">
            <text:p>-96.1833995138213</text:p>
          </table:table-cell>
          <table:table-cell table:style-name="ce2"/>
          <table:table-cell office:value-type="float" office:value="-0.0237863883376122" calcext:value-type="float">
            <text:p>-0.023786388337612</text:p>
          </table:table-cell>
          <table:table-cell/>
          <table:table-cell table:style-name="ce2" table:formula="of:=([.I99]-[.E99])/[.E99]%" office:value-type="float" office:value="293.49454108912" calcext:value-type="float">
            <text:p>293.49454108912</text:p>
          </table:table-cell>
          <table:table-cell table:style-name="ce2"/>
          <table:table-cell office:value-type="float" office:value="-0.0685982704162598" calcext:value-type="float">
            <text:p>-0.06859827041626</text:p>
          </table:table-cell>
          <table:table-cell/>
          <table:table-cell table:style-name="ce3" table:formula="of:=([.M99]-[.I99])/[.I99]%" office:value-type="float" office:value="188.392964255901" calcext:value-type="float">
            <text:p>188.392964255901</text:p>
          </table:table-cell>
          <table:table-cell table:style-name="ce3"/>
          <table:table-cell table:number-columns-repeated="8"/>
          <table:table-cell table:formula="of:=POWER([.E99]-[.A99]; 2)" office:value-type="float" office:value="0.0232073968669884" calcext:value-type="float">
            <text:p>0.023207396866989</text:p>
          </table:table-cell>
          <table:table-cell table:formula="of:=POWER([.I99]-[.E99];2)" office:value-type="float" office:value="0.000314760076383149" calcext:value-type="float">
            <text:p>0.000314760076383</text:p>
          </table:table-cell>
          <table:table-cell table:formula="of:=POWER([.M99]-[.I99];2)" office:value-type="float" office:value="0.00200810477543062" calcext:value-type="float">
            <text:p>0.002008104775431</text:p>
          </table:table-cell>
          <table:table-cell table:number-columns-repeated="997"/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/>
          <table:table-cell office:value-type="float" office:value="-0.11370450258255" calcext:value-type="float">
            <text:p>-0.11370450258255</text:p>
          </table:table-cell>
          <table:table-cell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E100]-[.A100])/[.A100]%" office:value-type="float" office:value="-31.1789564672794" calcext:value-type="float">
            <text:p>-31.1789564672794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I100]-[.E100])/[.E100]%" office:value-type="float" office:value="0" calcext:value-type="float">
            <text:p>0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3" table:formula="of:=([.M100]-[.I100])/[.I10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0]-[.A100]; 2)" office:value-type="float" office:value="0.0026536031221589" calcext:value-type="float">
            <text:p>0.002653603122159</text:p>
          </table:table-cell>
          <table:table-cell table:formula="of:=POWER([.I100]-[.E100];2)" office:value-type="float" office:value="0" calcext:value-type="float">
            <text:p>0</text:p>
          </table:table-cell>
          <table:table-cell table:formula="of:=POWER([.M100]-[.I10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/>
          <table:table-cell office:value-type="float" office:value="0.000455578847322613" calcext:value-type="float">
            <text:p>0.000455578847323</text:p>
          </table:table-cell>
          <table:table-cell/>
          <table:table-cell office:value-type="float" office:value="0.944568634033203" calcext:value-type="float">
            <text:p>0.944568634033203</text:p>
          </table:table-cell>
          <table:table-cell/>
          <table:table-cell table:style-name="ce2" table:formula="of:=([.E101]-[.A101])/[.A101]%" office:value-type="float" office:value="66.8327424913731" calcext:value-type="float">
            <text:p>66.8327424913731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2" table:formula="of:=([.I101]-[.E101])/[.E101]%" office:value-type="float" office:value="-99.9517685818788" calcext:value-type="float">
            <text:p>-99.9517685818788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3" table:formula="of:=([.M101]-[.I101])/[.I10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1]-[.A101]; 2)" office:value-type="float" office:value="0.143180220732702" calcext:value-type="float">
            <text:p>0.143180220732702</text:p>
          </table:table-cell>
          <table:table-cell table:formula="of:=POWER([.I101]-[.E101];2)" office:value-type="float" office:value="0.891349460972417" calcext:value-type="float">
            <text:p>0.891349460972417</text:p>
          </table:table-cell>
          <table:table-cell table:formula="of:=POWER([.M101]-[.I10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/>
          <table:table-cell office:value-type="float" office:value="2.47905588150024" calcext:value-type="float">
            <text:p>2.47905588150024</text:p>
          </table:table-cell>
          <table:table-cell/>
          <table:table-cell office:value-type="float" office:value="0.989981353282928" calcext:value-type="float">
            <text:p>0.989981353282928</text:p>
          </table:table-cell>
          <table:table-cell/>
          <table:table-cell table:style-name="ce2" table:formula="of:=([.E102]-[.A102])/[.A102]%" office:value-type="float" office:value="107.915263775467" calcext:value-type="float">
            <text:p>107.915263775467</text:p>
          </table:table-cell>
          <table:table-cell table:style-name="ce2"/>
          <table:table-cell office:value-type="float" office:value="2.46780753135681" calcext:value-type="float">
            <text:p>2.46780753135681</text:p>
          </table:table-cell>
          <table:table-cell/>
          <table:table-cell table:style-name="ce2" table:formula="of:=([.I102]-[.E102])/[.E102]%" office:value-type="float" office:value="149.278183187308" calcext:value-type="float">
            <text:p>149.278183187308</text:p>
          </table:table-cell>
          <table:table-cell table:style-name="ce2"/>
          <table:table-cell office:value-type="float" office:value="2.45817470550537" calcext:value-type="float">
            <text:p>2.45817470550537</text:p>
          </table:table-cell>
          <table:table-cell/>
          <table:table-cell table:style-name="ce3" table:formula="of:=([.M102]-[.I102])/[.I102]%" office:value-type="float" office:value="-0.390339430001813" calcext:value-type="float">
            <text:p>-0.390339430001813</text:p>
          </table:table-cell>
          <table:table-cell table:style-name="ce3"/>
          <table:table-cell table:number-columns-repeated="8"/>
          <table:table-cell table:formula="of:=POWER([.E102]-[.A102]; 2)" office:value-type="float" office:value="0.264026206106415" calcext:value-type="float">
            <text:p>0.264026206106415</text:p>
          </table:table-cell>
          <table:table-cell table:formula="of:=POWER([.I102]-[.E102];2)" office:value-type="float" office:value="2.18397021260046" calcext:value-type="float">
            <text:p>2.18397021260046</text:p>
          </table:table-cell>
          <table:table-cell table:formula="of:=POWER([.M102]-[.I102];2)" office:value-type="float" office:value="0.0000927913338841705" calcext:value-type="float">
            <text:p>9.27913338841705E-05</text:p>
          </table:table-cell>
          <table:table-cell table:number-columns-repeated="997"/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/>
          <table:table-cell office:value-type="float" office:value="-0.51008677482605" calcext:value-type="float">
            <text:p>-0.51008677482605</text:p>
          </table:table-cell>
          <table:table-cell/>
          <table:table-cell office:value-type="float" office:value="-0.0377787128090858" calcext:value-type="float">
            <text:p>-0.037778712809086</text:p>
          </table:table-cell>
          <table:table-cell/>
          <table:table-cell table:style-name="ce2" table:formula="of:=([.E103]-[.A103])/[.A103]%" office:value-type="float" office:value="-67.451234363915" calcext:value-type="float">
            <text:p>-67.451234363915</text:p>
          </table:table-cell>
          <table:table-cell table:style-name="ce2"/>
          <table:table-cell office:value-type="float" office:value="-0.554208278656006" calcext:value-type="float">
            <text:p>-0.554208278656006</text:p>
          </table:table-cell>
          <table:table-cell/>
          <table:table-cell table:style-name="ce2" table:formula="of:=([.I103]-[.E103])/[.E103]%" office:value-type="float" office:value="1366.98560497995" calcext:value-type="float">
            <text:p>1366.98560497995</text:p>
          </table:table-cell>
          <table:table-cell table:style-name="ce2"/>
          <table:table-cell office:value-type="float" office:value="-0.393736600875854" calcext:value-type="float">
            <text:p>-0.393736600875854</text:p>
          </table:table-cell>
          <table:table-cell/>
          <table:table-cell table:style-name="ce3" table:formula="of:=([.M103]-[.I103])/[.I103]%" office:value-type="float" office:value="-28.9551210186371" calcext:value-type="float">
            <text:p>-28.9551210186371</text:p>
          </table:table-cell>
          <table:table-cell table:style-name="ce3"/>
          <table:table-cell table:number-columns-repeated="8"/>
          <table:table-cell table:formula="of:=POWER([.E103]-[.A103]; 2)" office:value-type="float" office:value="0.00612921802613104" calcext:value-type="float">
            <text:p>0.006129218026131</text:p>
          </table:table-cell>
          <table:table-cell table:formula="of:=POWER([.I103]-[.E103];2)" office:value-type="float" office:value="0.266699496480838" calcext:value-type="float">
            <text:p>0.266699496480838</text:p>
          </table:table-cell>
          <table:table-cell table:formula="of:=POWER([.M103]-[.I103];2)" office:value-type="float" office:value="0.0257511593695769" calcext:value-type="float">
            <text:p>0.025751159369577</text:p>
          </table:table-cell>
          <table:table-cell table:number-columns-repeated="997"/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/>
          <table:table-cell office:value-type="float" office:value="-1.12467324733734" calcext:value-type="float">
            <text:p>-1.12467324733734</text:p>
          </table:table-cell>
          <table:table-cell/>
          <table:table-cell office:value-type="float" office:value="-0.0892659872770309" calcext:value-type="float">
            <text:p>-0.089265987277031</text:p>
          </table:table-cell>
          <table:table-cell/>
          <table:table-cell table:style-name="ce2" table:formula="of:=([.E104]-[.A104])/[.A104]%" office:value-type="float" office:value="-434.691360550911" calcext:value-type="float">
            <text:p>-434.691360550911</text:p>
          </table:table-cell>
          <table:table-cell table:style-name="ce2"/>
          <table:table-cell office:value-type="float" office:value="-1.09334921836853" calcext:value-type="float">
            <text:p>-1.09334921836853</text:p>
          </table:table-cell>
          <table:table-cell/>
          <table:table-cell table:style-name="ce2" table:formula="of:=([.I104]-[.E104])/[.E104]%" office:value-type="float" office:value="1124.82173974662" calcext:value-type="float">
            <text:p>1124.82173974662</text:p>
          </table:table-cell>
          <table:table-cell table:style-name="ce2"/>
          <table:table-cell office:value-type="float" office:value="-1.12687575817108" calcext:value-type="float">
            <text:p>-1.12687575817108</text:p>
          </table:table-cell>
          <table:table-cell/>
          <table:table-cell table:style-name="ce3" table:formula="of:=([.M104]-[.I104])/[.I104]%" office:value-type="float" office:value="3.06640725939124" calcext:value-type="float">
            <text:p>3.06640725939124</text:p>
          </table:table-cell>
          <table:table-cell table:style-name="ce3"/>
          <table:table-cell table:number-columns-repeated="8"/>
          <table:table-cell table:formula="of:=POWER([.E104]-[.A104]; 2)" office:value-type="float" office:value="0.0134414165069373" calcext:value-type="float">
            <text:p>0.013441416506937</text:p>
          </table:table-cell>
          <table:table-cell table:formula="of:=POWER([.I104]-[.E104];2)" office:value-type="float" office:value="1.00818313495914" calcext:value-type="float">
            <text:p>1.00818313495914</text:p>
          </table:table-cell>
          <table:table-cell table:formula="of:=POWER([.M104]-[.I104];2)" office:value-type="float" office:value="0.00112402887113197" calcext:value-type="float">
            <text:p>0.001124028871132</text:p>
          </table:table-cell>
          <table:table-cell table:number-columns-repeated="997"/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/>
          <table:table-cell office:value-type="float" office:value="-0.000133570254547521" calcext:value-type="float">
            <text:p>-0.000133570254548</text:p>
          </table:table-cell>
          <table:table-cell/>
          <table:table-cell office:value-type="float" office:value="0.679441630840302" calcext:value-type="float">
            <text:p>0.679441630840302</text:p>
          </table:table-cell>
          <table:table-cell/>
          <table:table-cell table:style-name="ce2" table:formula="of:=([.E105]-[.A105])/[.A105]%" office:value-type="float" office:value="22.2312556274857" calcext:value-type="float">
            <text:p>22.2312556274857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2" table:formula="of:=([.I105]-[.E105])/[.E105]%" office:value-type="float" office:value="-100.019658826967" calcext:value-type="float">
            <text:p>-100.019658826967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3" table:formula="of:=([.M105]-[.I105])/[.I10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5]-[.A105]; 2)" office:value-type="float" office:value="0.0152710094440069" calcext:value-type="float">
            <text:p>0.015271009444007</text:p>
          </table:table-cell>
          <table:table-cell table:formula="of:=POWER([.I105]-[.E105];2)" office:value-type="float" office:value="0.461822453943105" calcext:value-type="float">
            <text:p>0.461822453943105</text:p>
          </table:table-cell>
          <table:table-cell table:formula="of:=POWER([.M105]-[.I10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/>
          <table:table-cell office:value-type="float" office:value="-0.00643527880311012" calcext:value-type="float">
            <text:p>-0.00643527880311</text:p>
          </table:table-cell>
          <table:table-cell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E106]-[.A106])/[.A106]%" office:value-type="float" office:value="-98.4756371545262" calcext:value-type="float">
            <text:p>-98.4756371545262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I106]-[.E106])/[.E106]%" office:value-type="float" office:value="0" calcext:value-type="float">
            <text:p>0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3" table:formula="of:=([.M106]-[.I106])/[.I10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6]-[.A106]; 2)" office:value-type="float" office:value="0.172828604577486" calcext:value-type="float">
            <text:p>0.172828604577486</text:p>
          </table:table-cell>
          <table:table-cell table:formula="of:=POWER([.I106]-[.E106];2)" office:value-type="float" office:value="0" calcext:value-type="float">
            <text:p>0</text:p>
          </table:table-cell>
          <table:table-cell table:formula="of:=POWER([.M106]-[.I10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/>
          <table:table-cell office:value-type="float" office:value="0.0576225146651268" calcext:value-type="float">
            <text:p>0.057622514665127</text:p>
          </table:table-cell>
          <table:table-cell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E107]-[.A107])/[.A107]%" office:value-type="float" office:value="87.2521451537923" calcext:value-type="float">
            <text:p>87.2521451537923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I107]-[.E107])/[.E107]%" office:value-type="float" office:value="0" calcext:value-type="float">
            <text:p>0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3" table:formula="of:=([.M107]-[.I107])/[.I10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7]-[.A107]; 2)" office:value-type="float" office:value="0.000720913299097568" calcext:value-type="float">
            <text:p>0.000720913299098</text:p>
          </table:table-cell>
          <table:table-cell table:formula="of:=POWER([.I107]-[.E107];2)" office:value-type="float" office:value="0" calcext:value-type="float">
            <text:p>0</text:p>
          </table:table-cell>
          <table:table-cell table:formula="of:=POWER([.M107]-[.I10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/>
          <table:table-cell office:value-type="float" office:value="0.0000617716286797076" calcext:value-type="float">
            <text:p>6.17716286797076E-05</text:p>
          </table:table-cell>
          <table:table-cell/>
          <table:table-cell office:value-type="float" office:value="0.925947248935699" calcext:value-type="float">
            <text:p>0.925947248935699</text:p>
          </table:table-cell>
          <table:table-cell/>
          <table:table-cell table:style-name="ce2" table:formula="of:=([.E108]-[.A108])/[.A108]%" office:value-type="float" office:value="62.1584350936907" calcext:value-type="float">
            <text:p>62.1584350936907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2" table:formula="of:=([.I108]-[.E108])/[.E108]%" office:value-type="float" office:value="-99.9933288177322" calcext:value-type="float">
            <text:p>-99.9933288177322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3" table:formula="of:=([.M108]-[.I108])/[.I10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8]-[.A108]; 2)" office:value-type="float" office:value="0.125977662693973" calcext:value-type="float">
            <text:p>0.125977662693973</text:p>
          </table:table-cell>
          <table:table-cell table:formula="of:=POWER([.I108]-[.E108];2)" office:value-type="float" office:value="0.857263917088047" calcext:value-type="float">
            <text:p>0.857263917088047</text:p>
          </table:table-cell>
          <table:table-cell table:formula="of:=POWER([.M108]-[.I10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/>
          <table:table-cell office:value-type="float" office:value="3.37280535697937" calcext:value-type="float">
            <text:p>3.37280535697937</text:p>
          </table:table-cell>
          <table:table-cell/>
          <table:table-cell office:value-type="float" office:value="1.92262732982636" calcext:value-type="float">
            <text:p>1.92262732982636</text:p>
          </table:table-cell>
          <table:table-cell/>
          <table:table-cell table:style-name="ce2" table:formula="of:=([.E109]-[.A109])/[.A109]%" office:value-type="float" office:value="75.2274820947254" calcext:value-type="float">
            <text:p>75.2274820947254</text:p>
          </table:table-cell>
          <table:table-cell table:style-name="ce2"/>
          <table:table-cell office:value-type="float" office:value="3.32407331466675" calcext:value-type="float">
            <text:p>3.32407331466675</text:p>
          </table:table-cell>
          <table:table-cell/>
          <table:table-cell table:style-name="ce2" table:formula="of:=([.I109]-[.E109])/[.E109]%" office:value-type="float" office:value="72.8922325767085" calcext:value-type="float">
            <text:p>72.8922325767085</text:p>
          </table:table-cell>
          <table:table-cell table:style-name="ce2"/>
          <table:table-cell office:value-type="float" office:value="3.33472442626953" calcext:value-type="float">
            <text:p>3.33472442626953</text:p>
          </table:table-cell>
          <table:table-cell/>
          <table:table-cell table:style-name="ce3" table:formula="of:=([.M109]-[.I109])/[.I109]%" office:value-type="float" office:value="0.320423486322771" calcext:value-type="float">
            <text:p>0.320423486322771</text:p>
          </table:table-cell>
          <table:table-cell table:style-name="ce3"/>
          <table:table-cell table:number-columns-repeated="8"/>
          <table:table-cell table:formula="of:=POWER([.E109]-[.A109]; 2)" office:value-type="float" office:value="0.681300698052166" calcext:value-type="float">
            <text:p>0.681300698052166</text:p>
          </table:table-cell>
          <table:table-cell table:formula="of:=POWER([.I109]-[.E109];2)" office:value-type="float" office:value="1.96405084842525" calcext:value-type="float">
            <text:p>1.96405084842525</text:p>
          </table:table-cell>
          <table:table-cell table:formula="of:=POWER([.M109]-[.I109];2)" office:value-type="float" office:value="0.000113446178374877" calcext:value-type="float">
            <text:p>0.000113446178375</text:p>
          </table:table-cell>
          <table:table-cell table:number-columns-repeated="997"/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/>
          <table:table-cell office:value-type="float" office:value="-0.0170379690825939" calcext:value-type="float">
            <text:p>-0.017037969082594</text:p>
          </table:table-cell>
          <table:table-cell/>
          <table:table-cell office:value-type="float" office:value="1.10281002521515" calcext:value-type="float">
            <text:p>1.10281002521515</text:p>
          </table:table-cell>
          <table:table-cell/>
          <table:table-cell table:style-name="ce2" table:formula="of:=([.E110]-[.A110])/[.A110]%" office:value-type="float" office:value="153.108586344468" calcext:value-type="float">
            <text:p>153.108586344468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2" table:formula="of:=([.I110]-[.E110])/[.E110]%" office:value-type="float" office:value="-101.54495957536" calcext:value-type="float">
            <text:p>-101.54495957536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3" table:formula="of:=([.M110]-[.I110])/[.I11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0]-[.A110]; 2)" office:value-type="float" office:value="0.445027396710147" calcext:value-type="float">
            <text:p>0.445027396710147</text:p>
          </table:table-cell>
          <table:table-cell table:formula="of:=POWER([.I110]-[.E110];2)" office:value-type="float" office:value="1.25405953033268" calcext:value-type="float">
            <text:p>1.25405953033268</text:p>
          </table:table-cell>
          <table:table-cell table:formula="of:=POWER([.M110]-[.I11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/>
          <table:table-cell office:value-type="float" office:value="-0.00632645515725017" calcext:value-type="float">
            <text:p>-0.00632645515725</text:p>
          </table:table-cell>
          <table:table-cell/>
          <table:table-cell office:value-type="float" office:value="-0.101893216371536" calcext:value-type="float">
            <text:p>-0.101893216371536</text:p>
          </table:table-cell>
          <table:table-cell/>
          <table:table-cell table:style-name="ce2" table:formula="of:=([.E111]-[.A111])/[.A111]%" office:value-type="float" office:value="-419.756219912253" calcext:value-type="float">
            <text:p>-419.756219912253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2" table:formula="of:=([.I111]-[.E111])/[.E111]%" office:value-type="float" office:value="-93.7910928886749" calcext:value-type="float">
            <text:p>-93.7910928886749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3" table:formula="of:=([.M111]-[.I111])/[.I11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1]-[.A111]; 2)" office:value-type="float" office:value="0.0178915028096676" calcext:value-type="float">
            <text:p>0.017891502809668</text:p>
          </table:table-cell>
          <table:table-cell table:formula="of:=POWER([.I111]-[.E111];2)" office:value-type="float" office:value="0.00913300584898833" calcext:value-type="float">
            <text:p>0.009133005848988</text:p>
          </table:table-cell>
          <table:table-cell table:formula="of:=POWER([.M111]-[.I111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/>
          <table:table-cell office:value-type="float" office:value="-0.163372069597244" calcext:value-type="float">
            <text:p>-0.163372069597244</text:p>
          </table:table-cell>
          <table:table-cell/>
          <table:table-cell office:value-type="float" office:value="0.0879053100943566" calcext:value-type="float">
            <text:p>0.087905310094357</text:p>
          </table:table-cell>
          <table:table-cell/>
          <table:table-cell table:style-name="ce2" table:formula="of:=([.E112]-[.A112])/[.A112]%" office:value-type="float" office:value="-474.682879015687" calcext:value-type="float">
            <text:p>-474.682879015687</text:p>
          </table:table-cell>
          <table:table-cell table:style-name="ce2"/>
          <table:table-cell office:value-type="float" office:value="-0.144161283969879" calcext:value-type="float">
            <text:p>-0.144161283969879</text:p>
          </table:table-cell>
          <table:table-cell/>
          <table:table-cell table:style-name="ce2" table:formula="of:=([.I112]-[.E112])/[.E112]%" office:value-type="float" office:value="-263.996104234361" calcext:value-type="float">
            <text:p>-263.996104234361</text:p>
          </table:table-cell>
          <table:table-cell table:style-name="ce2"/>
          <table:table-cell office:value-type="float" office:value="-0.208620235323906" calcext:value-type="float">
            <text:p>-0.208620235323906</text:p>
          </table:table-cell>
          <table:table-cell/>
          <table:table-cell table:style-name="ce3" table:formula="of:=([.M112]-[.I112])/[.I112]%" office:value-type="float" office:value="44.7130807793686" calcext:value-type="float">
            <text:p>44.7130807793686</text:p>
          </table:table-cell>
          <table:table-cell table:style-name="ce3"/>
          <table:table-cell table:number-columns-repeated="8"/>
          <table:table-cell table:formula="of:=POWER([.E112]-[.A112]; 2)" office:value-type="float" office:value="0.0124025120829017" calcext:value-type="float">
            <text:p>0.012402512082902</text:p>
          </table:table-cell>
          <table:table-cell table:formula="of:=POWER([.I112]-[.E112];2)" office:value-type="float" office:value="0.0538549040805747" calcext:value-type="float">
            <text:p>0.053854904080575</text:p>
          </table:table-cell>
          <table:table-cell table:formula="of:=POWER([.M112]-[.I112];2)" office:value-type="float" office:value="0.00415495640966082" calcext:value-type="float">
            <text:p>0.004154956409661</text:p>
          </table:table-cell>
          <table:table-cell table:number-columns-repeated="997"/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/>
          <table:table-cell office:value-type="float" office:value="-1.12354779243469" calcext:value-type="float">
            <text:p>-1.12354779243469</text:p>
          </table:table-cell>
          <table:table-cell/>
          <table:table-cell office:value-type="float" office:value="-0.722704648971558" calcext:value-type="float">
            <text:p>-0.722704648971558</text:p>
          </table:table-cell>
          <table:table-cell/>
          <table:table-cell table:style-name="ce2" table:formula="of:=([.E113]-[.A113])/[.A113]%" office:value-type="float" office:value="55.2010123353409" calcext:value-type="float">
            <text:p>55.2010123353409</text:p>
          </table:table-cell>
          <table:table-cell table:style-name="ce2"/>
          <table:table-cell office:value-type="float" office:value="-0.937322795391083" calcext:value-type="float">
            <text:p>-0.937322795391083</text:p>
          </table:table-cell>
          <table:table-cell/>
          <table:table-cell table:style-name="ce2" table:formula="of:=([.I113]-[.E113])/[.E113]%" office:value-type="float" office:value="29.6965221857832" calcext:value-type="float">
            <text:p>29.6965221857832</text:p>
          </table:table-cell>
          <table:table-cell table:style-name="ce2"/>
          <table:table-cell office:value-type="float" office:value="-1.09500432014465" calcext:value-type="float">
            <text:p>-1.09500432014465</text:p>
          </table:table-cell>
          <table:table-cell/>
          <table:table-cell table:style-name="ce3" table:formula="of:=([.M113]-[.I113])/[.I113]%" office:value-type="float" office:value="16.8225424078988" calcext:value-type="float">
            <text:p>16.8225424078988</text:p>
          </table:table-cell>
          <table:table-cell table:style-name="ce3"/>
          <table:table-cell table:number-columns-repeated="8"/>
          <table:table-cell table:formula="of:=POWER([.E113]-[.A113]; 2)" office:value-type="float" office:value="0.0660734040873515" calcext:value-type="float">
            <text:p>0.066073404087352</text:p>
          </table:table-cell>
          <table:table-cell table:formula="of:=POWER([.I113]-[.E113];2)" office:value-type="float" office:value="0.0460609487725527" calcext:value-type="float">
            <text:p>0.046060948772553</text:p>
          </table:table-cell>
          <table:table-cell table:formula="of:=POWER([.M113]-[.I113];2)" office:value-type="float" office:value="0.0248634632486098" calcext:value-type="float">
            <text:p>0.02486346324861</text:p>
          </table:table-cell>
          <table:table-cell table:number-columns-repeated="997"/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/>
          <table:table-cell office:value-type="float" office:value="1.94079506397247" calcext:value-type="float">
            <text:p>1.94079506397247</text:p>
          </table:table-cell>
          <table:table-cell/>
          <table:table-cell office:value-type="float" office:value="0.957857310771942" calcext:value-type="float">
            <text:p>0.957857310771942</text:p>
          </table:table-cell>
          <table:table-cell/>
          <table:table-cell table:style-name="ce2" table:formula="of:=([.E114]-[.A114])/[.A114]%" office:value-type="float" office:value="69.6085811065112" calcext:value-type="float">
            <text:p>69.6085811065112</text:p>
          </table:table-cell>
          <table:table-cell table:style-name="ce2"/>
          <table:table-cell office:value-type="float" office:value="1.9012463092804" calcext:value-type="float">
            <text:p>1.9012463092804</text:p>
          </table:table-cell>
          <table:table-cell/>
          <table:table-cell table:style-name="ce2" table:formula="of:=([.I114]-[.E114])/[.E114]%" office:value-type="float" office:value="98.489512780163" calcext:value-type="float">
            <text:p>98.489512780163</text:p>
          </table:table-cell>
          <table:table-cell table:style-name="ce2"/>
          <table:table-cell office:value-type="float" office:value="1.9067919254303" calcext:value-type="float">
            <text:p>1.9067919254303</text:p>
          </table:table-cell>
          <table:table-cell/>
          <table:table-cell table:style-name="ce3" table:formula="of:=([.M114]-[.I114])/[.I114]%" office:value-type="float" office:value="0.291683203950522" calcext:value-type="float">
            <text:p>0.291683203950522</text:p>
          </table:table-cell>
          <table:table-cell table:style-name="ce3"/>
          <table:table-cell table:number-columns-repeated="8"/>
          <table:table-cell table:formula="of:=POWER([.E114]-[.A114]; 2)" office:value-type="float" office:value="0.154536672633615" calcext:value-type="float">
            <text:p>0.154536672633615</text:p>
          </table:table-cell>
          <table:table-cell table:formula="of:=POWER([.I114]-[.E114];2)" office:value-type="float" office:value="0.889982802506791" calcext:value-type="float">
            <text:p>0.889982802506791</text:p>
          </table:table-cell>
          <table:table-cell table:formula="of:=POWER([.M114]-[.I114];2)" office:value-type="float" office:value="0.0000307538584820331" calcext:value-type="float">
            <text:p>3.07538584820331E-05</text:p>
          </table:table-cell>
          <table:table-cell table:number-columns-repeated="997"/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/>
          <table:table-cell office:value-type="float" office:value="0.023898720741272" calcext:value-type="float">
            <text:p>0.023898720741272</text:p>
          </table:table-cell>
          <table:table-cell/>
          <table:table-cell office:value-type="float" office:value="-0.0722012594342232" calcext:value-type="float">
            <text:p>-0.072201259434223</text:p>
          </table:table-cell>
          <table:table-cell/>
          <table:table-cell table:style-name="ce2" table:formula="of:=([.E115]-[.A115])/[.A115]%" office:value-type="float" office:value="-486.820034495987" calcext:value-type="float">
            <text:p>-486.820034495987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2" table:formula="of:=([.I115]-[.E115])/[.E115]%" office:value-type="float" office:value="-133.10014385974" calcext:value-type="float">
            <text:p>-133.10014385974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3" table:formula="of:=([.M115]-[.I115])/[.I11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5]-[.A115]; 2)" office:value-type="float" office:value="0.00825673817897244" calcext:value-type="float">
            <text:p>0.008256738178972</text:p>
          </table:table-cell>
          <table:table-cell table:formula="of:=POWER([.I115]-[.E115];2)" office:value-type="float" office:value="0.00923520618973057" calcext:value-type="float">
            <text:p>0.009235206189731</text:p>
          </table:table-cell>
          <table:table-cell table:formula="of:=POWER([.M115]-[.I115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0203045420348644" calcext:value-type="float">
            <text:p>-0.020304542034864</text:p>
          </table:table-cell>
          <table:table-cell/>
          <table:table-cell office:value-type="float" office:value="-0.0203045420348644" calcext:value-type="float">
            <text:p>-0.020304542034865</text:p>
          </table:table-cell>
          <table:table-cell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E116]-[.A116])/[.A116]%" office:value-type="float" office:value="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I116]-[.E116])/[.E116]%" office:value-type="float" office:value="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4</text:p>
          </table:table-cell>
          <table:table-cell/>
          <table:table-cell table:style-name="ce3" table:formula="of:=([.M116]-[.I116])/[.I11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6]-[.A116]; 2)" office:value-type="float" office:value="0" calcext:value-type="float">
            <text:p>0</text:p>
          </table:table-cell>
          <table:table-cell table:formula="of:=POWER([.I116]-[.E116];2)" office:value-type="float" office:value="0" calcext:value-type="float">
            <text:p>0</text:p>
          </table:table-cell>
          <table:table-cell table:formula="of:=POWER([.M116]-[.I116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/>
          <table:table-cell office:value-type="float" office:value="0.0765252411365509" calcext:value-type="float">
            <text:p>0.076525241136551</text:p>
          </table:table-cell>
          <table:table-cell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E117]-[.A117])/[.A117]%" office:value-type="float" office:value="253.179001430281" calcext:value-type="float">
            <text:p>253.179001430281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I117]-[.E117])/[.E117]%" office:value-type="float" office:value="0" calcext:value-type="float">
            <text:p>0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3" table:formula="of:=([.M117]-[.I117])/[.I11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7]-[.A117]; 2)" office:value-type="float" office:value="0.00300936613976955" calcext:value-type="float">
            <text:p>0.00300936613977</text:p>
          </table:table-cell>
          <table:table-cell table:formula="of:=POWER([.I117]-[.E117];2)" office:value-type="float" office:value="0" calcext:value-type="float">
            <text:p>0</text:p>
          </table:table-cell>
          <table:table-cell table:formula="of:=POWER([.M117]-[.I117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/>
          <table:table-cell office:value-type="float" office:value="0.022410225123167" calcext:value-type="float">
            <text:p>0.022410225123167</text:p>
          </table:table-cell>
          <table:table-cell/>
          <table:table-cell office:value-type="float" office:value="0.0455626212060452" calcext:value-type="float">
            <text:p>0.045562621206045</text:p>
          </table:table-cell>
          <table:table-cell/>
          <table:table-cell table:style-name="ce2" table:formula="of:=([.E118]-[.A118])/[.A118]%" office:value-type="float" office:value="-139.9509108997" calcext:value-type="float">
            <text:p>-139.9509108997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2" table:formula="of:=([.I118]-[.E118])/[.E118]%" office:value-type="float" office:value="-50.8144515614619" calcext:value-type="float">
            <text:p>-50.8144515614619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3" table:formula="of:=([.M118]-[.I118])/[.I11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8]-[.A118]; 2)" office:value-type="float" office:value="0.0254750760521615" calcext:value-type="float">
            <text:p>0.025475076052162</text:p>
          </table:table-cell>
          <table:table-cell table:formula="of:=POWER([.I118]-[.E118];2)" office:value-type="float" office:value="0.000536033444378474" calcext:value-type="float">
            <text:p>0.000536033444378</text:p>
          </table:table-cell>
          <table:table-cell table:formula="of:=POWER([.M118]-[.I118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/>
          <table:table-cell office:value-type="float" office:value="-1.99644613265991" calcext:value-type="float">
            <text:p>-1.99644613265991</text:p>
          </table:table-cell>
          <table:table-cell/>
          <table:table-cell office:value-type="float" office:value="-1.53887128829956" calcext:value-type="float">
            <text:p>-1.53887128829956</text:p>
          </table:table-cell>
          <table:table-cell/>
          <table:table-cell table:style-name="ce2" table:formula="of:=([.E119]-[.A119])/[.A119]%" office:value-type="float" office:value="53.0613725808241" calcext:value-type="float">
            <text:p>53.0613725808241</text:p>
          </table:table-cell>
          <table:table-cell table:style-name="ce2"/>
          <table:table-cell office:value-type="float" office:value="-2.01781725883484" calcext:value-type="float">
            <text:p>-2.01781725883484</text:p>
          </table:table-cell>
          <table:table-cell/>
          <table:table-cell table:style-name="ce2" table:formula="of:=([.I119]-[.E119])/[.E119]%" office:value-type="float" office:value="31.1231988131062" calcext:value-type="float">
            <text:p>31.1231988131062</text:p>
          </table:table-cell>
          <table:table-cell table:style-name="ce2"/>
          <table:table-cell office:value-type="float" office:value="-2.02074360847473" calcext:value-type="float">
            <text:p>-2.02074360847473</text:p>
          </table:table-cell>
          <table:table-cell/>
          <table:table-cell table:style-name="ce3" table:formula="of:=([.M119]-[.I119])/[.I119]%" office:value-type="float" office:value="0.145025503527494" calcext:value-type="float">
            <text:p>0.145025503527494</text:p>
          </table:table-cell>
          <table:table-cell table:style-name="ce3"/>
          <table:table-cell table:number-columns-repeated="8"/>
          <table:table-cell table:formula="of:=POWER([.E119]-[.A119]; 2)" office:value-type="float" office:value="0.284597018881186" calcext:value-type="float">
            <text:p>0.284597018881186</text:p>
          </table:table-cell>
          <table:table-cell table:formula="of:=POWER([.I119]-[.E119];2)" office:value-type="float" office:value="0.229389242691981" calcext:value-type="float">
            <text:p>0.229389242691981</text:p>
          </table:table-cell>
          <table:table-cell table:formula="of:=POWER([.M119]-[.I119];2)" office:value-type="float" office:value="0.00000856352221488383" calcext:value-type="float">
            <text:p>8.56352221488383E-06</text:p>
          </table:table-cell>
          <table:table-cell table:number-columns-repeated="997"/>
        </table:table-row>
        <table:table-row table:style-name="ro1">
          <table:table-cell office:value-type="float" office:value="0.00285434909164906" calcext:value-type="float">
            <text:p>0.002854349091649</text:p>
          </table:table-cell>
          <table:table-cell/>
          <table:table-cell office:value-type="float" office:value="0.00285434909164906" calcext:value-type="float">
            <text:p>0.002854349091649</text:p>
          </table:table-cell>
          <table:table-cell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E120]-[.A120])/[.A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I120]-[.E120])/[.E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3" table:formula="of:=([.M120]-[.I120])/[.I12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0]-[.A120]; 2)" office:value-type="float" office:value="0" calcext:value-type="float">
            <text:p>0</text:p>
          </table:table-cell>
          <table:table-cell table:formula="of:=POWER([.I120]-[.E120];2)" office:value-type="float" office:value="0" calcext:value-type="float">
            <text:p>0</text:p>
          </table:table-cell>
          <table:table-cell table:formula="of:=POWER([.M120]-[.I120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/>
          <table:table-cell office:value-type="float" office:value="3.76549959182739" calcext:value-type="float">
            <text:p>3.76549959182739</text:p>
          </table:table-cell>
          <table:table-cell/>
          <table:table-cell office:value-type="float" office:value="2.58709764480591" calcext:value-type="float">
            <text:p>2.58709764480591</text:p>
          </table:table-cell>
          <table:table-cell/>
          <table:table-cell table:style-name="ce2" table:formula="of:=([.E121]-[.A121])/[.A121]%" office:value-type="float" office:value="27.815042023429" calcext:value-type="float">
            <text:p>27.815042023429</text:p>
          </table:table-cell>
          <table:table-cell table:style-name="ce2"/>
          <table:table-cell office:value-type="float" office:value="3.76504945755005" calcext:value-type="float">
            <text:p>3.76504945755005</text:p>
          </table:table-cell>
          <table:table-cell/>
          <table:table-cell table:style-name="ce2" table:formula="of:=([.I121]-[.E121])/[.E121]%" office:value-type="float" office:value="45.5317879133438" calcext:value-type="float">
            <text:p>45.5317879133438</text:p>
          </table:table-cell>
          <table:table-cell table:style-name="ce2"/>
          <table:table-cell office:value-type="float" office:value="3.77003169059753" calcext:value-type="float">
            <text:p>3.77003169059753</text:p>
          </table:table-cell>
          <table:table-cell/>
          <table:table-cell table:style-name="ce3" table:formula="of:=([.M121]-[.I121])/[.I121]%" office:value-type="float" office:value="0.132328488739747" calcext:value-type="float">
            <text:p>0.132328488739747</text:p>
          </table:table-cell>
          <table:table-cell table:style-name="ce3"/>
          <table:table-cell table:number-columns-repeated="8"/>
          <table:table-cell table:formula="of:=POWER([.E121]-[.A121]; 2)" office:value-type="float" office:value="0.316972180714009" calcext:value-type="float">
            <text:p>0.316972180714009</text:p>
          </table:table-cell>
          <table:table-cell table:formula="of:=POWER([.I121]-[.E121];2)" office:value-type="float" office:value="1.38757047314721" calcext:value-type="float">
            <text:p>1.38757047314721</text:p>
          </table:table-cell>
          <table:table-cell table:formula="of:=POWER([.M121]-[.I121];2)" office:value-type="float" office:value="0.0000248226461394021" calcext:value-type="float">
            <text:p>2.48226461394021E-05</text:p>
          </table:table-cell>
          <table:table-cell table:number-columns-repeated="997"/>
        </table:table-row>
        <table:table-row table:style-name="ro1">
          <table:table-cell office:value-type="float" office:value="0.00300872372463346" calcext:value-type="float">
            <text:p>0.003008723724633</text:p>
          </table:table-cell>
          <table:table-cell/>
          <table:table-cell office:value-type="float" office:value="0.00300872372463346" calcext:value-type="float">
            <text:p>0.003008723724633</text:p>
          </table:table-cell>
          <table:table-cell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E122]-[.A122])/[.A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I122]-[.E122])/[.E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3" table:formula="of:=([.M122]-[.I122])/[.I12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2]-[.A122]; 2)" office:value-type="float" office:value="0" calcext:value-type="float">
            <text:p>0</text:p>
          </table:table-cell>
          <table:table-cell table:formula="of:=POWER([.I122]-[.E122];2)" office:value-type="float" office:value="0" calcext:value-type="float">
            <text:p>0</text:p>
          </table:table-cell>
          <table:table-cell table:formula="of:=POWER([.M122]-[.I122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/>
          <table:table-cell office:value-type="float" office:value="0.000273379468126222" calcext:value-type="float">
            <text:p>0.000273379468126</text:p>
          </table:table-cell>
          <table:table-cell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E123]-[.A123])/[.A123]%" office:value-type="float" office:value="-99.9465021535191" calcext:value-type="float">
            <text:p>-99.9465021535191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I123]-[.E123])/[.E123]%" office:value-type="float" office:value="0" calcext:value-type="float">
            <text:p>0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3" table:formula="of:=([.M123]-[.I123])/[.I12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3]-[.A123]; 2)" office:value-type="float" office:value="0.260852130069916" calcext:value-type="float">
            <text:p>0.260852130069916</text:p>
          </table:table-cell>
          <table:table-cell table:formula="of:=POWER([.I123]-[.E123];2)" office:value-type="float" office:value="0" calcext:value-type="float">
            <text:p>0</text:p>
          </table:table-cell>
          <table:table-cell table:formula="of:=POWER([.M123]-[.I123];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/>
          <table:table-cell office:value-type="float" office:value="-2.5093412399292" calcext:value-type="float">
            <text:p>-2.5093412399292</text:p>
          </table:table-cell>
          <table:table-cell/>
          <table:table-cell office:value-type="float" office:value="-1.49753534793854" calcext:value-type="float">
            <text:p>-1.49753534793854</text:p>
          </table:table-cell>
          <table:table-cell/>
          <table:table-cell table:style-name="ce2" table:formula="of:=([.E124]-[.A124])/[.A124]%" office:value-type="float" office:value="27.008990655481" calcext:value-type="float">
            <text:p>27.008990655481</text:p>
          </table:table-cell>
          <table:table-cell table:style-name="ce2"/>
          <table:table-cell office:value-type="float" office:value="-2.40034341812134" calcext:value-type="float">
            <text:p>-2.40034341812134</text:p>
          </table:table-cell>
          <table:table-cell/>
          <table:table-cell table:style-name="ce2" table:formula="of:=([.I124]-[.E124])/[.E124]%" office:value-type="float" office:value="60.2862611173471" calcext:value-type="float">
            <text:p>60.2862611173471</text:p>
          </table:table-cell>
          <table:table-cell table:style-name="ce2"/>
          <table:table-cell office:value-type="float" office:value="-2.48061847686768" calcext:value-type="float">
            <text:p>-2.48061847686768</text:p>
          </table:table-cell>
          <table:table-cell/>
          <table:table-cell table:style-name="ce3" table:formula="of:=([.M124]-[.I124])/[.I124]%" office:value-type="float" office:value="3.34431557335941" calcext:value-type="float">
            <text:p>3.34431557335941</text:p>
          </table:table-cell>
          <table:table-cell table:style-name="ce3"/>
          <table:table-cell table:number-columns-repeated="8"/>
          <table:table-cell table:formula="of:=POWER([.E124]-[.A124]; 2)" office:value-type="float" office:value="0.10141494149343" calcext:value-type="float">
            <text:p>0.10141494149343</text:p>
          </table:table-cell>
          <table:table-cell table:formula="of:=POWER([.I124]-[.E124];2)" office:value-type="float" office:value="0.815062411587192" calcext:value-type="float">
            <text:p>0.815062411587192</text:p>
          </table:table-cell>
          <table:table-cell table:formula="of:=POWER([.M124]-[.I124];2)" office:value-type="float" office:value="0.00644408505672828" calcext:value-type="float">
            <text:p>0.006444085056728</text:p>
          </table:table-cell>
          <table:table-cell table:number-columns-repeated="997"/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/>
          <table:table-cell office:value-type="float" office:value="0.0878913477063179" calcext:value-type="float">
            <text:p>0.087891347706318</text:p>
          </table:table-cell>
          <table:table-cell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E125]-[.A125])/[.A125]%" office:value-type="float" office:value="-75.2158006543583" calcext:value-type="float">
            <text:p>-75.2158006543583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I125]-[.E125])/[.E125]%" office:value-type="float" office:value="0" calcext:value-type="float">
            <text:p>0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3" table:formula="of:=([.M125]-[.I125])/[.I12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5]-[.A125]; 2)" office:value-type="float" office:value="0.0711476608710895" calcext:value-type="float">
            <text:p>0.07114766087109</text:p>
          </table:table-cell>
          <table:table-cell table:formula="of:=POWER([.I125]-[.E125];2)" office:value-type="float" office:value="0" calcext:value-type="float">
            <text:p>0</text:p>
          </table:table-cell>
          <table:table-cell table:formula="of:=POWER([.M125]-[.I125];2)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7-12-14T12:40:41Z</meta:creation-date>
    <dc:date>2017-12-20T12:01:38.079783383</dc:date>
    <meta:editing-cycles>6</meta:editing-cycles>
    <meta:editing-duration>PT19M39S</meta:editing-duration>
    <meta:document-statistic meta:table-count="1" meta:cell-count="1800" meta:object-count="0"/>
  </office:meta>
</office:document-meta>
</file>